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1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hase 1</text:p>
          </table:table-cell>
          <table:covered-table-cell table:number-columns-repeated="3" table:style-name="ce2"/>
          <table:table-cell table:number-columns-repeated="4"/>
          <table:table-cell table:style-name="ce1" office:value-type="string" calcext:value-type="string" table:number-columns-spanned="3" table:number-rows-spanned="1">
            <text:p>Phase 2</text:p>
          </table:table-cell>
          <table:covered-table-cell table:number-columns-repeated="2"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ercent</text:p>
          </table:table-cell>
          <table:table-cell table:style-name="ce2" office:value-type="string" calcext:value-type="string">
            <text:p>Total time (sec)</text:p>
          </table:table-cell>
          <table:table-cell table:style-name="ce2" office:value-type="string" calcext:value-type="string">
            <text:p>Step time</text:p>
          </table:table-cell>
          <table:table-cell table:style-name="ce2" office:value-type="string" calcext:value-type="string">
            <text:p>Step difference</text:p>
          </table:table-cell>
          <table:table-cell table:number-columns-repeated="4"/>
          <table:table-cell table:style-name="ce2" office:value-type="string" calcext:value-type="string">
            <text:p>Total time (sec)</text:p>
          </table:table-cell>
          <table:table-cell table:style-name="ce2" office:value-type="string" calcext:value-type="string">
            <text:p>Step time</text:p>
          </table:table-cell>
          <table:table-cell table:style-name="ce2" office:value-type="string" calcext:value-type="string">
            <text:p>Step difference</text:p>
          </table:table-cell>
          <table:table-cell table:style-name="ce2" office:value-type="string" calcext:value-type="string">
            <text:p>P1-P2 difference</text:p>
          </table:table-cell>
          <table:table-cell table:style-name="ce2" office:value-type="string" calcext:value-type="string">
            <text:p>P1-P2 step difference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65.1339839" calcext:value-type="float">
            <text:p>15665.1339839</text:p>
          </table:table-cell>
          <table:table-cell table:formula="of:=[.B4]-[.B3]" office:value-type="float" office:value="15665.1339839" calcext:value-type="float">
            <text:p>15665.1339839</text:p>
          </table:table-cell>
          <table:table-cell table:number-columns-repeated="5"/>
          <table:table-cell office:value-type="float" office:value="15654.5911121" calcext:value-type="float">
            <text:p>15654.5911121</text:p>
          </table:table-cell>
          <table:table-cell table:formula="of:=[.I4]-[.I3]" office:value-type="float" office:value="15654.5911121" calcext:value-type="float">
            <text:p>15654.5911121</text:p>
          </table:table-cell>
          <table:table-cell/>
          <table:table-cell table:formula="of:=[.I4]-[.B4]" office:value-type="float" office:value="-10.5428717999985" calcext:value-type="float">
            <text:p>-10.542871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44.1012628" calcext:value-type="float">
            <text:p>31344.1012628</text:p>
          </table:table-cell>
          <table:table-cell table:formula="of:=[.B5]-[.B4]" office:value-type="float" office:value="15678.9672789" calcext:value-type="float">
            <text:p>15678.9672789</text:p>
          </table:table-cell>
          <table:table-cell table:formula="of:=[.C5]-[.C4]" office:value-type="float" office:value="13.8332950000004" calcext:value-type="float">
            <text:p>13.833295</text:p>
          </table:table-cell>
          <table:table-cell table:number-columns-repeated="4"/>
          <table:table-cell office:value-type="float" office:value="31368.4245" calcext:value-type="float">
            <text:p>31368.4245</text:p>
          </table:table-cell>
          <table:table-cell table:formula="of:=[.I5]-[.I4]" office:value-type="float" office:value="15713.8333879" calcext:value-type="float">
            <text:p>15713.8333879</text:p>
          </table:table-cell>
          <table:table-cell table:formula="of:=[.J5]-[.J4]" office:value-type="float" office:value="59.2422757999993" calcext:value-type="float">
            <text:p>59.2422758</text:p>
          </table:table-cell>
          <table:table-cell table:formula="of:=[.I5]-[.B5]" office:value-type="float" office:value="24.323237200002" calcext:value-type="float">
            <text:p>24.3232372</text:p>
          </table:table-cell>
          <table:table-cell table:formula="of:=[.L5]-[.L4]" office:value-type="float" office:value="34.8661090000005" calcext:value-type="float">
            <text:p>34.86610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069.762327" calcext:value-type="float">
            <text:p>47069.762327</text:p>
          </table:table-cell>
          <table:table-cell table:formula="of:=[.B6]-[.B5]" office:value-type="float" office:value="15725.6610642" calcext:value-type="float">
            <text:p>15725.6610642</text:p>
          </table:table-cell>
          <table:table-cell table:formula="of:=[.C6]-[.C5]" office:value-type="float" office:value="46.6937852999981" calcext:value-type="float">
            <text:p>46.6937853</text:p>
          </table:table-cell>
          <table:table-cell table:number-columns-repeated="4"/>
          <table:table-cell office:value-type="float" office:value="47267.4916301" calcext:value-type="float">
            <text:p>47267.4916301</text:p>
          </table:table-cell>
          <table:table-cell table:formula="of:=[.I6]-[.I5]" office:value-type="float" office:value="15899.0671301" calcext:value-type="float">
            <text:p>15899.0671301</text:p>
          </table:table-cell>
          <table:table-cell table:formula="of:=[.J6]-[.J5]" office:value-type="float" office:value="185.233742199996" calcext:value-type="float">
            <text:p>185.2337422</text:p>
          </table:table-cell>
          <table:table-cell table:formula="of:=[.I6]-[.B6]" office:value-type="float" office:value="197.729303100001" calcext:value-type="float">
            <text:p>197.7293031</text:p>
          </table:table-cell>
          <table:table-cell table:formula="of:=[.L6]-[.L5]" office:value-type="float" office:value="173.406065899999" calcext:value-type="float">
            <text:p>173.4060659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877.6248538" calcext:value-type="float">
            <text:p>62877.6248538</text:p>
          </table:table-cell>
          <table:table-cell table:formula="of:=[.B7]-[.B6]" office:value-type="float" office:value="15807.8625268" calcext:value-type="float">
            <text:p>15807.8625268</text:p>
          </table:table-cell>
          <table:table-cell table:formula="of:=[.C7]-[.C6]" office:value-type="float" office:value="82.2014626000055" calcext:value-type="float">
            <text:p>82.2014626</text:p>
          </table:table-cell>
          <table:table-cell table:number-columns-repeated="4"/>
          <table:table-cell office:value-type="float" office:value="63318.089653" calcext:value-type="float">
            <text:p>63318.089653</text:p>
          </table:table-cell>
          <table:table-cell table:formula="of:=[.I7]-[.I6]" office:value-type="float" office:value="16050.5980229" calcext:value-type="float">
            <text:p>16050.5980229</text:p>
          </table:table-cell>
          <table:table-cell table:formula="of:=[.J7]-[.J6]" office:value-type="float" office:value="151.530892800009" calcext:value-type="float">
            <text:p>151.5308928</text:p>
          </table:table-cell>
          <table:table-cell table:formula="of:=[.I7]-[.B7]" office:value-type="float" office:value="440.464799200003" calcext:value-type="float">
            <text:p>440.4647992</text:p>
          </table:table-cell>
          <table:table-cell table:formula="of:=[.L7]-[.L6]" office:value-type="float" office:value="242.735496100002" calcext:value-type="float">
            <text:p>242.735496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38.882622" calcext:value-type="float">
            <text:p>78938.882622</text:p>
          </table:table-cell>
          <table:table-cell table:formula="of:=[.B8]-[.B7]" office:value-type="float" office:value="16061.2577682" calcext:value-type="float">
            <text:p>16061.2577682</text:p>
          </table:table-cell>
          <table:table-cell table:formula="of:=[.C8]-[.C7]" office:value-type="float" office:value="253.395241400001" calcext:value-type="float">
            <text:p>253.3952414</text:p>
          </table:table-cell>
          <table:table-cell table:number-columns-repeated="4"/>
          <table:table-cell office:value-type="float" office:value="79264.8096941" calcext:value-type="float">
            <text:p>79264.8096941</text:p>
          </table:table-cell>
          <table:table-cell table:formula="of:=[.I8]-[.I7]" office:value-type="float" office:value="15946.7200411" calcext:value-type="float">
            <text:p>15946.7200411</text:p>
          </table:table-cell>
          <table:table-cell table:formula="of:=[.J8]-[.J7]" office:value-type="float" office:value="-103.877981800011" calcext:value-type="float">
            <text:p>-103.8779818</text:p>
          </table:table-cell>
          <table:table-cell table:formula="of:=[.I8]-[.B8]" office:value-type="float" office:value="325.927072099992" calcext:value-type="float">
            <text:p>325.9270721</text:p>
          </table:table-cell>
          <table:table-cell table:formula="of:=[.L8]-[.L7]" office:value-type="float" office:value="-114.537727100011" calcext:value-type="float">
            <text:p>-114.537727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926.473114" calcext:value-type="float">
            <text:p>94926.473114</text:p>
          </table:table-cell>
          <table:table-cell table:formula="of:=[.B9]-[.B8]" office:value-type="float" office:value="15987.590492" calcext:value-type="float">
            <text:p>15987.590492</text:p>
          </table:table-cell>
          <table:table-cell table:formula="of:=[.C9]-[.C8]" office:value-type="float" office:value="-73.6672762000162" calcext:value-type="float">
            <text:p>-73.6672762</text:p>
          </table:table-cell>
          <table:table-cell table:number-columns-repeated="4"/>
          <table:table-cell office:value-type="float" office:value="95194.9884951" calcext:value-type="float">
            <text:p>95194.9884951</text:p>
          </table:table-cell>
          <table:table-cell table:formula="of:=[.I9]-[.I8]" office:value-type="float" office:value="15930.178801" calcext:value-type="float">
            <text:p>15930.178801</text:p>
          </table:table-cell>
          <table:table-cell table:formula="of:=[.J9]-[.J8]" office:value-type="float" office:value="-16.5412400999921" calcext:value-type="float">
            <text:p>-16.5412401</text:p>
          </table:table-cell>
          <table:table-cell table:formula="of:=[.I9]-[.B9]" office:value-type="float" office:value="268.515381100005" calcext:value-type="float">
            <text:p>268.5153811</text:p>
          </table:table-cell>
          <table:table-cell table:formula="of:=[.L9]-[.L8]" office:value-type="float" office:value="-57.4116909999866" calcext:value-type="float">
            <text:p>-57.41169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862.46297" calcext:value-type="float">
            <text:p>110862.46297</text:p>
          </table:table-cell>
          <table:table-cell table:formula="of:=[.B10]-[.B9]" office:value-type="float" office:value="15935.989856" calcext:value-type="float">
            <text:p>15935.989856</text:p>
          </table:table-cell>
          <table:table-cell table:formula="of:=[.C10]-[.C9]" office:value-type="float" office:value="-51.6006359999883" calcext:value-type="float">
            <text:p>-51.600636</text:p>
          </table:table-cell>
          <table:table-cell table:number-columns-repeated="4"/>
          <table:table-cell office:value-type="float" office:value="111165.109539" calcext:value-type="float">
            <text:p>111165.109539</text:p>
          </table:table-cell>
          <table:table-cell table:formula="of:=[.I10]-[.I9]" office:value-type="float" office:value="15970.1210439" calcext:value-type="float">
            <text:p>15970.1210439</text:p>
          </table:table-cell>
          <table:table-cell table:formula="of:=[.J10]-[.J9]" office:value-type="float" office:value="39.9422428999969" calcext:value-type="float">
            <text:p>39.9422429</text:p>
          </table:table-cell>
          <table:table-cell table:formula="of:=[.I10]-[.B10]" office:value-type="float" office:value="302.646569000004" calcext:value-type="float">
            <text:p>302.646569</text:p>
          </table:table-cell>
          <table:table-cell table:formula="of:=[.L10]-[.L9]" office:value-type="float" office:value="34.1311878999986" calcext:value-type="float">
            <text:p>34.1311879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836.765471" calcext:value-type="float">
            <text:p>126836.765471</text:p>
          </table:table-cell>
          <table:table-cell table:formula="of:=[.B11]-[.B10]" office:value-type="float" office:value="15974.302501" calcext:value-type="float">
            <text:p>15974.302501</text:p>
          </table:table-cell>
          <table:table-cell table:formula="of:=[.C11]-[.C10]" office:value-type="float" office:value="38.3126450000127" calcext:value-type="float">
            <text:p>38.312645</text:p>
          </table:table-cell>
          <table:table-cell table:number-columns-repeated="4"/>
          <table:table-cell office:value-type="float" office:value="127244.413509" calcext:value-type="float">
            <text:p>127244.413509</text:p>
          </table:table-cell>
          <table:table-cell table:formula="of:=[.I11]-[.I10]" office:value-type="float" office:value="16079.30397" calcext:value-type="float">
            <text:p>16079.30397</text:p>
          </table:table-cell>
          <table:table-cell table:formula="of:=[.J11]-[.J10]" office:value-type="float" office:value="109.182926100009" calcext:value-type="float">
            <text:p>109.1829261</text:p>
          </table:table-cell>
          <table:table-cell table:formula="of:=[.I11]-[.B11]" office:value-type="float" office:value="407.648037999999" calcext:value-type="float">
            <text:p>407.648038</text:p>
          </table:table-cell>
          <table:table-cell table:formula="of:=[.L11]-[.L10]" office:value-type="float" office:value="105.001468999995" calcext:value-type="float">
            <text:p>105.001469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845.735447" calcext:value-type="float">
            <text:p>142845.735447</text:p>
          </table:table-cell>
          <table:table-cell table:formula="of:=[.B12]-[.B11]" office:value-type="float" office:value="16008.969976" calcext:value-type="float">
            <text:p>16008.969976</text:p>
          </table:table-cell>
          <table:table-cell table:formula="of:=[.C12]-[.C11]" office:value-type="float" office:value="34.6674749999947" calcext:value-type="float">
            <text:p>34.667475</text:p>
          </table:table-cell>
          <table:table-cell table:number-columns-repeated="4"/>
          <table:table-cell office:value-type="float" office:value="143459.739223" calcext:value-type="float">
            <text:p>143459.739223</text:p>
          </table:table-cell>
          <table:table-cell table:formula="of:=[.I12]-[.I11]" office:value-type="float" office:value="16215.325714" calcext:value-type="float">
            <text:p>16215.325714</text:p>
          </table:table-cell>
          <table:table-cell table:formula="of:=[.J12]-[.J11]" office:value-type="float" office:value="136.021743999998" calcext:value-type="float">
            <text:p>136.021744</text:p>
          </table:table-cell>
          <table:table-cell table:formula="of:=[.I12]-[.B12]" office:value-type="float" office:value="614.003775999998" calcext:value-type="float">
            <text:p>614.003776</text:p>
          </table:table-cell>
          <table:table-cell table:formula="of:=[.L12]-[.L11]" office:value-type="float" office:value="206.355737999998" calcext:value-type="float">
            <text:p>206.355738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048.078477" calcext:value-type="float">
            <text:p>159048.078477</text:p>
          </table:table-cell>
          <table:table-cell table:formula="of:=[.B13]-[.B12]" office:value-type="float" office:value="16202.34303" calcext:value-type="float">
            <text:p>16202.34303</text:p>
          </table:table-cell>
          <table:table-cell table:formula="of:=[.C13]-[.C12]" office:value-type="float" office:value="193.373053999982" calcext:value-type="float">
            <text:p>193.373054</text:p>
          </table:table-cell>
          <table:table-cell/>
          <table:table-cell table:style-name="ce2" office:value-type="string" calcext:value-type="string">
            <text:p>Average step time:</text:p>
          </table:table-cell>
          <table:table-cell table:formula="of:=AVERAGE([.C4:.C103])" office:value-type="float" office:value="17444.7110853" calcext:value-type="float">
            <text:p>17444.7110853</text:p>
          </table:table-cell>
          <table:table-cell table:style-name="Default"/>
          <table:table-cell office:value-type="float" office:value="159676.809254" calcext:value-type="float">
            <text:p>159676.809254</text:p>
          </table:table-cell>
          <table:table-cell table:formula="of:=[.I13]-[.I12]" office:value-type="float" office:value="16217.070031" calcext:value-type="float">
            <text:p>16217.070031</text:p>
          </table:table-cell>
          <table:table-cell table:formula="of:=[.J13]-[.J12]" office:value-type="float" office:value="1.74431699997513" calcext:value-type="float">
            <text:p>1.744317</text:p>
          </table:table-cell>
          <table:table-cell table:formula="of:=[.I13]-[.B13]" office:value-type="float" office:value="628.73077699999" calcext:value-type="float">
            <text:p>628.730777</text:p>
          </table:table-cell>
          <table:table-cell table:formula="of:=[.L13]-[.L12]" office:value-type="float" office:value="14.727000999992" calcext:value-type="float">
            <text:p>14.727001</text:p>
          </table:table-cell>
          <table:table-cell table:style-name="ce2" office:value-type="string" calcext:value-type="string">
            <text:p>Average step time:</text:p>
          </table:table-cell>
          <table:table-cell table:formula="of:=AVERAGE([.J4:.J103])" office:value-type="float" office:value="18009.9407801031" calcext:value-type="float">
            <text:p>18009.9407801031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383.634716" calcext:value-type="float">
            <text:p>175383.634716</text:p>
          </table:table-cell>
          <table:table-cell table:formula="of:=[.B14]-[.B13]" office:value-type="float" office:value="16335.556239" calcext:value-type="float">
            <text:p>16335.556239</text:p>
          </table:table-cell>
          <table:table-cell table:formula="of:=[.C14]-[.C13]" office:value-type="float" office:value="133.213209000009" calcext:value-type="float">
            <text:p>133.213209</text:p>
          </table:table-cell>
          <table:table-cell/>
          <table:table-cell table:style-name="ce2" office:value-type="string" calcext:value-type="string">
            <text:p>Average step difference:</text:p>
          </table:table-cell>
          <table:table-cell table:formula="of:=AVERAGE([.D5:.D103])" office:value-type="float" office:value="39.1725924858605" calcext:value-type="float">
            <text:p>39.1725924859</text:p>
          </table:table-cell>
          <table:table-cell/>
          <table:table-cell office:value-type="float" office:value="175795.272671" calcext:value-type="float">
            <text:p>175795.272671</text:p>
          </table:table-cell>
          <table:table-cell table:formula="of:=[.I14]-[.I13]" office:value-type="float" office:value="16118.463417" calcext:value-type="float">
            <text:p>16118.463417</text:p>
          </table:table-cell>
          <table:table-cell table:formula="of:=[.J14]-[.J13]" office:value-type="float" office:value="-98.6066139999602" calcext:value-type="float">
            <text:p>-98.606614</text:p>
          </table:table-cell>
          <table:table-cell table:formula="of:=[.I14]-[.B14]" office:value-type="float" office:value="411.637955000013" calcext:value-type="float">
            <text:p>411.637955</text:p>
          </table:table-cell>
          <table:table-cell table:formula="of:=[.L14]-[.L13]" office:value-type="float" office:value="-217.092821999977" calcext:value-type="float">
            <text:p>-217.092822</text:p>
          </table:table-cell>
          <table:table-cell table:style-name="ce2" office:value-type="string" calcext:value-type="string">
            <text:p>Average step difference:</text:p>
          </table:table-cell>
          <table:table-cell table:formula="of:=AVERAGE([.K5:.K103])" office:value-type="float" office:value="33.4273044572916" calcext:value-type="float">
            <text:p>33.4273044573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1480.603382" calcext:value-type="float">
            <text:p>191480.603382</text:p>
          </table:table-cell>
          <table:table-cell table:formula="of:=[.B15]-[.B14]" office:value-type="float" office:value="16096.968666" calcext:value-type="float">
            <text:p>16096.968666</text:p>
          </table:table-cell>
          <table:table-cell table:formula="of:=[.C15]-[.C14]" office:value-type="float" office:value="-238.587572999997" calcext:value-type="float">
            <text:p>-238.587573</text:p>
          </table:table-cell>
          <table:table-cell table:number-columns-repeated="4"/>
          <table:table-cell office:value-type="float" office:value="191946.825948" calcext:value-type="float">
            <text:p>191946.825948</text:p>
          </table:table-cell>
          <table:table-cell table:formula="of:=[.I15]-[.I14]" office:value-type="float" office:value="16151.553277" calcext:value-type="float">
            <text:p>16151.553277</text:p>
          </table:table-cell>
          <table:table-cell table:formula="of:=[.J15]-[.J14]" office:value-type="float" office:value="33.0898599999782" calcext:value-type="float">
            <text:p>33.08986</text:p>
          </table:table-cell>
          <table:table-cell table:formula="of:=[.I15]-[.B15]" office:value-type="float" office:value="466.222566000011" calcext:value-type="float">
            <text:p>466.222566</text:p>
          </table:table-cell>
          <table:table-cell table:formula="of:=[.L15]-[.L14]" office:value-type="float" office:value="54.5846109999984" calcext:value-type="float">
            <text:p>54.584611</text:p>
          </table:table-cell>
          <table:table-cell table:style-name="ce2" office:value-type="string" calcext:value-type="string">
            <text:p>Average P1-P2 difference:</text:p>
          </table:table-cell>
          <table:table-cell table:formula="of:=AVERAGE([.M5:.M103])" office:value-type="float" office:value="631.494640456252" calcext:value-type="float">
            <text:p>631.494640456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610.407935" calcext:value-type="float">
            <text:p>207610.407935</text:p>
          </table:table-cell>
          <table:table-cell table:formula="of:=[.B16]-[.B15]" office:value-type="float" office:value="16129.804553" calcext:value-type="float">
            <text:p>16129.804553</text:p>
          </table:table-cell>
          <table:table-cell table:formula="of:=[.C16]-[.C15]" office:value-type="float" office:value="32.8358869999938" calcext:value-type="float">
            <text:p>32.835887</text:p>
          </table:table-cell>
          <table:table-cell table:number-columns-repeated="4"/>
          <table:table-cell office:value-type="float" office:value="208139.312851" calcext:value-type="float">
            <text:p>208139.312851</text:p>
          </table:table-cell>
          <table:table-cell table:formula="of:=[.I16]-[.I15]" office:value-type="float" office:value="16192.486903" calcext:value-type="float">
            <text:p>16192.486903</text:p>
          </table:table-cell>
          <table:table-cell table:formula="of:=[.J16]-[.J15]" office:value-type="float" office:value="40.9336259999836" calcext:value-type="float">
            <text:p>40.933626</text:p>
          </table:table-cell>
          <table:table-cell table:formula="of:=[.I16]-[.B16]" office:value-type="float" office:value="528.904916" calcext:value-type="float">
            <text:p>528.904916</text:p>
          </table:table-cell>
          <table:table-cell table:formula="of:=[.L16]-[.L15]" office:value-type="float" office:value="62.6823499999882" calcext:value-type="float">
            <text:p>62.6823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3776.600992" calcext:value-type="float">
            <text:p>223776.600992</text:p>
          </table:table-cell>
          <table:table-cell table:formula="of:=[.B17]-[.B16]" office:value-type="float" office:value="16166.193057" calcext:value-type="float">
            <text:p>16166.193057</text:p>
          </table:table-cell>
          <table:table-cell table:formula="of:=[.C17]-[.C16]" office:value-type="float" office:value="36.3885040000023" calcext:value-type="float">
            <text:p>36.388504</text:p>
          </table:table-cell>
          <table:table-cell table:number-columns-repeated="4"/>
          <table:table-cell office:value-type="float" office:value="224607.986909" calcext:value-type="float">
            <text:p>224607.986909</text:p>
          </table:table-cell>
          <table:table-cell table:formula="of:=[.I17]-[.I16]" office:value-type="float" office:value="16468.674058" calcext:value-type="float">
            <text:p>16468.674058</text:p>
          </table:table-cell>
          <table:table-cell table:formula="of:=[.J17]-[.J16]" office:value-type="float" office:value="276.187155000021" calcext:value-type="float">
            <text:p>276.187155</text:p>
          </table:table-cell>
          <table:table-cell table:formula="of:=[.I17]-[.B17]" office:value-type="float" office:value="831.385917000007" calcext:value-type="float">
            <text:p>831.385917</text:p>
          </table:table-cell>
          <table:table-cell table:formula="of:=[.L17]-[.L16]" office:value-type="float" office:value="302.481001000007" calcext:value-type="float">
            <text:p>302.48100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9985.547639" calcext:value-type="float">
            <text:p>239985.547639</text:p>
          </table:table-cell>
          <table:table-cell table:formula="of:=[.B18]-[.B17]" office:value-type="float" office:value="16208.946647" calcext:value-type="float">
            <text:p>16208.946647</text:p>
          </table:table-cell>
          <table:table-cell table:formula="of:=[.C18]-[.C17]" office:value-type="float" office:value="42.7535900000075" calcext:value-type="float">
            <text:p>42.75359</text:p>
          </table:table-cell>
          <table:table-cell table:number-columns-repeated="4"/>
          <table:table-cell office:value-type="float" office:value="241066.487263" calcext:value-type="float">
            <text:p>241066.487263</text:p>
          </table:table-cell>
          <table:table-cell table:formula="of:=[.I18]-[.I17]" office:value-type="float" office:value="16458.500354" calcext:value-type="float">
            <text:p>16458.500354</text:p>
          </table:table-cell>
          <table:table-cell table:formula="of:=[.J18]-[.J17]" office:value-type="float" office:value="-10.1737040000153" calcext:value-type="float">
            <text:p>-10.173704</text:p>
          </table:table-cell>
          <table:table-cell table:formula="of:=[.I18]-[.B18]" office:value-type="float" office:value="1080.93962399999" calcext:value-type="float">
            <text:p>1080.939624</text:p>
          </table:table-cell>
          <table:table-cell table:formula="of:=[.L18]-[.L17]" office:value-type="float" office:value="249.553706999985" calcext:value-type="float">
            <text:p>249.553707</text:p>
          </table:table-cell>
          <table:table-cell table:style-name="ce2" office:value-type="string" calcext:value-type="string">
            <text:p>Seed:</text:p>
          </table:table-cell>
          <table:table-cell table:formula="of:=MAX([.I5:.I103])" office:value-type="float" office:value="1746964.25567" calcext:value-type="float">
            <text:p>1746964.2556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232.098042" calcext:value-type="float">
            <text:p>256232.098042</text:p>
          </table:table-cell>
          <table:table-cell table:formula="of:=[.B19]-[.B18]" office:value-type="float" office:value="16246.550403" calcext:value-type="float">
            <text:p>16246.550403</text:p>
          </table:table-cell>
          <table:table-cell table:formula="of:=[.C19]-[.C18]" office:value-type="float" office:value="37.6037559999968" calcext:value-type="float">
            <text:p>37.603756</text:p>
          </table:table-cell>
          <table:table-cell table:number-columns-repeated="4"/>
          <table:table-cell office:value-type="float" office:value="257356.819659" calcext:value-type="float">
            <text:p>257356.819659</text:p>
          </table:table-cell>
          <table:table-cell table:formula="of:=[.I19]-[.I18]" office:value-type="float" office:value="16290.332396" calcext:value-type="float">
            <text:p>16290.332396</text:p>
          </table:table-cell>
          <table:table-cell table:formula="of:=[.J19]-[.J18]" office:value-type="float" office:value="-168.167957999976" calcext:value-type="float">
            <text:p>-168.167958</text:p>
          </table:table-cell>
          <table:table-cell table:formula="of:=[.I19]-[.B19]" office:value-type="float" office:value="1124.721617" calcext:value-type="float">
            <text:p>1124.721617</text:p>
          </table:table-cell>
          <table:table-cell table:formula="of:=[.L19]-[.L18]" office:value-type="float" office:value="43.7819930000114" calcext:value-type="float">
            <text:p>43.781993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520.734788" calcext:value-type="float">
            <text:p>272520.734788</text:p>
          </table:table-cell>
          <table:table-cell table:formula="of:=[.B20]-[.B19]" office:value-type="float" office:value="16288.636746" calcext:value-type="float">
            <text:p>16288.636746</text:p>
          </table:table-cell>
          <table:table-cell table:formula="of:=[.C20]-[.C19]" office:value-type="float" office:value="42.0863430000027" calcext:value-type="float">
            <text:p>42.086343</text:p>
          </table:table-cell>
          <table:table-cell table:number-columns-repeated="4"/>
          <table:table-cell office:value-type="float" office:value="273677.499862" calcext:value-type="float">
            <text:p>273677.499862</text:p>
          </table:table-cell>
          <table:table-cell table:formula="of:=[.I20]-[.I19]" office:value-type="float" office:value="16320.680203" calcext:value-type="float">
            <text:p>16320.680203</text:p>
          </table:table-cell>
          <table:table-cell table:formula="of:=[.J20]-[.J19]" office:value-type="float" office:value="30.3478069999837" calcext:value-type="float">
            <text:p>30.347807</text:p>
          </table:table-cell>
          <table:table-cell table:formula="of:=[.I20]-[.B20]" office:value-type="float" office:value="1156.765074" calcext:value-type="float">
            <text:p>1156.765074</text:p>
          </table:table-cell>
          <table:table-cell table:formula="of:=[.L20]-[.L19]" office:value-type="float" office:value="32.0434569999925" calcext:value-type="float">
            <text:p>32.043457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853.910714" calcext:value-type="float">
            <text:p>288853.910714</text:p>
          </table:table-cell>
          <table:table-cell table:formula="of:=[.B21]-[.B20]" office:value-type="float" office:value="16333.175926" calcext:value-type="float">
            <text:p>16333.175926</text:p>
          </table:table-cell>
          <table:table-cell table:formula="of:=[.C21]-[.C20]" office:value-type="float" office:value="44.5391799999925" calcext:value-type="float">
            <text:p>44.53918</text:p>
          </table:table-cell>
          <table:table-cell table:number-columns-repeated="4"/>
          <table:table-cell office:value-type="float" office:value="290033.841447" calcext:value-type="float">
            <text:p>290033.841447</text:p>
          </table:table-cell>
          <table:table-cell table:formula="of:=[.I21]-[.I20]" office:value-type="float" office:value="16356.341585" calcext:value-type="float">
            <text:p>16356.341585</text:p>
          </table:table-cell>
          <table:table-cell table:formula="of:=[.J21]-[.J20]" office:value-type="float" office:value="35.6613819999911" calcext:value-type="float">
            <text:p>35.661382</text:p>
          </table:table-cell>
          <table:table-cell table:formula="of:=[.I21]-[.B21]" office:value-type="float" office:value="1179.93073299999" calcext:value-type="float">
            <text:p>1179.930733</text:p>
          </table:table-cell>
          <table:table-cell table:formula="of:=[.L21]-[.L20]" office:value-type="float" office:value="23.1656589999911" calcext:value-type="float">
            <text:p>23.165659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222.403947" calcext:value-type="float">
            <text:p>305222.403947</text:p>
          </table:table-cell>
          <table:table-cell table:formula="of:=[.B22]-[.B21]" office:value-type="float" office:value="16368.493233" calcext:value-type="float">
            <text:p>16368.493233</text:p>
          </table:table-cell>
          <table:table-cell table:formula="of:=[.C22]-[.C21]" office:value-type="float" office:value="35.3173069999902" calcext:value-type="float">
            <text:p>35.317307</text:p>
          </table:table-cell>
          <table:table-cell table:number-columns-repeated="4"/>
          <table:table-cell office:value-type="float" office:value="306425.517819" calcext:value-type="float">
            <text:p>306425.517819</text:p>
          </table:table-cell>
          <table:table-cell table:formula="of:=[.I22]-[.I21]" office:value-type="float" office:value="16391.676372" calcext:value-type="float">
            <text:p>16391.676372</text:p>
          </table:table-cell>
          <table:table-cell table:formula="of:=[.J22]-[.J21]" office:value-type="float" office:value="35.3347870000289" calcext:value-type="float">
            <text:p>35.334787</text:p>
          </table:table-cell>
          <table:table-cell table:formula="of:=[.I22]-[.B22]" office:value-type="float" office:value="1203.11387200002" calcext:value-type="float">
            <text:p>1203.113872</text:p>
          </table:table-cell>
          <table:table-cell table:formula="of:=[.L22]-[.L21]" office:value-type="float" office:value="23.1831390000298" calcext:value-type="float">
            <text:p>23.183139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1619.101343" calcext:value-type="float">
            <text:p>321619.101343</text:p>
          </table:table-cell>
          <table:table-cell table:formula="of:=[.B23]-[.B22]" office:value-type="float" office:value="16396.697396" calcext:value-type="float">
            <text:p>16396.697396</text:p>
          </table:table-cell>
          <table:table-cell table:formula="of:=[.C23]-[.C22]" office:value-type="float" office:value="28.2041630000458" calcext:value-type="float">
            <text:p>28.204163</text:p>
          </table:table-cell>
          <table:table-cell table:number-columns-repeated="4"/>
          <table:table-cell office:value-type="float" office:value="322855.542533" calcext:value-type="float">
            <text:p>322855.542533</text:p>
          </table:table-cell>
          <table:table-cell table:formula="of:=[.I23]-[.I22]" office:value-type="float" office:value="16430.024714" calcext:value-type="float">
            <text:p>16430.024714</text:p>
          </table:table-cell>
          <table:table-cell table:formula="of:=[.J23]-[.J22]" office:value-type="float" office:value="38.3483419999829" calcext:value-type="float">
            <text:p>38.348342</text:p>
          </table:table-cell>
          <table:table-cell table:formula="of:=[.I23]-[.B23]" office:value-type="float" office:value="1236.44118999998" calcext:value-type="float">
            <text:p>1236.44119</text:p>
          </table:table-cell>
          <table:table-cell table:formula="of:=[.L23]-[.L22]" office:value-type="float" office:value="33.3273179999669" calcext:value-type="float">
            <text:p>33.327318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8051.746725" calcext:value-type="float">
            <text:p>338051.746725</text:p>
          </table:table-cell>
          <table:table-cell table:formula="of:=[.B24]-[.B23]" office:value-type="float" office:value="16432.645382" calcext:value-type="float">
            <text:p>16432.645382</text:p>
          </table:table-cell>
          <table:table-cell table:formula="of:=[.C24]-[.C23]" office:value-type="float" office:value="35.9479859999265" calcext:value-type="float">
            <text:p>35.9479859999</text:p>
          </table:table-cell>
          <table:table-cell table:number-columns-repeated="4"/>
          <table:table-cell office:value-type="float" office:value="339328.580666" calcext:value-type="float">
            <text:p>339328.580666</text:p>
          </table:table-cell>
          <table:table-cell table:formula="of:=[.I24]-[.I23]" office:value-type="float" office:value="16473.038133" calcext:value-type="float">
            <text:p>16473.038133</text:p>
          </table:table-cell>
          <table:table-cell table:formula="of:=[.J24]-[.J23]" office:value-type="float" office:value="43.0134190000244" calcext:value-type="float">
            <text:p>43.013419</text:p>
          </table:table-cell>
          <table:table-cell table:formula="of:=[.I24]-[.B24]" office:value-type="float" office:value="1276.83394100005" calcext:value-type="float">
            <text:p>1276.8339410001</text:p>
          </table:table-cell>
          <table:table-cell table:formula="of:=[.L24]-[.L23]" office:value-type="float" office:value="40.3927510000649" calcext:value-type="float">
            <text:p>40.392751000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4510.176966" calcext:value-type="float">
            <text:p>354510.176966</text:p>
          </table:table-cell>
          <table:table-cell table:formula="of:=[.B25]-[.B24]" office:value-type="float" office:value="16458.430241" calcext:value-type="float">
            <text:p>16458.430241</text:p>
          </table:table-cell>
          <table:table-cell table:formula="of:=[.C25]-[.C24]" office:value-type="float" office:value="25.7848590000649" calcext:value-type="float">
            <text:p>25.7848590001</text:p>
          </table:table-cell>
          <table:table-cell table:number-columns-repeated="4"/>
          <table:table-cell office:value-type="float" office:value="355829.325235" calcext:value-type="float">
            <text:p>355829.325235</text:p>
          </table:table-cell>
          <table:table-cell table:formula="of:=[.I25]-[.I24]" office:value-type="float" office:value="16500.744569" calcext:value-type="float">
            <text:p>16500.744569</text:p>
          </table:table-cell>
          <table:table-cell table:formula="of:=[.J25]-[.J24]" office:value-type="float" office:value="27.7064359999495" calcext:value-type="float">
            <text:p>27.7064359999</text:p>
          </table:table-cell>
          <table:table-cell table:formula="of:=[.I25]-[.B25]" office:value-type="float" office:value="1319.148269" calcext:value-type="float">
            <text:p>1319.148269</text:p>
          </table:table-cell>
          <table:table-cell table:formula="of:=[.L25]-[.L24]" office:value-type="float" office:value="42.3143279999495" calcext:value-type="float">
            <text:p>42.3143279999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966.635969" calcext:value-type="float">
            <text:p>370966.635969</text:p>
          </table:table-cell>
          <table:table-cell table:formula="of:=[.B26]-[.B25]" office:value-type="float" office:value="16456.459003" calcext:value-type="float">
            <text:p>16456.459003</text:p>
          </table:table-cell>
          <table:table-cell table:formula="of:=[.C26]-[.C25]" office:value-type="float" office:value="-1.97123800002737" calcext:value-type="float">
            <text:p>-1.971238</text:p>
          </table:table-cell>
          <table:table-cell table:number-columns-repeated="4"/>
          <table:table-cell office:value-type="float" office:value="372360.410639" calcext:value-type="float">
            <text:p>372360.410639</text:p>
          </table:table-cell>
          <table:table-cell table:formula="of:=[.I26]-[.I25]" office:value-type="float" office:value="16531.085404" calcext:value-type="float">
            <text:p>16531.085404</text:p>
          </table:table-cell>
          <table:table-cell table:formula="of:=[.J26]-[.J25]" office:value-type="float" office:value="30.3408350000391" calcext:value-type="float">
            <text:p>30.340835</text:p>
          </table:table-cell>
          <table:table-cell table:formula="of:=[.I26]-[.B26]" office:value-type="float" office:value="1393.77467000001" calcext:value-type="float">
            <text:p>1393.77467</text:p>
          </table:table-cell>
          <table:table-cell table:formula="of:=[.L26]-[.L25]" office:value-type="float" office:value="74.6264010000159" calcext:value-type="float">
            <text:p>74.626401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445.721661" calcext:value-type="float">
            <text:p>387445.721661</text:p>
          </table:table-cell>
          <table:table-cell table:formula="of:=[.B27]-[.B26]" office:value-type="float" office:value="16479.085692" calcext:value-type="float">
            <text:p>16479.085692</text:p>
          </table:table-cell>
          <table:table-cell table:formula="of:=[.C27]-[.C26]" office:value-type="float" office:value="22.626688999997" calcext:value-type="float">
            <text:p>22.626689</text:p>
          </table:table-cell>
          <table:table-cell table:style-name="ce2" office:value-type="string" calcext:value-type="string">
            <text:p>Projected</text:p>
          </table:table-cell>
          <table:table-cell table:style-name="ce2" office:value-type="string" calcext:value-type="string">
            <text:p>Projected step tim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Step Error</text:p>
          </table:table-cell>
          <table:table-cell office:value-type="float" office:value="388931.172818" calcext:value-type="float">
            <text:p>388931.172818</text:p>
          </table:table-cell>
          <table:table-cell table:formula="of:=[.I27]-[.I26]" office:value-type="float" office:value="16570.762179" calcext:value-type="float">
            <text:p>16570.762179</text:p>
          </table:table-cell>
          <table:table-cell table:formula="of:=[.J27]-[.J26]" office:value-type="float" office:value="39.6767749999999" calcext:value-type="float">
            <text:p>39.676775</text:p>
          </table:table-cell>
          <table:table-cell table:formula="of:=[.I27]-[.B27]" office:value-type="float" office:value="1485.45115700003" calcext:value-type="float">
            <text:p>1485.451157</text:p>
          </table:table-cell>
          <table:table-cell table:formula="of:=[.L27]-[.L26]" office:value-type="float" office:value="91.6764870000188" calcext:value-type="float">
            <text:p>91.676487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4015.361067" calcext:value-type="float">
            <text:p>404015.361067</text:p>
          </table:table-cell>
          <table:table-cell table:formula="of:=[.B28]-[.B27]" office:value-type="float" office:value="16569.639406" calcext:value-type="float">
            <text:p>16569.639406</text:p>
          </table:table-cell>
          <table:table-cell table:formula="of:=[.C28]-[.C27]" office:value-type="float" office:value="90.5537140000379" calcext:value-type="float">
            <text:p>90.553714</text:p>
          </table:table-cell>
          <table:table-cell table:style-name="Default" table:formula="of:=[.B27]+[.F28]" office:value-type="float" office:value="403963.979945486" calcext:value-type="float">
            <text:p>403963.979945486</text:p>
          </table:table-cell>
          <table:table-cell table:formula="of:=[.C27]+[.G14]" office:value-type="float" office:value="16518.2582844859" calcext:value-type="float">
            <text:p>16518.2582844859</text:p>
          </table:table-cell>
          <table:table-cell table:formula="of:=[.B28]-[.E28]" office:value-type="float" office:value="51.3811215141905" calcext:value-type="float">
            <text:p>51.3811215142</text:p>
          </table:table-cell>
          <table:table-cell table:formula="of:=[.C28]-[.F28]" office:value-type="float" office:value="51.3811215141759" calcext:value-type="float">
            <text:p>51.3811215142</text:p>
          </table:table-cell>
          <table:table-cell office:value-type="float" office:value="405531.187448" calcext:value-type="float">
            <text:p>405531.187448</text:p>
          </table:table-cell>
          <table:table-cell table:formula="of:=[.I28]-[.I27]" office:value-type="float" office:value="16600.01463" calcext:value-type="float">
            <text:p>16600.01463</text:p>
          </table:table-cell>
          <table:table-cell table:formula="of:=[.J28]-[.J27]" office:value-type="float" office:value="29.2524509999785" calcext:value-type="float">
            <text:p>29.252451</text:p>
          </table:table-cell>
          <table:table-cell table:formula="of:=[.I28]-[.B28]" office:value-type="float" office:value="1515.82638099999" calcext:value-type="float">
            <text:p>1515.826381</text:p>
          </table:table-cell>
          <table:table-cell table:formula="of:=[.L28]-[.L27]" office:value-type="float" office:value="30.3752239999594" calcext:value-type="float">
            <text:p>30.375224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0724.104568" calcext:value-type="float">
            <text:p>420724.104568</text:p>
          </table:table-cell>
          <table:table-cell table:formula="of:=[.B29]-[.B28]" office:value-type="float" office:value="16708.743501" calcext:value-type="float">
            <text:p>16708.743501</text:p>
          </table:table-cell>
          <table:table-cell table:formula="of:=[.C29]-[.C28]" office:value-type="float" office:value="139.104094999959" calcext:value-type="float">
            <text:p>139.104095</text:p>
          </table:table-cell>
          <table:table-cell table:formula="of:=[.E28]+[.F29]" office:value-type="float" office:value="420521.410822458" calcext:value-type="float">
            <text:p>420521.410822458</text:p>
          </table:table-cell>
          <table:table-cell table:formula="of:=[.F28]+[.$G$14]" office:value-type="float" office:value="16557.4308769717" calcext:value-type="float">
            <text:p>16557.4308769717</text:p>
          </table:table-cell>
          <table:table-cell table:formula="of:=[.B29]-[.E29]" office:value-type="float" office:value="202.693745542492" calcext:value-type="float">
            <text:p>202.6937455425</text:p>
          </table:table-cell>
          <table:table-cell table:formula="of:=[.C29]-[.F29]" office:value-type="float" office:value="151.312624028273" calcext:value-type="float">
            <text:p>151.3126240283</text:p>
          </table:table-cell>
          <table:table-cell office:value-type="float" office:value="422172.414675" calcext:value-type="float">
            <text:p>422172.414675</text:p>
          </table:table-cell>
          <table:table-cell table:formula="of:=[.I29]-[.I28]" office:value-type="float" office:value="16641.227227" calcext:value-type="float">
            <text:p>16641.227227</text:p>
          </table:table-cell>
          <table:table-cell table:formula="of:=[.J29]-[.J28]" office:value-type="float" office:value="41.2125970000052" calcext:value-type="float">
            <text:p>41.212597</text:p>
          </table:table-cell>
          <table:table-cell table:formula="of:=[.I29]-[.B29]" office:value-type="float" office:value="1448.310107" calcext:value-type="float">
            <text:p>1448.310107</text:p>
          </table:table-cell>
          <table:table-cell table:formula="of:=[.L29]-[.L28]" office:value-type="float" office:value="-67.5162739999942" calcext:value-type="float">
            <text:p>-67.516274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7551.681501" calcext:value-type="float">
            <text:p>437551.681501</text:p>
          </table:table-cell>
          <table:table-cell table:formula="of:=[.B30]-[.B29]" office:value-type="float" office:value="16827.576933" calcext:value-type="float">
            <text:p>16827.576933</text:p>
          </table:table-cell>
          <table:table-cell table:formula="of:=[.C30]-[.C29]" office:value-type="float" office:value="118.833432000014" calcext:value-type="float">
            <text:p>118.833432</text:p>
          </table:table-cell>
          <table:table-cell table:formula="of:=[.E29]+[.F30]" office:value-type="float" office:value="437118.014291915" calcext:value-type="float">
            <text:p>437118.014291915</text:p>
          </table:table-cell>
          <table:table-cell table:formula="of:=[.F29]+[.$G$14]" office:value-type="float" office:value="16596.6034694576" calcext:value-type="float">
            <text:p>16596.6034694576</text:p>
          </table:table-cell>
          <table:table-cell table:formula="of:=[.B30]-[.E30]" office:value-type="float" office:value="433.667209084902" calcext:value-type="float">
            <text:p>433.6672090849</text:p>
          </table:table-cell>
          <table:table-cell table:formula="of:=[.C30]-[.F30]" office:value-type="float" office:value="230.973463542425" calcext:value-type="float">
            <text:p>230.9734635424</text:p>
          </table:table-cell>
          <table:table-cell office:value-type="float" office:value="438842.587998" calcext:value-type="float">
            <text:p>438842.587998</text:p>
          </table:table-cell>
          <table:table-cell table:formula="of:=[.I30]-[.I29]" office:value-type="float" office:value="16670.173323" calcext:value-type="float">
            <text:p>16670.173323</text:p>
          </table:table-cell>
          <table:table-cell table:formula="of:=[.J30]-[.J29]" office:value-type="float" office:value="28.9460959999706" calcext:value-type="float">
            <text:p>28.946096</text:p>
          </table:table-cell>
          <table:table-cell table:formula="of:=[.I30]-[.B30]" office:value-type="float" office:value="1290.90649699996" calcext:value-type="float">
            <text:p>1290.906497</text:p>
          </table:table-cell>
          <table:table-cell table:formula="of:=[.L30]-[.L29]" office:value-type="float" office:value="-157.403610000038" calcext:value-type="float">
            <text:p>-157.40361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203.845785" calcext:value-type="float">
            <text:p>454203.845785</text:p>
          </table:table-cell>
          <table:table-cell table:formula="of:=[.B31]-[.B30]" office:value-type="float" office:value="16652.164284" calcext:value-type="float">
            <text:p>16652.164284</text:p>
          </table:table-cell>
          <table:table-cell table:formula="of:=[.C31]-[.C30]" office:value-type="float" office:value="-175.412649000005" calcext:value-type="float">
            <text:p>-175.412649</text:p>
          </table:table-cell>
          <table:table-cell table:formula="of:=[.E30]+[.F31]" office:value-type="float" office:value="453753.790353859" calcext:value-type="float">
            <text:p>453753.790353859</text:p>
          </table:table-cell>
          <table:table-cell table:formula="of:=[.F30]+[.$G$14]" office:value-type="float" office:value="16635.7760619434" calcext:value-type="float">
            <text:p>16635.7760619434</text:p>
          </table:table-cell>
          <table:table-cell table:formula="of:=[.B31]-[.E31]" office:value-type="float" office:value="450.05543114146" calcext:value-type="float">
            <text:p>450.0554311415</text:p>
          </table:table-cell>
          <table:table-cell table:formula="of:=[.C31]-[.F31]" office:value-type="float" office:value="16.3882220565574" calcext:value-type="float">
            <text:p>16.3882220566</text:p>
          </table:table-cell>
          <table:table-cell office:value-type="float" office:value="455545.507189" calcext:value-type="float">
            <text:p>455545.507189</text:p>
          </table:table-cell>
          <table:table-cell table:formula="of:=[.I31]-[.I30]" office:value-type="float" office:value="16702.9191910001" calcext:value-type="float">
            <text:p>16702.9191910001</text:p>
          </table:table-cell>
          <table:table-cell table:formula="of:=[.J31]-[.J30]" office:value-type="float" office:value="32.7458680000855" calcext:value-type="float">
            <text:p>32.7458680001</text:p>
          </table:table-cell>
          <table:table-cell table:formula="of:=[.I31]-[.B31]" office:value-type="float" office:value="1341.66140400001" calcext:value-type="float">
            <text:p>1341.661404</text:p>
          </table:table-cell>
          <table:table-cell table:formula="of:=[.L31]-[.L30]" office:value-type="float" office:value="50.7549070000532" calcext:value-type="float">
            <text:p>50.7549070001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0880.218324" calcext:value-type="float">
            <text:p>470880.218324</text:p>
          </table:table-cell>
          <table:table-cell table:formula="of:=[.B32]-[.B31]" office:value-type="float" office:value="16676.372539" calcext:value-type="float">
            <text:p>16676.372539</text:p>
          </table:table-cell>
          <table:table-cell table:formula="of:=[.C32]-[.C31]" office:value-type="float" office:value="24.208255000005" calcext:value-type="float">
            <text:p>24.208255</text:p>
          </table:table-cell>
          <table:table-cell table:formula="of:=[.E31]+[.F32]" office:value-type="float" office:value="470428.739008288" calcext:value-type="float">
            <text:p>470428.739008288</text:p>
          </table:table-cell>
          <table:table-cell table:formula="of:=[.F31]+[.$G$14]" office:value-type="float" office:value="16674.9486544293" calcext:value-type="float">
            <text:p>16674.9486544293</text:p>
          </table:table-cell>
          <table:table-cell table:formula="of:=[.B32]-[.E32]" office:value-type="float" office:value="451.479315712175" calcext:value-type="float">
            <text:p>451.4793157122</text:p>
          </table:table-cell>
          <table:table-cell table:formula="of:=[.C32]-[.F32]" office:value-type="float" office:value="1.42388457070047" calcext:value-type="float">
            <text:p>1.4238845707</text:p>
          </table:table-cell>
          <table:table-cell office:value-type="float" office:value="472382.156222" calcext:value-type="float">
            <text:p>472382.156222</text:p>
          </table:table-cell>
          <table:table-cell table:formula="of:=[.I32]-[.I31]" office:value-type="float" office:value="16836.649033" calcext:value-type="float">
            <text:p>16836.649033</text:p>
          </table:table-cell>
          <table:table-cell table:formula="of:=[.J32]-[.J31]" office:value-type="float" office:value="133.729841999942" calcext:value-type="float">
            <text:p>133.7298419999</text:p>
          </table:table-cell>
          <table:table-cell table:formula="of:=[.I32]-[.B32]" office:value-type="float" office:value="1501.937898" calcext:value-type="float">
            <text:p>1501.937898</text:p>
          </table:table-cell>
          <table:table-cell table:formula="of:=[.L32]-[.L31]" office:value-type="float" office:value="160.276493999991" calcext:value-type="float">
            <text:p>160.276494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7594.306181" calcext:value-type="float">
            <text:p>487594.306181</text:p>
          </table:table-cell>
          <table:table-cell table:formula="of:=[.B33]-[.B32]" office:value-type="float" office:value="16714.087857" calcext:value-type="float">
            <text:p>16714.087857</text:p>
          </table:table-cell>
          <table:table-cell table:formula="of:=[.C33]-[.C32]" office:value-type="float" office:value="37.7153180000023" calcext:value-type="float">
            <text:p>37.715318</text:p>
          </table:table-cell>
          <table:table-cell table:formula="of:=[.E32]+[.F33]" office:value-type="float" office:value="487142.860255203" calcext:value-type="float">
            <text:p>487142.860255203</text:p>
          </table:table-cell>
          <table:table-cell table:formula="of:=[.F32]+[.$G$14]" office:value-type="float" office:value="16714.1212469152" calcext:value-type="float">
            <text:p>16714.1212469152</text:p>
          </table:table-cell>
          <table:table-cell table:formula="of:=[.B33]-[.E33]" office:value-type="float" office:value="451.445925797045" calcext:value-type="float">
            <text:p>451.445925797</text:p>
          </table:table-cell>
          <table:table-cell table:formula="of:=[.C33]-[.F33]" office:value-type="float" office:value="-0.033389915159205" calcext:value-type="float">
            <text:p>-0.0333899152</text:p>
          </table:table-cell>
          <table:table-cell office:value-type="float" office:value="490166.646074" calcext:value-type="float">
            <text:p>490166.646074</text:p>
          </table:table-cell>
          <table:table-cell table:formula="of:=[.I33]-[.I32]" office:value-type="float" office:value="17784.489852" calcext:value-type="float">
            <text:p>17784.489852</text:p>
          </table:table-cell>
          <table:table-cell table:formula="of:=[.J33]-[.J32]" office:value-type="float" office:value="947.840818999975" calcext:value-type="float">
            <text:p>947.840819</text:p>
          </table:table-cell>
          <table:table-cell table:formula="of:=[.I33]-[.B33]" office:value-type="float" office:value="2572.33989299997" calcext:value-type="float">
            <text:p>2572.339893</text:p>
          </table:table-cell>
          <table:table-cell table:formula="of:=[.L33]-[.L32]" office:value-type="float" office:value="1070.40199499996" calcext:value-type="float">
            <text:p>1070.401995</text:p>
          </table:table-cell>
          <table:table-cell table:style-name="ce2" office:value-type="string" calcext:value-type="string">
            <text:p>Projected P1-P2</text:p>
          </table:table-cell>
          <table:table-cell table:style-name="ce2" office:value-type="string" calcext:value-type="string">
            <text:p>Projected P1-P2 difference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4424.817438" calcext:value-type="float">
            <text:p>504424.817438</text:p>
          </table:table-cell>
          <table:table-cell table:formula="of:=[.B34]-[.B33]" office:value-type="float" office:value="16830.511257" calcext:value-type="float">
            <text:p>16830.511257</text:p>
          </table:table-cell>
          <table:table-cell table:formula="of:=[.C34]-[.C33]" office:value-type="float" office:value="116.423399999971" calcext:value-type="float">
            <text:p>116.4234</text:p>
          </table:table-cell>
          <table:table-cell table:formula="of:=[.E33]+[.F34]" office:value-type="float" office:value="503896.154094604" calcext:value-type="float">
            <text:p>503896.154094604</text:p>
          </table:table-cell>
          <table:table-cell table:formula="of:=[.F33]+[.$G$14]" office:value-type="float" office:value="16753.293839401" calcext:value-type="float">
            <text:p>16753.293839401</text:p>
          </table:table-cell>
          <table:table-cell table:formula="of:=[.B34]-[.E34]" office:value-type="float" office:value="528.66334339598" calcext:value-type="float">
            <text:p>528.663343396</text:p>
          </table:table-cell>
          <table:table-cell table:formula="of:=[.C34]-[.F34]" office:value-type="float" office:value="77.2174175989494" calcext:value-type="float">
            <text:p>77.2174175989</text:p>
          </table:table-cell>
          <table:table-cell office:value-type="float" office:value="507129.895083" calcext:value-type="float">
            <text:p>507129.895083</text:p>
          </table:table-cell>
          <table:table-cell table:formula="of:=[.I34]-[.I33]" office:value-type="float" office:value="16963.249009" calcext:value-type="float">
            <text:p>16963.249009</text:p>
          </table:table-cell>
          <table:table-cell table:formula="of:=[.J34]-[.J33]" office:value-type="float" office:value="-821.240842999949" calcext:value-type="float">
            <text:p>-821.2408429999</text:p>
          </table:table-cell>
          <table:table-cell table:formula="of:=[.I34]-[.B34]" office:value-type="float" office:value="2705.07764500001" calcext:value-type="float">
            <text:p>2705.077645</text:p>
          </table:table-cell>
          <table:table-cell table:formula="of:=[.L34]-[.L33]" office:value-type="float" office:value="132.737752000045" calcext:value-type="float">
            <text:p>132.737752</text:p>
          </table:table-cell>
          <table:table-cell table:formula="of:=[.B34]+[.O34]" office:value-type="float" office:value="506126.714073456" calcext:value-type="float">
            <text:p>506126.714073456</text:p>
          </table:table-cell>
          <table:table-cell table:formula="of:=[.M33]+[.$O$15]" office:value-type="float" office:value="1701.89663545622" calcext:value-type="float">
            <text:p>1701.8966354562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1425.743386" calcext:value-type="float">
            <text:p>521425.743386</text:p>
          </table:table-cell>
          <table:table-cell table:formula="of:=[.B35]-[.B34]" office:value-type="float" office:value="17000.925948" calcext:value-type="float">
            <text:p>17000.925948</text:p>
          </table:table-cell>
          <table:table-cell table:formula="of:=[.C35]-[.C34]" office:value-type="float" office:value="170.414691000013" calcext:value-type="float">
            <text:p>170.414691</text:p>
          </table:table-cell>
          <table:table-cell table:formula="of:=[.E34]+[.F35]" office:value-type="float" office:value="520688.620526491" calcext:value-type="float">
            <text:p>520688.620526491</text:p>
          </table:table-cell>
          <table:table-cell table:formula="of:=[.F34]+[.$G$14]" office:value-type="float" office:value="16792.4664318869" calcext:value-type="float">
            <text:p>16792.4664318869</text:p>
          </table:table-cell>
          <table:table-cell table:formula="of:=[.B35]-[.E35]" office:value-type="float" office:value="737.12285950908" calcext:value-type="float">
            <text:p>737.1228595091</text:p>
          </table:table-cell>
          <table:table-cell table:formula="of:=[.C35]-[.F35]" office:value-type="float" office:value="208.4595161131" calcext:value-type="float">
            <text:p>208.4595161131</text:p>
          </table:table-cell>
          <table:table-cell office:value-type="float" office:value="523988.177197" calcext:value-type="float">
            <text:p>523988.177197</text:p>
          </table:table-cell>
          <table:table-cell table:formula="of:=[.I35]-[.I34]" office:value-type="float" office:value="16858.282114" calcext:value-type="float">
            <text:p>16858.282114</text:p>
          </table:table-cell>
          <table:table-cell table:formula="of:=[.J35]-[.J34]" office:value-type="float" office:value="-104.96689500002" calcext:value-type="float">
            <text:p>-104.966895</text:p>
          </table:table-cell>
          <table:table-cell table:formula="of:=[.I35]-[.B35]" office:value-type="float" office:value="2562.43381100002" calcext:value-type="float">
            <text:p>2562.433811</text:p>
          </table:table-cell>
          <table:table-cell table:formula="of:=[.L35]-[.L34]" office:value-type="float" office:value="-142.643833999988" calcext:value-type="float">
            <text:p>-142.643834</text:p>
          </table:table-cell>
          <table:table-cell table:formula="of:=[.B35]+[.O35]" office:value-type="float" office:value="523759.134661912" calcext:value-type="float">
            <text:p>523759.134661912</text:p>
          </table:table-cell>
          <table:table-cell table:formula="of:=[.O34]+[.$O$15]" office:value-type="float" office:value="2333.39127591247" calcext:value-type="float">
            <text:p>2333.391275912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8208.784737" calcext:value-type="float">
            <text:p>538208.784737</text:p>
          </table:table-cell>
          <table:table-cell table:formula="of:=[.B36]-[.B35]" office:value-type="float" office:value="16783.041351" calcext:value-type="float">
            <text:p>16783.041351</text:p>
          </table:table-cell>
          <table:table-cell table:formula="of:=[.C36]-[.C35]" office:value-type="float" office:value="-217.884596999967" calcext:value-type="float">
            <text:p>-217.884597</text:p>
          </table:table-cell>
          <table:table-cell table:formula="of:=[.E35]+[.F36]" office:value-type="float" office:value="537520.259550864" calcext:value-type="float">
            <text:p>537520.259550864</text:p>
          </table:table-cell>
          <table:table-cell table:formula="of:=[.F35]+[.$G$14]" office:value-type="float" office:value="16831.6390243728" calcext:value-type="float">
            <text:p>16831.6390243728</text:p>
          </table:table-cell>
          <table:table-cell table:formula="of:=[.B36]-[.E36]" office:value-type="float" office:value="688.525186136365" calcext:value-type="float">
            <text:p>688.5251861364</text:p>
          </table:table-cell>
          <table:table-cell table:formula="of:=[.C36]-[.F36]" office:value-type="float" office:value="-48.5976733727293" calcext:value-type="float">
            <text:p>-48.5976733727</text:p>
          </table:table-cell>
          <table:table-cell office:value-type="float" office:value="540881.823199" calcext:value-type="float">
            <text:p>540881.823199</text:p>
          </table:table-cell>
          <table:table-cell table:formula="of:=[.I36]-[.I35]" office:value-type="float" office:value="16893.646002" calcext:value-type="float">
            <text:p>16893.646002</text:p>
          </table:table-cell>
          <table:table-cell table:formula="of:=[.J36]-[.J35]" office:value-type="float" office:value="35.3638879999635" calcext:value-type="float">
            <text:p>35.363888</text:p>
          </table:table-cell>
          <table:table-cell table:formula="of:=[.I36]-[.B36]" office:value-type="float" office:value="2673.03846199997" calcext:value-type="float">
            <text:p>2673.038462</text:p>
          </table:table-cell>
          <table:table-cell table:formula="of:=[.L36]-[.L35]" office:value-type="float" office:value="110.604650999943" calcext:value-type="float">
            <text:p>110.6046509999</text:p>
          </table:table-cell>
          <table:table-cell table:formula="of:=[.B36]+[.O36]" office:value-type="float" office:value="541173.670653369" calcext:value-type="float">
            <text:p>541173.670653369</text:p>
          </table:table-cell>
          <table:table-cell table:formula="of:=[.O35]+[.$O$15]" office:value-type="float" office:value="2964.88591636872" calcext:value-type="float">
            <text:p>2964.8859163687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5022.56042" calcext:value-type="float">
            <text:p>555022.56042</text:p>
          </table:table-cell>
          <table:table-cell table:formula="of:=[.B37]-[.B36]" office:value-type="float" office:value="16813.775683" calcext:value-type="float">
            <text:p>16813.775683</text:p>
          </table:table-cell>
          <table:table-cell table:formula="of:=[.C37]-[.C36]" office:value-type="float" office:value="30.7343319999636" calcext:value-type="float">
            <text:p>30.734332</text:p>
          </table:table-cell>
          <table:table-cell table:formula="of:=[.E36]+[.F37]" office:value-type="float" office:value="554391.071167722" calcext:value-type="float">
            <text:p>554391.071167722</text:p>
          </table:table-cell>
          <table:table-cell table:formula="of:=[.F36]+[.$G$14]" office:value-type="float" office:value="16870.8116168586" calcext:value-type="float">
            <text:p>16870.8116168586</text:p>
          </table:table-cell>
          <table:table-cell table:formula="of:=[.B37]-[.E37]" office:value-type="float" office:value="631.489252277766" calcext:value-type="float">
            <text:p>631.4892522778</text:p>
          </table:table-cell>
          <table:table-cell table:formula="of:=[.C37]-[.F37]" office:value-type="float" office:value="-57.0359338586277" calcext:value-type="float">
            <text:p>-57.0359338586</text:p>
          </table:table-cell>
          <table:table-cell office:value-type="float" office:value="557897.457385" calcext:value-type="float">
            <text:p>557897.457385</text:p>
          </table:table-cell>
          <table:table-cell table:formula="of:=[.I37]-[.I36]" office:value-type="float" office:value="17015.634186" calcext:value-type="float">
            <text:p>17015.634186</text:p>
          </table:table-cell>
          <table:table-cell table:formula="of:=[.J37]-[.J36]" office:value-type="float" office:value="121.988184000016" calcext:value-type="float">
            <text:p>121.988184</text:p>
          </table:table-cell>
          <table:table-cell table:formula="of:=[.I37]-[.B37]" office:value-type="float" office:value="2874.89696499996" calcext:value-type="float">
            <text:p>2874.896965</text:p>
          </table:table-cell>
          <table:table-cell table:formula="of:=[.L37]-[.L36]" office:value-type="float" office:value="201.858502999996" calcext:value-type="float">
            <text:p>201.858503</text:p>
          </table:table-cell>
          <table:table-cell table:formula="of:=[.B37]+[.O37]" office:value-type="float" office:value="558618.940976825" calcext:value-type="float">
            <text:p>558618.940976825</text:p>
          </table:table-cell>
          <table:table-cell table:formula="of:=[.O36]+[.$O$15]" office:value-type="float" office:value="3596.38055682497" calcext:value-type="float">
            <text:p>3596.38055682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1871.198599" calcext:value-type="float">
            <text:p>571871.198599</text:p>
          </table:table-cell>
          <table:table-cell table:formula="of:=[.B38]-[.B37]" office:value-type="float" office:value="16848.638179" calcext:value-type="float">
            <text:p>16848.638179</text:p>
          </table:table-cell>
          <table:table-cell table:formula="of:=[.C38]-[.C37]" office:value-type="float" office:value="34.8624960000161" calcext:value-type="float">
            <text:p>34.862496</text:p>
          </table:table-cell>
          <table:table-cell table:formula="of:=[.E37]+[.F38]" office:value-type="float" office:value="571301.055377067" calcext:value-type="float">
            <text:p>571301.055377067</text:p>
          </table:table-cell>
          <table:table-cell table:formula="of:=[.F37]+[.$G$14]" office:value-type="float" office:value="16909.9842093445" calcext:value-type="float">
            <text:p>16909.9842093445</text:p>
          </table:table-cell>
          <table:table-cell table:formula="of:=[.B38]-[.E38]" office:value-type="float" office:value="570.143221933278" calcext:value-type="float">
            <text:p>570.1432219333</text:p>
          </table:table-cell>
          <table:table-cell table:formula="of:=[.C38]-[.F38]" office:value-type="float" office:value="-61.3460303444735" calcext:value-type="float">
            <text:p>-61.3460303445</text:p>
          </table:table-cell>
          <table:table-cell office:value-type="float" office:value="575038.104089" calcext:value-type="float">
            <text:p>575038.104089</text:p>
          </table:table-cell>
          <table:table-cell table:formula="of:=[.I38]-[.I37]" office:value-type="float" office:value="17140.6467040001" calcext:value-type="float">
            <text:p>17140.6467040001</text:p>
          </table:table-cell>
          <table:table-cell table:formula="of:=[.J38]-[.J37]" office:value-type="float" office:value="125.012518000091" calcext:value-type="float">
            <text:p>125.0125180001</text:p>
          </table:table-cell>
          <table:table-cell table:formula="of:=[.I38]-[.B38]" office:value-type="float" office:value="3166.90549000003" calcext:value-type="float">
            <text:p>3166.90549</text:p>
          </table:table-cell>
          <table:table-cell table:formula="of:=[.L38]-[.L37]" office:value-type="float" office:value="292.00852500007" calcext:value-type="float">
            <text:p>292.0085250001</text:p>
          </table:table-cell>
          <table:table-cell table:formula="of:=[.B38]+[.O38]" office:value-type="float" office:value="576099.073796281" calcext:value-type="float">
            <text:p>576099.073796281</text:p>
          </table:table-cell>
          <table:table-cell table:formula="of:=[.O37]+[.$O$15]" office:value-type="float" office:value="4227.87519728122" calcext:value-type="float">
            <text:p>4227.8751972812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993.712802" calcext:value-type="float">
            <text:p>588993.712802</text:p>
          </table:table-cell>
          <table:table-cell table:formula="of:=[.B39]-[.B38]" office:value-type="float" office:value="17122.514203" calcext:value-type="float">
            <text:p>17122.514203</text:p>
          </table:table-cell>
          <table:table-cell table:formula="of:=[.C39]-[.C38]" office:value-type="float" office:value="273.876023999997" calcext:value-type="float">
            <text:p>273.876024</text:p>
          </table:table-cell>
          <table:table-cell table:formula="of:=[.E38]+[.F39]" office:value-type="float" office:value="588250.212178897" calcext:value-type="float">
            <text:p>588250.212178897</text:p>
          </table:table-cell>
          <table:table-cell table:formula="of:=[.F38]+[.$G$14]" office:value-type="float" office:value="16949.1568018303" calcext:value-type="float">
            <text:p>16949.1568018303</text:p>
          </table:table-cell>
          <table:table-cell table:formula="of:=[.B39]-[.E39]" office:value-type="float" office:value="743.500623102882" calcext:value-type="float">
            <text:p>743.5006231029</text:p>
          </table:table-cell>
          <table:table-cell table:formula="of:=[.C39]-[.F39]" office:value-type="float" office:value="173.357401169662" calcext:value-type="float">
            <text:p>173.3574011697</text:p>
          </table:table-cell>
          <table:table-cell office:value-type="float" office:value="592303.391509" calcext:value-type="float">
            <text:p>592303.391509</text:p>
          </table:table-cell>
          <table:table-cell table:formula="of:=[.I39]-[.I38]" office:value-type="float" office:value="17265.28742" calcext:value-type="float">
            <text:p>17265.28742</text:p>
          </table:table-cell>
          <table:table-cell table:formula="of:=[.J39]-[.J38]" office:value-type="float" office:value="124.640715999878" calcext:value-type="float">
            <text:p>124.6407159999</text:p>
          </table:table-cell>
          <table:table-cell table:formula="of:=[.I39]-[.B39]" office:value-type="float" office:value="3309.67870699998" calcext:value-type="float">
            <text:p>3309.678707</text:p>
          </table:table-cell>
          <table:table-cell table:formula="of:=[.L39]-[.L38]" office:value-type="float" office:value="142.773216999951" calcext:value-type="float">
            <text:p>142.773217</text:p>
          </table:table-cell>
          <table:table-cell table:formula="of:=[.B39]+[.O39]" office:value-type="float" office:value="593853.082639738" calcext:value-type="float">
            <text:p>593853.082639738</text:p>
          </table:table-cell>
          <table:table-cell table:formula="of:=[.O38]+[.$O$15]" office:value-type="float" office:value="4859.36983773747" calcext:value-type="float">
            <text:p>4859.369837737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6261.70286" calcext:value-type="float">
            <text:p>606261.70286</text:p>
          </table:table-cell>
          <table:table-cell table:formula="of:=[.B40]-[.B39]" office:value-type="float" office:value="17267.990058" calcext:value-type="float">
            <text:p>17267.990058</text:p>
          </table:table-cell>
          <table:table-cell table:formula="of:=[.C40]-[.C39]" office:value-type="float" office:value="145.475854999968" calcext:value-type="float">
            <text:p>145.475855</text:p>
          </table:table-cell>
          <table:table-cell table:formula="of:=[.E39]+[.F40]" office:value-type="float" office:value="605238.541573213" calcext:value-type="float">
            <text:p>605238.541573213</text:p>
          </table:table-cell>
          <table:table-cell table:formula="of:=[.F39]+[.$G$14]" office:value-type="float" office:value="16988.3293943162" calcext:value-type="float">
            <text:p>16988.3293943162</text:p>
          </table:table-cell>
          <table:table-cell table:formula="of:=[.B40]-[.E40]" office:value-type="float" office:value="1023.16128678666" calcext:value-type="float">
            <text:p>1023.1612867867</text:p>
          </table:table-cell>
          <table:table-cell table:formula="of:=[.C40]-[.F40]" office:value-type="float" office:value="279.660663683768" calcext:value-type="float">
            <text:p>279.6606636838</text:p>
          </table:table-cell>
          <table:table-cell office:value-type="float" office:value="609362.517994" calcext:value-type="float">
            <text:p>609362.517994</text:p>
          </table:table-cell>
          <table:table-cell table:formula="of:=[.I40]-[.I39]" office:value-type="float" office:value="17059.126485" calcext:value-type="float">
            <text:p>17059.126485</text:p>
          </table:table-cell>
          <table:table-cell table:formula="of:=[.J40]-[.J39]" office:value-type="float" office:value="-206.160934999934" calcext:value-type="float">
            <text:p>-206.1609349999</text:p>
          </table:table-cell>
          <table:table-cell table:formula="of:=[.I40]-[.B40]" office:value-type="float" office:value="3100.81513400003" calcext:value-type="float">
            <text:p>3100.815134</text:p>
          </table:table-cell>
          <table:table-cell table:formula="of:=[.L40]-[.L39]" office:value-type="float" office:value="-208.863572999951" calcext:value-type="float">
            <text:p>-208.863573</text:p>
          </table:table-cell>
          <table:table-cell table:formula="of:=[.B40]+[.O40]" office:value-type="float" office:value="611752.567338194" calcext:value-type="float">
            <text:p>611752.567338194</text:p>
          </table:table-cell>
          <table:table-cell table:formula="of:=[.O39]+[.$O$15]" office:value-type="float" office:value="5490.86447819373" calcext:value-type="float">
            <text:p>5490.8644781937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3208.026942" calcext:value-type="float">
            <text:p>623208.026942</text:p>
          </table:table-cell>
          <table:table-cell table:formula="of:=[.B41]-[.B40]" office:value-type="float" office:value="16946.3240820001" calcext:value-type="float">
            <text:p>16946.3240820001</text:p>
          </table:table-cell>
          <table:table-cell table:formula="of:=[.C41]-[.C40]" office:value-type="float" office:value="-321.665975999902" calcext:value-type="float">
            <text:p>-321.6659759999</text:p>
          </table:table-cell>
          <table:table-cell table:formula="of:=[.E40]+[.F41]" office:value-type="float" office:value="622266.043560015" calcext:value-type="float">
            <text:p>622266.043560015</text:p>
          </table:table-cell>
          <table:table-cell table:formula="of:=[.F40]+[.$G$14]" office:value-type="float" office:value="17027.5019868021" calcext:value-type="float">
            <text:p>17027.5019868021</text:p>
          </table:table-cell>
          <table:table-cell table:formula="of:=[.B41]-[.E41]" office:value-type="float" office:value="941.983381984639" calcext:value-type="float">
            <text:p>941.9833819846</text:p>
          </table:table-cell>
          <table:table-cell table:formula="of:=[.C41]-[.F41]" office:value-type="float" office:value="-81.1779048019962" calcext:value-type="float">
            <text:p>-81.177904802</text:p>
          </table:table-cell>
          <table:table-cell office:value-type="float" office:value="626453.168668" calcext:value-type="float">
            <text:p>626453.168668</text:p>
          </table:table-cell>
          <table:table-cell table:formula="of:=[.I41]-[.I40]" office:value-type="float" office:value="17090.650674" calcext:value-type="float">
            <text:p>17090.650674</text:p>
          </table:table-cell>
          <table:table-cell table:formula="of:=[.J41]-[.J40]" office:value-type="float" office:value="31.5241890000179" calcext:value-type="float">
            <text:p>31.524189</text:p>
          </table:table-cell>
          <table:table-cell table:formula="of:=[.I41]-[.B41]" office:value-type="float" office:value="3245.141726" calcext:value-type="float">
            <text:p>3245.141726</text:p>
          </table:table-cell>
          <table:table-cell table:formula="of:=[.L41]-[.L40]" office:value-type="float" office:value="144.326591999969" calcext:value-type="float">
            <text:p>144.326592</text:p>
          </table:table-cell>
          <table:table-cell table:formula="of:=[.B41]+[.O41]" office:value-type="float" office:value="629330.38606065" calcext:value-type="float">
            <text:p>629330.38606065</text:p>
          </table:table-cell>
          <table:table-cell table:formula="of:=[.O40]+[.$O$15]" office:value-type="float" office:value="6122.35911864998" calcext:value-type="float">
            <text:p>6122.3591186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0173.359648" calcext:value-type="float">
            <text:p>640173.359648</text:p>
          </table:table-cell>
          <table:table-cell table:formula="of:=[.B42]-[.B41]" office:value-type="float" office:value="16965.332706" calcext:value-type="float">
            <text:p>16965.332706</text:p>
          </table:table-cell>
          <table:table-cell table:formula="of:=[.C42]-[.C41]" office:value-type="float" office:value="19.0086239998927" calcext:value-type="float">
            <text:p>19.0086239999</text:p>
          </table:table-cell>
          <table:table-cell table:formula="of:=[.E41]+[.F42]" office:value-type="float" office:value="639332.718139303" calcext:value-type="float">
            <text:p>639332.718139303</text:p>
          </table:table-cell>
          <table:table-cell table:formula="of:=[.F41]+[.$G$14]" office:value-type="float" office:value="17066.6745792879" calcext:value-type="float">
            <text:p>17066.6745792879</text:p>
          </table:table-cell>
          <table:table-cell table:formula="of:=[.B42]-[.E42]" office:value-type="float" office:value="840.641508696717" calcext:value-type="float">
            <text:p>840.6415086967</text:p>
          </table:table-cell>
          <table:table-cell table:formula="of:=[.C42]-[.F42]" office:value-type="float" office:value="-101.341873287965" calcext:value-type="float">
            <text:p>-101.341873288</text:p>
          </table:table-cell>
          <table:table-cell office:value-type="float" office:value="643648.951095" calcext:value-type="float">
            <text:p>643648.951095</text:p>
          </table:table-cell>
          <table:table-cell table:formula="of:=[.I42]-[.I41]" office:value-type="float" office:value="17195.782427" calcext:value-type="float">
            <text:p>17195.782427</text:p>
          </table:table-cell>
          <table:table-cell table:formula="of:=[.J42]-[.J41]" office:value-type="float" office:value="105.131752999965" calcext:value-type="float">
            <text:p>105.131753</text:p>
          </table:table-cell>
          <table:table-cell table:formula="of:=[.I42]-[.B42]" office:value-type="float" office:value="3475.59144700004" calcext:value-type="float">
            <text:p>3475.5914470001</text:p>
          </table:table-cell>
          <table:table-cell table:formula="of:=[.L42]-[.L41]" office:value-type="float" office:value="230.449721000041" calcext:value-type="float">
            <text:p>230.449721</text:p>
          </table:table-cell>
          <table:table-cell table:formula="of:=[.B42]+[.O42]" office:value-type="float" office:value="646927.213407106" calcext:value-type="float">
            <text:p>646927.213407106</text:p>
          </table:table-cell>
          <table:table-cell table:formula="of:=[.O41]+[.$O$15]" office:value-type="float" office:value="6753.85375910623" calcext:value-type="float">
            <text:p>6753.8537591062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7164.203503" calcext:value-type="float">
            <text:p>657164.203503</text:p>
          </table:table-cell>
          <table:table-cell table:formula="of:=[.B43]-[.B42]" office:value-type="float" office:value="16990.843855" calcext:value-type="float">
            <text:p>16990.843855</text:p>
          </table:table-cell>
          <table:table-cell table:formula="of:=[.C43]-[.C42]" office:value-type="float" office:value="25.5111490000272" calcext:value-type="float">
            <text:p>25.511149</text:p>
          </table:table-cell>
          <table:table-cell table:formula="of:=[.E42]+[.F43]" office:value-type="float" office:value="656438.565311077" calcext:value-type="float">
            <text:p>656438.565311077</text:p>
          </table:table-cell>
          <table:table-cell table:formula="of:=[.F42]+[.$G$14]" office:value-type="float" office:value="17105.8471717738" calcext:value-type="float">
            <text:p>17105.8471717738</text:p>
          </table:table-cell>
          <table:table-cell table:formula="of:=[.B43]-[.E43]" office:value-type="float" office:value="725.638191922917" calcext:value-type="float">
            <text:p>725.6381919229</text:p>
          </table:table-cell>
          <table:table-cell table:formula="of:=[.C43]-[.F43]" office:value-type="float" office:value="-115.0033167738" calcext:value-type="float">
            <text:p>-115.0033167738</text:p>
          </table:table-cell>
          <table:table-cell office:value-type="float" office:value="660958.056092" calcext:value-type="float">
            <text:p>660958.056092</text:p>
          </table:table-cell>
          <table:table-cell table:formula="of:=[.I43]-[.I42]" office:value-type="float" office:value="17309.104997" calcext:value-type="float">
            <text:p>17309.104997</text:p>
          </table:table-cell>
          <table:table-cell table:formula="of:=[.J43]-[.J42]" office:value-type="float" office:value="113.32256999996" calcext:value-type="float">
            <text:p>113.32257</text:p>
          </table:table-cell>
          <table:table-cell table:formula="of:=[.I43]-[.B43]" office:value-type="float" office:value="3793.85258900002" calcext:value-type="float">
            <text:p>3793.852589</text:p>
          </table:table-cell>
          <table:table-cell table:formula="of:=[.L43]-[.L42]" office:value-type="float" office:value="318.261141999974" calcext:value-type="float">
            <text:p>318.261142</text:p>
          </table:table-cell>
          <table:table-cell table:formula="of:=[.B43]+[.O43]" office:value-type="float" office:value="664549.551902562" calcext:value-type="float">
            <text:p>664549.551902562</text:p>
          </table:table-cell>
          <table:table-cell table:formula="of:=[.O42]+[.$O$15]" office:value-type="float" office:value="7385.34839956248" calcext:value-type="float">
            <text:p>7385.3483995625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74735.338261" calcext:value-type="float">
            <text:p>674735.338261</text:p>
          </table:table-cell>
          <table:table-cell table:formula="of:=[.B44]-[.B43]" office:value-type="float" office:value="17571.134758" calcext:value-type="float">
            <text:p>17571.134758</text:p>
          </table:table-cell>
          <table:table-cell table:formula="of:=[.C44]-[.C43]" office:value-type="float" office:value="580.290903000045" calcext:value-type="float">
            <text:p>580.290903</text:p>
          </table:table-cell>
          <table:table-cell table:formula="of:=[.E43]+[.F44]" office:value-type="float" office:value="673583.585075337" calcext:value-type="float">
            <text:p>673583.585075337</text:p>
          </table:table-cell>
          <table:table-cell table:formula="of:=[.F43]+[.$G$14]" office:value-type="float" office:value="17145.0197642596" calcext:value-type="float">
            <text:p>17145.0197642596</text:p>
          </table:table-cell>
          <table:table-cell table:formula="of:=[.B44]-[.E44]" office:value-type="float" office:value="1151.75318566326" calcext:value-type="float">
            <text:p>1151.7531856633</text:p>
          </table:table-cell>
          <table:table-cell table:formula="of:=[.C44]-[.F44]" office:value-type="float" office:value="426.114993740383" calcext:value-type="float">
            <text:p>426.1149937404</text:p>
          </table:table-cell>
          <table:table-cell office:value-type="float" office:value="678388.908235" calcext:value-type="float">
            <text:p>678388.908235</text:p>
          </table:table-cell>
          <table:table-cell table:formula="of:=[.I44]-[.I43]" office:value-type="float" office:value="17430.852143" calcext:value-type="float">
            <text:p>17430.852143</text:p>
          </table:table-cell>
          <table:table-cell table:formula="of:=[.J44]-[.J43]" office:value-type="float" office:value="121.747146000038" calcext:value-type="float">
            <text:p>121.747146</text:p>
          </table:table-cell>
          <table:table-cell table:formula="of:=[.I44]-[.B44]" office:value-type="float" office:value="3653.56997399998" calcext:value-type="float">
            <text:p>3653.569974</text:p>
          </table:table-cell>
          <table:table-cell table:formula="of:=[.L44]-[.L43]" office:value-type="float" office:value="-140.282615000033" calcext:value-type="float">
            <text:p>-140.282615</text:p>
          </table:table-cell>
          <table:table-cell table:formula="of:=[.B44]+[.O44]" office:value-type="float" office:value="682752.181301019" calcext:value-type="float">
            <text:p>682752.181301019</text:p>
          </table:table-cell>
          <table:table-cell table:formula="of:=[.O43]+[.$O$15]" office:value-type="float" office:value="8016.84304001873" calcext:value-type="float">
            <text:p>8016.8430400187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2276.587024" calcext:value-type="float">
            <text:p>692276.587024</text:p>
          </table:table-cell>
          <table:table-cell table:formula="of:=[.B45]-[.B44]" office:value-type="float" office:value="17541.248763" calcext:value-type="float">
            <text:p>17541.248763</text:p>
          </table:table-cell>
          <table:table-cell table:formula="of:=[.C45]-[.C44]" office:value-type="float" office:value="-29.8859950000187" calcext:value-type="float">
            <text:p>-29.885995</text:p>
          </table:table-cell>
          <table:table-cell table:formula="of:=[.E44]+[.F45]" office:value-type="float" office:value="690767.777432082" calcext:value-type="float">
            <text:p>690767.777432082</text:p>
          </table:table-cell>
          <table:table-cell table:formula="of:=[.F44]+[.$G$14]" office:value-type="float" office:value="17184.1923567455" calcext:value-type="float">
            <text:p>17184.1923567455</text:p>
          </table:table-cell>
          <table:table-cell table:formula="of:=[.B45]-[.E45]" office:value-type="float" office:value="1508.80959191779" calcext:value-type="float">
            <text:p>1508.8095919178</text:p>
          </table:table-cell>
          <table:table-cell table:formula="of:=[.C45]-[.F45]" office:value-type="float" office:value="357.056406254502" calcext:value-type="float">
            <text:p>357.0564062545</text:p>
          </table:table-cell>
          <table:table-cell office:value-type="float" office:value="695603.737217" calcext:value-type="float">
            <text:p>695603.737217</text:p>
          </table:table-cell>
          <table:table-cell table:formula="of:=[.I45]-[.I44]" office:value-type="float" office:value="17214.828982" calcext:value-type="float">
            <text:p>17214.828982</text:p>
          </table:table-cell>
          <table:table-cell table:formula="of:=[.J45]-[.J44]" office:value-type="float" office:value="-216.02316099999" calcext:value-type="float">
            <text:p>-216.023161</text:p>
          </table:table-cell>
          <table:table-cell table:formula="of:=[.I45]-[.B45]" office:value-type="float" office:value="3327.15019299998" calcext:value-type="float">
            <text:p>3327.150193</text:p>
          </table:table-cell>
          <table:table-cell table:formula="of:=[.L45]-[.L44]" office:value-type="float" office:value="-326.419781000004" calcext:value-type="float">
            <text:p>-326.419781</text:p>
          </table:table-cell>
          <table:table-cell table:formula="of:=[.B45]+[.O45]" office:value-type="float" office:value="700924.924704475" calcext:value-type="float">
            <text:p>700924.924704475</text:p>
          </table:table-cell>
          <table:table-cell table:formula="of:=[.O44]+[.$O$15]" office:value-type="float" office:value="8648.33768047498" calcext:value-type="float">
            <text:p>8648.337680475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9411.364562" calcext:value-type="float">
            <text:p>709411.364562</text:p>
          </table:table-cell>
          <table:table-cell table:formula="of:=[.B46]-[.B45]" office:value-type="float" office:value="17134.777538" calcext:value-type="float">
            <text:p>17134.777538</text:p>
          </table:table-cell>
          <table:table-cell table:formula="of:=[.C46]-[.C45]" office:value-type="float" office:value="-406.471224999987" calcext:value-type="float">
            <text:p>-406.471225</text:p>
          </table:table-cell>
          <table:table-cell table:formula="of:=[.E45]+[.F46]" office:value-type="float" office:value="707991.142381314" calcext:value-type="float">
            <text:p>707991.142381314</text:p>
          </table:table-cell>
          <table:table-cell table:formula="of:=[.F45]+[.$G$14]" office:value-type="float" office:value="17223.3649492314" calcext:value-type="float">
            <text:p>17223.3649492314</text:p>
          </table:table-cell>
          <table:table-cell table:formula="of:=[.B46]-[.E46]" office:value-type="float" office:value="1420.22218068643" calcext:value-type="float">
            <text:p>1420.2221806864</text:p>
          </table:table-cell>
          <table:table-cell table:formula="of:=[.C46]-[.F46]" office:value-type="float" office:value="-88.5874112313468" calcext:value-type="float">
            <text:p>-88.5874112313</text:p>
          </table:table-cell>
          <table:table-cell office:value-type="float" office:value="712846.316673" calcext:value-type="float">
            <text:p>712846.316673</text:p>
          </table:table-cell>
          <table:table-cell table:formula="of:=[.I46]-[.I45]" office:value-type="float" office:value="17242.579456" calcext:value-type="float">
            <text:p>17242.579456</text:p>
          </table:table-cell>
          <table:table-cell table:formula="of:=[.J46]-[.J45]" office:value-type="float" office:value="27.7504740000004" calcext:value-type="float">
            <text:p>27.750474</text:p>
          </table:table-cell>
          <table:table-cell table:formula="of:=[.I46]-[.B46]" office:value-type="float" office:value="3434.95211099996" calcext:value-type="float">
            <text:p>3434.952111</text:p>
          </table:table-cell>
          <table:table-cell table:formula="of:=[.L46]-[.L45]" office:value-type="float" office:value="107.801917999983" calcext:value-type="float">
            <text:p>107.801918</text:p>
          </table:table-cell>
          <table:table-cell table:formula="of:=[.B46]+[.O46]" office:value-type="float" office:value="718691.196882931" calcext:value-type="float">
            <text:p>718691.196882931</text:p>
          </table:table-cell>
          <table:table-cell table:formula="of:=[.O45]+[.$O$15]" office:value-type="float" office:value="9279.83232093123" calcext:value-type="float">
            <text:p>9279.8323209312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6575.246561" calcext:value-type="float">
            <text:p>726575.246561</text:p>
          </table:table-cell>
          <table:table-cell table:formula="of:=[.B47]-[.B46]" office:value-type="float" office:value="17163.881999" calcext:value-type="float">
            <text:p>17163.881999</text:p>
          </table:table-cell>
          <table:table-cell table:formula="of:=[.C47]-[.C46]" office:value-type="float" office:value="29.1044609999517" calcext:value-type="float">
            <text:p>29.104461</text:p>
          </table:table-cell>
          <table:table-cell table:formula="of:=[.E46]+[.F47]" office:value-type="float" office:value="725253.679923031" calcext:value-type="float">
            <text:p>725253.679923031</text:p>
          </table:table-cell>
          <table:table-cell table:formula="of:=[.F46]+[.$G$14]" office:value-type="float" office:value="17262.5375417172" calcext:value-type="float">
            <text:p>17262.5375417172</text:p>
          </table:table-cell>
          <table:table-cell table:formula="of:=[.B47]-[.E47]" office:value-type="float" office:value="1321.56663796923" calcext:value-type="float">
            <text:p>1321.5666379692</text:p>
          </table:table-cell>
          <table:table-cell table:formula="of:=[.C47]-[.F47]" office:value-type="float" office:value="-98.655542717257" calcext:value-type="float">
            <text:p>-98.6555427173</text:p>
          </table:table-cell>
          <table:table-cell office:value-type="float" office:value="730125.604394" calcext:value-type="float">
            <text:p>730125.604394</text:p>
          </table:table-cell>
          <table:table-cell table:formula="of:=[.I47]-[.I46]" office:value-type="float" office:value="17279.287721" calcext:value-type="float">
            <text:p>17279.287721</text:p>
          </table:table-cell>
          <table:table-cell table:formula="of:=[.J47]-[.J46]" office:value-type="float" office:value="36.7082650000229" calcext:value-type="float">
            <text:p>36.708265</text:p>
          </table:table-cell>
          <table:table-cell table:formula="of:=[.I47]-[.B47]" office:value-type="float" office:value="3550.35783300002" calcext:value-type="float">
            <text:p>3550.357833</text:p>
          </table:table-cell>
          <table:table-cell table:formula="of:=[.L47]-[.L46]" office:value-type="float" office:value="115.405722000054" calcext:value-type="float">
            <text:p>115.4057220001</text:p>
          </table:table-cell>
          <table:table-cell table:formula="of:=[.B47]+[.O47]" office:value-type="float" office:value="736486.573522388" calcext:value-type="float">
            <text:p>736486.573522388</text:p>
          </table:table-cell>
          <table:table-cell table:formula="of:=[.O46]+[.$O$15]" office:value-type="float" office:value="9911.32696138749" calcext:value-type="float">
            <text:p>9911.3269613875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3766.475513" calcext:value-type="float">
            <text:p>743766.475513</text:p>
          </table:table-cell>
          <table:table-cell table:formula="of:=[.B48]-[.B47]" office:value-type="float" office:value="17191.228952" calcext:value-type="float">
            <text:p>17191.228952</text:p>
          </table:table-cell>
          <table:table-cell table:formula="of:=[.C48]-[.C47]" office:value-type="float" office:value="27.3469530000584" calcext:value-type="float">
            <text:p>27.3469530001</text:p>
          </table:table-cell>
          <table:table-cell table:formula="of:=[.E47]+[.F48]" office:value-type="float" office:value="742555.390057234" calcext:value-type="float">
            <text:p>742555.390057234</text:p>
          </table:table-cell>
          <table:table-cell table:formula="of:=[.F47]+[.$G$14]" office:value-type="float" office:value="17301.7101342031" calcext:value-type="float">
            <text:p>17301.7101342031</text:p>
          </table:table-cell>
          <table:table-cell table:formula="of:=[.B48]-[.E48]" office:value-type="float" office:value="1211.08545576618" calcext:value-type="float">
            <text:p>1211.0854557662</text:p>
          </table:table-cell>
          <table:table-cell table:formula="of:=[.C48]-[.F48]" office:value-type="float" office:value="-110.481182203061" calcext:value-type="float">
            <text:p>-110.4811822031</text:p>
          </table:table-cell>
          <table:table-cell office:value-type="float" office:value="747552.688084" calcext:value-type="float">
            <text:p>747552.688084</text:p>
          </table:table-cell>
          <table:table-cell table:formula="of:=[.I48]-[.I47]" office:value-type="float" office:value="17427.08369" calcext:value-type="float">
            <text:p>17427.08369</text:p>
          </table:table-cell>
          <table:table-cell table:formula="of:=[.J48]-[.J47]" office:value-type="float" office:value="147.79596899997" calcext:value-type="float">
            <text:p>147.795969</text:p>
          </table:table-cell>
          <table:table-cell table:formula="of:=[.I48]-[.B48]" office:value-type="float" office:value="3786.21257099998" calcext:value-type="float">
            <text:p>3786.212571</text:p>
          </table:table-cell>
          <table:table-cell office:value-type="float" office:value="17" calcext:value-type="float">
            <text:p>17</text:p>
          </table:table-cell>
          <table:table-cell table:formula="of:=[.B48]+[.O48]" office:value-type="float" office:value="754309.297114844" calcext:value-type="float">
            <text:p>754309.297114844</text:p>
          </table:table-cell>
          <table:table-cell table:formula="of:=[.O47]+[.$O$15]" office:value-type="float" office:value="10542.8216018437" calcext:value-type="float">
            <text:p>10542.8216018437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0989.17704" calcext:value-type="float">
            <text:p>760989.17704</text:p>
          </table:table-cell>
          <table:table-cell table:formula="of:=[.B49]-[.B48]" office:value-type="float" office:value="17222.7015269999" calcext:value-type="float">
            <text:p>17222.7015269999</text:p>
          </table:table-cell>
          <table:table-cell table:formula="of:=[.C49]-[.C48]" office:value-type="float" office:value="31.4725749999052" calcext:value-type="float">
            <text:p>31.4725749999</text:p>
          </table:table-cell>
          <table:table-cell table:formula="of:=[.E48]+[.F49]" office:value-type="float" office:value="759896.272783923" calcext:value-type="float">
            <text:p>759896.272783923</text:p>
          </table:table-cell>
          <table:table-cell table:formula="of:=[.F48]+[.$G$14]" office:value-type="float" office:value="17340.882726689" calcext:value-type="float">
            <text:p>17340.882726689</text:p>
          </table:table-cell>
          <table:table-cell table:formula="of:=[.B49]-[.E49]" office:value-type="float" office:value="1092.90425607713" calcext:value-type="float">
            <text:p>1092.9042560771</text:p>
          </table:table-cell>
          <table:table-cell table:formula="of:=[.C49]-[.F49]" office:value-type="float" office:value="-118.181199689017" calcext:value-type="float">
            <text:p>-118.181199689</text:p>
          </table:table-cell>
          <table:table-cell office:value-type="float" office:value="765085.86423" calcext:value-type="float">
            <text:p>765085.86423</text:p>
          </table:table-cell>
          <table:table-cell table:formula="of:=[.I49]-[.I48]" office:value-type="float" office:value="17533.1761459999" calcext:value-type="float">
            <text:p>17533.1761459999</text:p>
          </table:table-cell>
          <table:table-cell table:formula="of:=[.J49]-[.J48]" office:value-type="float" office:value="106.092455999926" calcext:value-type="float">
            <text:p>106.0924559999</text:p>
          </table:table-cell>
          <table:table-cell table:formula="of:=[.I49]-[.B49]" office:value-type="float" office:value="4096.68718999997" calcext:value-type="float">
            <text:p>4096.68719</text:p>
          </table:table-cell>
          <table:table-cell table:formula="of:=[.L49]-[.L48]" office:value-type="float" office:value="310.474618999986" calcext:value-type="float">
            <text:p>310.474619</text:p>
          </table:table-cell>
          <table:table-cell table:formula="of:=[.B49]+[.O49]" office:value-type="float" office:value="772163.4932823" calcext:value-type="float">
            <text:p>772163.4932823</text:p>
          </table:table-cell>
          <table:table-cell table:formula="of:=[.O48]+[.$O$15]" office:value-type="float" office:value="11174.3162423" calcext:value-type="float">
            <text:p>11174.3162423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8243.58561" calcext:value-type="float">
            <text:p>778243.58561</text:p>
          </table:table-cell>
          <table:table-cell table:formula="of:=[.B50]-[.B49]" office:value-type="float" office:value="17254.40857" calcext:value-type="float">
            <text:p>17254.40857</text:p>
          </table:table-cell>
          <table:table-cell table:formula="of:=[.C50]-[.C49]" office:value-type="float" office:value="31.7070430000313" calcext:value-type="float">
            <text:p>31.707043</text:p>
          </table:table-cell>
          <table:table-cell table:formula="of:=[.E49]+[.F50]" office:value-type="float" office:value="777276.328103098" calcext:value-type="float">
            <text:p>777276.328103098</text:p>
          </table:table-cell>
          <table:table-cell table:formula="of:=[.F49]+[.$G$14]" office:value-type="float" office:value="17380.0553191748" calcext:value-type="float">
            <text:p>17380.0553191748</text:p>
          </table:table-cell>
          <table:table-cell table:formula="of:=[.B50]-[.E50]" office:value-type="float" office:value="967.25750690233" calcext:value-type="float">
            <text:p>967.2575069023</text:p>
          </table:table-cell>
          <table:table-cell table:formula="of:=[.C50]-[.F50]" office:value-type="float" office:value="-125.646749174848" calcext:value-type="float">
            <text:p>-125.6467491748</text:p>
          </table:table-cell>
          <table:table-cell office:value-type="float" office:value="782485.444507" calcext:value-type="float">
            <text:p>782485.444507</text:p>
          </table:table-cell>
          <table:table-cell table:formula="of:=[.I50]-[.I49]" office:value-type="float" office:value="17399.5802770001" calcext:value-type="float">
            <text:p>17399.5802770001</text:p>
          </table:table-cell>
          <table:table-cell table:formula="of:=[.J50]-[.J49]" office:value-type="float" office:value="-133.595868999837" calcext:value-type="float">
            <text:p>-133.5958689998</text:p>
          </table:table-cell>
          <table:table-cell table:formula="of:=[.I50]-[.B50]" office:value-type="float" office:value="4241.85889700009" calcext:value-type="float">
            <text:p>4241.8588970001</text:p>
          </table:table-cell>
          <table:table-cell table:formula="of:=[.L50]-[.L49]" office:value-type="float" office:value="145.171707000118" calcext:value-type="float">
            <text:p>145.1717070001</text:p>
          </table:table-cell>
          <table:table-cell table:formula="of:=[.B50]+[.O50]" office:value-type="float" office:value="790049.396492756" calcext:value-type="float">
            <text:p>790049.396492756</text:p>
          </table:table-cell>
          <table:table-cell table:formula="of:=[.O49]+[.$O$15]" office:value-type="float" office:value="11805.8108827562" calcext:value-type="float">
            <text:p>11805.8108827562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5533.145401" calcext:value-type="float">
            <text:p>795533.145401</text:p>
          </table:table-cell>
          <table:table-cell table:formula="of:=[.B51]-[.B50]" office:value-type="float" office:value="17289.5597910001" calcext:value-type="float">
            <text:p>17289.5597910001</text:p>
          </table:table-cell>
          <table:table-cell table:formula="of:=[.C51]-[.C50]" office:value-type="float" office:value="35.1512210001238" calcext:value-type="float">
            <text:p>35.1512210001</text:p>
          </table:table-cell>
          <table:table-cell table:formula="of:=[.E50]+[.F51]" office:value-type="float" office:value="794695.556014758" calcext:value-type="float">
            <text:p>794695.556014758</text:p>
          </table:table-cell>
          <table:table-cell table:formula="of:=[.F50]+[.$G$14]" office:value-type="float" office:value="17419.2279116607" calcext:value-type="float">
            <text:p>17419.2279116607</text:p>
          </table:table-cell>
          <table:table-cell table:formula="of:=[.B51]-[.E51]" office:value-type="float" office:value="837.589386241743" calcext:value-type="float">
            <text:p>837.5893862417</text:p>
          </table:table-cell>
          <table:table-cell table:formula="of:=[.C51]-[.F51]" office:value-type="float" office:value="-129.668120660586" calcext:value-type="float">
            <text:p>-129.6681206606</text:p>
          </table:table-cell>
          <table:table-cell office:value-type="float" office:value="799917.579984" calcext:value-type="float">
            <text:p>799917.579984</text:p>
          </table:table-cell>
          <table:table-cell table:formula="of:=[.I51]-[.I50]" office:value-type="float" office:value="17432.1354769999" calcext:value-type="float">
            <text:p>17432.1354769999</text:p>
          </table:table-cell>
          <table:table-cell table:formula="of:=[.J51]-[.J50]" office:value-type="float" office:value="32.5551999998279" calcext:value-type="float">
            <text:p>32.5551999998</text:p>
          </table:table-cell>
          <table:table-cell table:formula="of:=[.I51]-[.B51]" office:value-type="float" office:value="4384.43458299991" calcext:value-type="float">
            <text:p>4384.4345829999</text:p>
          </table:table-cell>
          <table:table-cell table:formula="of:=[.L51]-[.L50]" office:value-type="float" office:value="142.575685999822" calcext:value-type="float">
            <text:p>142.5756859998</text:p>
          </table:table-cell>
          <table:table-cell table:formula="of:=[.B51]+[.O51]" office:value-type="float" office:value="807970.450924213" calcext:value-type="float">
            <text:p>807970.450924213</text:p>
          </table:table-cell>
          <table:table-cell table:formula="of:=[.O50]+[.$O$15]" office:value-type="float" office:value="12437.3055232125" calcext:value-type="float">
            <text:p>12437.305523212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12858.359474" calcext:value-type="float">
            <text:p>812858.359474</text:p>
          </table:table-cell>
          <table:table-cell table:formula="of:=[.B52]-[.B51]" office:value-type="float" office:value="17325.214073" calcext:value-type="float">
            <text:p>17325.214073</text:p>
          </table:table-cell>
          <table:table-cell table:formula="of:=[.C52]-[.C51]" office:value-type="float" office:value="35.6542819999158" calcext:value-type="float">
            <text:p>35.6542819999</text:p>
          </table:table-cell>
          <table:table-cell table:formula="of:=[.E51]+[.F52]" office:value-type="float" office:value="812153.956518905" calcext:value-type="float">
            <text:p>812153.956518905</text:p>
          </table:table-cell>
          <table:table-cell table:formula="of:=[.F51]+[.$G$14]" office:value-type="float" office:value="17458.4005041465" calcext:value-type="float">
            <text:p>17458.4005041465</text:p>
          </table:table-cell>
          <table:table-cell table:formula="of:=[.B52]-[.E52]" office:value-type="float" office:value="704.402955095167" calcext:value-type="float">
            <text:p>704.4029550952</text:p>
          </table:table-cell>
          <table:table-cell table:formula="of:=[.C52]-[.F52]" office:value-type="float" office:value="-133.186431146532" calcext:value-type="float">
            <text:p>-133.1864311465</text:p>
          </table:table-cell>
          <table:table-cell office:value-type="float" office:value="817501.155557" calcext:value-type="float">
            <text:p>817501.155557</text:p>
          </table:table-cell>
          <table:table-cell table:formula="of:=[.I52]-[.I51]" office:value-type="float" office:value="17583.575573" calcext:value-type="float">
            <text:p>17583.575573</text:p>
          </table:table-cell>
          <table:table-cell table:formula="of:=[.J52]-[.J51]" office:value-type="float" office:value="151.440096000093" calcext:value-type="float">
            <text:p>151.4400960001</text:p>
          </table:table-cell>
          <table:table-cell table:formula="of:=[.I52]-[.B52]" office:value-type="float" office:value="4642.79608299991" calcext:value-type="float">
            <text:p>4642.7960829999</text:p>
          </table:table-cell>
          <table:table-cell table:formula="of:=[.L52]-[.L51]" office:value-type="float" office:value="258.361499999999" calcext:value-type="float">
            <text:p>258.3615</text:p>
          </table:table-cell>
          <table:table-cell table:formula="of:=[.B52]+[.O52]" office:value-type="float" office:value="825927.159637669" calcext:value-type="float">
            <text:p>825927.159637669</text:p>
          </table:table-cell>
          <table:table-cell table:formula="of:=[.O51]+[.$O$15]" office:value-type="float" office:value="13068.8001636688" calcext:value-type="float">
            <text:p>13068.8001636688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0313.130743" calcext:value-type="float">
            <text:p>830313.130743</text:p>
          </table:table-cell>
          <table:table-cell table:formula="of:=[.B53]-[.B52]" office:value-type="float" office:value="17454.7712689999" calcext:value-type="float">
            <text:p>17454.7712689999</text:p>
          </table:table-cell>
          <table:table-cell table:formula="of:=[.C53]-[.C52]" office:value-type="float" office:value="129.557195999892" calcext:value-type="float">
            <text:p>129.5571959999</text:p>
          </table:table-cell>
          <table:table-cell table:formula="of:=[.E52]+[.F53]" office:value-type="float" office:value="829651.529615537" calcext:value-type="float">
            <text:p>829651.529615537</text:p>
          </table:table-cell>
          <table:table-cell table:formula="of:=[.F52]+[.$G$14]" office:value-type="float" office:value="17497.5730966324" calcext:value-type="float">
            <text:p>17497.5730966324</text:p>
          </table:table-cell>
          <table:table-cell table:formula="of:=[.B53]-[.E53]" office:value-type="float" office:value="661.601127462694" calcext:value-type="float">
            <text:p>661.6011274627</text:p>
          </table:table-cell>
          <table:table-cell table:formula="of:=[.C53]-[.F53]" office:value-type="float" office:value="-42.801827632502" calcext:value-type="float">
            <text:p>-42.8018276325</text:p>
          </table:table-cell>
          <table:table-cell office:value-type="float" office:value="836127.81234" calcext:value-type="float">
            <text:p>836127.81234</text:p>
          </table:table-cell>
          <table:table-cell table:formula="of:=[.I53]-[.I52]" office:value-type="float" office:value="18626.656783" calcext:value-type="float">
            <text:p>18626.656783</text:p>
          </table:table-cell>
          <table:table-cell table:formula="of:=[.J53]-[.J52]" office:value-type="float" office:value="1043.08120999997" calcext:value-type="float">
            <text:p>1043.08121</text:p>
          </table:table-cell>
          <table:table-cell table:formula="of:=[.I53]-[.B53]" office:value-type="float" office:value="5814.68159699999" calcext:value-type="float">
            <text:p>5814.681597</text:p>
          </table:table-cell>
          <table:table-cell table:formula="of:=[.L53]-[.L52]" office:value-type="float" office:value="1171.88551400008" calcext:value-type="float">
            <text:p>1171.8855140001</text:p>
          </table:table-cell>
          <table:table-cell table:formula="of:=[.B53]+[.O53]" office:value-type="float" office:value="844013.425547125" calcext:value-type="float">
            <text:p>844013.425547125</text:p>
          </table:table-cell>
          <table:table-cell table:formula="of:=[.O52]+[.$O$15]" office:value-type="float" office:value="13700.294804125" calcext:value-type="float">
            <text:p>13700.294804125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7821.048461" calcext:value-type="float">
            <text:p>847821.048461</text:p>
          </table:table-cell>
          <table:table-cell table:formula="of:=[.B54]-[.B53]" office:value-type="float" office:value="17507.917718" calcext:value-type="float">
            <text:p>17507.917718</text:p>
          </table:table-cell>
          <table:table-cell table:formula="of:=[.C54]-[.C53]" office:value-type="float" office:value="53.146449000109" calcext:value-type="float">
            <text:p>53.1464490001</text:p>
          </table:table-cell>
          <table:table-cell table:formula="of:=[.E53]+[.F54]" office:value-type="float" office:value="847188.275304656" calcext:value-type="float">
            <text:p>847188.275304656</text:p>
          </table:table-cell>
          <table:table-cell table:formula="of:=[.F53]+[.$G$14]" office:value-type="float" office:value="17536.7456891183" calcext:value-type="float">
            <text:p>17536.7456891183</text:p>
          </table:table-cell>
          <table:table-cell table:formula="of:=[.B54]-[.E54]" office:value-type="float" office:value="632.773156344425" calcext:value-type="float">
            <text:p>632.7731563444</text:p>
          </table:table-cell>
          <table:table-cell table:formula="of:=[.C54]-[.F54]" office:value-type="float" office:value="-28.8279711182549" calcext:value-type="float">
            <text:p>-28.8279711183</text:p>
          </table:table-cell>
          <table:table-cell office:value-type="float" office:value="854226.340785" calcext:value-type="float">
            <text:p>854226.340785</text:p>
          </table:table-cell>
          <table:table-cell table:formula="of:=[.I54]-[.I53]" office:value-type="float" office:value="18098.5284450001" calcext:value-type="float">
            <text:p>18098.5284450001</text:p>
          </table:table-cell>
          <table:table-cell table:formula="of:=[.J54]-[.J53]" office:value-type="float" office:value="-528.128337999922" calcext:value-type="float">
            <text:p>-528.1283379999</text:p>
          </table:table-cell>
          <table:table-cell table:formula="of:=[.I54]-[.B54]" office:value-type="float" office:value="6405.29232400004" calcext:value-type="float">
            <text:p>6405.292324</text:p>
          </table:table-cell>
          <table:table-cell table:formula="of:=[.L54]-[.L53]" office:value-type="float" office:value="590.61072700005" calcext:value-type="float">
            <text:p>590.6107270001</text:p>
          </table:table-cell>
          <table:table-cell table:formula="of:=[.B54]+[.O54]" office:value-type="float" office:value="862152.837905581" calcext:value-type="float">
            <text:p>862152.837905581</text:p>
          </table:table-cell>
          <table:table-cell table:formula="of:=[.O53]+[.$O$15]" office:value-type="float" office:value="14331.7894445813" calcext:value-type="float">
            <text:p>14331.7894445813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5469.30446" calcext:value-type="float">
            <text:p>865469.30446</text:p>
          </table:table-cell>
          <table:table-cell table:formula="of:=[.B55]-[.B54]" office:value-type="float" office:value="17648.255999" calcext:value-type="float">
            <text:p>17648.255999</text:p>
          </table:table-cell>
          <table:table-cell table:formula="of:=[.C55]-[.C54]" office:value-type="float" office:value="140.338281000033" calcext:value-type="float">
            <text:p>140.338281</text:p>
          </table:table-cell>
          <table:table-cell table:formula="of:=[.E54]+[.F55]" office:value-type="float" office:value="864764.19358626" calcext:value-type="float">
            <text:p>864764.19358626</text:p>
          </table:table-cell>
          <table:table-cell table:formula="of:=[.F54]+[.$G$14]" office:value-type="float" office:value="17575.9182816041" calcext:value-type="float">
            <text:p>17575.9182816041</text:p>
          </table:table-cell>
          <table:table-cell table:formula="of:=[.B55]-[.E55]" office:value-type="float" office:value="705.110873740399" calcext:value-type="float">
            <text:p>705.1108737404</text:p>
          </table:table-cell>
          <table:table-cell table:formula="of:=[.C55]-[.F55]" office:value-type="float" office:value="72.3377173959161" calcext:value-type="float">
            <text:p>72.3377173959</text:p>
          </table:table-cell>
          <table:table-cell office:value-type="float" office:value="873091.583996" calcext:value-type="float">
            <text:p>873091.583996</text:p>
          </table:table-cell>
          <table:table-cell table:formula="of:=[.I55]-[.I54]" office:value-type="float" office:value="18865.243211" calcext:value-type="float">
            <text:p>18865.243211</text:p>
          </table:table-cell>
          <table:table-cell table:formula="of:=[.J55]-[.J54]" office:value-type="float" office:value="766.714765999932" calcext:value-type="float">
            <text:p>766.7147659999</text:p>
          </table:table-cell>
          <table:table-cell table:formula="of:=[.I55]-[.B55]" office:value-type="float" office:value="7622.27953599999" calcext:value-type="float">
            <text:p>7622.279536</text:p>
          </table:table-cell>
          <table:table-cell table:formula="of:=[.L55]-[.L54]" office:value-type="float" office:value="1216.98721199995" calcext:value-type="float">
            <text:p>1216.987212</text:p>
          </table:table-cell>
          <table:table-cell table:formula="of:=[.B55]+[.O55]" office:value-type="float" office:value="880432.588545038" calcext:value-type="float">
            <text:p>880432.588545038</text:p>
          </table:table-cell>
          <table:table-cell table:formula="of:=[.O54]+[.$O$15]" office:value-type="float" office:value="14963.2840850375" calcext:value-type="float">
            <text:p>14963.2840850375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3127.073618" calcext:value-type="float">
            <text:p>883127.073618</text:p>
          </table:table-cell>
          <table:table-cell table:formula="of:=[.B56]-[.B55]" office:value-type="float" office:value="17657.769158" calcext:value-type="float">
            <text:p>17657.769158</text:p>
          </table:table-cell>
          <table:table-cell table:formula="of:=[.C56]-[.C55]" office:value-type="float" office:value="9.51315899996553" calcext:value-type="float">
            <text:p>9.513159</text:p>
          </table:table-cell>
          <table:table-cell table:formula="of:=[.E55]+[.F56]" office:value-type="float" office:value="882379.28446035" calcext:value-type="float">
            <text:p>882379.28446035</text:p>
          </table:table-cell>
          <table:table-cell table:formula="of:=[.F55]+[.$G$14]" office:value-type="float" office:value="17615.09087409" calcext:value-type="float">
            <text:p>17615.09087409</text:p>
          </table:table-cell>
          <table:table-cell table:formula="of:=[.B56]-[.E56]" office:value-type="float" office:value="747.789157650433" calcext:value-type="float">
            <text:p>747.7891576504</text:p>
          </table:table-cell>
          <table:table-cell table:formula="of:=[.C56]-[.F56]" office:value-type="float" office:value="42.6782839100197" calcext:value-type="float">
            <text:p>42.67828391</text:p>
          </table:table-cell>
          <table:table-cell office:value-type="float" office:value="891978.964052" calcext:value-type="float">
            <text:p>891978.964052</text:p>
          </table:table-cell>
          <table:table-cell table:formula="of:=[.I56]-[.I55]" office:value-type="float" office:value="18887.380056" calcext:value-type="float">
            <text:p>18887.380056</text:p>
          </table:table-cell>
          <table:table-cell table:formula="of:=[.J56]-[.J55]" office:value-type="float" office:value="22.1368449999718" calcext:value-type="float">
            <text:p>22.136845</text:p>
          </table:table-cell>
          <table:table-cell table:formula="of:=[.I56]-[.B56]" office:value-type="float" office:value="8851.89043399994" calcext:value-type="float">
            <text:p>8851.890434</text:p>
          </table:table-cell>
          <table:table-cell table:formula="of:=[.L56]-[.L55]" office:value-type="float" office:value="1229.61089799996" calcext:value-type="float">
            <text:p>1229.610898</text:p>
          </table:table-cell>
          <table:table-cell table:formula="of:=[.B56]+[.O56]" office:value-type="float" office:value="898721.852343494" calcext:value-type="float">
            <text:p>898721.852343494</text:p>
          </table:table-cell>
          <table:table-cell table:formula="of:=[.O55]+[.$O$15]" office:value-type="float" office:value="15594.7787254938" calcext:value-type="float">
            <text:p>15594.7787254938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0688.154558" calcext:value-type="float">
            <text:p>900688.154558</text:p>
          </table:table-cell>
          <table:table-cell table:formula="of:=[.B57]-[.B56]" office:value-type="float" office:value="17561.08094" calcext:value-type="float">
            <text:p>17561.08094</text:p>
          </table:table-cell>
          <table:table-cell table:formula="of:=[.C57]-[.C56]" office:value-type="float" office:value="-96.6882179999957" calcext:value-type="float">
            <text:p>-96.688218</text:p>
          </table:table-cell>
          <table:table-cell table:formula="of:=[.E56]+[.F57]" office:value-type="float" office:value="900033.547926926" calcext:value-type="float">
            <text:p>900033.547926926</text:p>
          </table:table-cell>
          <table:table-cell table:formula="of:=[.F56]+[.$G$14]" office:value-type="float" office:value="17654.2634665759" calcext:value-type="float">
            <text:p>17654.2634665759</text:p>
          </table:table-cell>
          <table:table-cell table:formula="of:=[.B57]-[.E57]" office:value-type="float" office:value="654.606631074566" calcext:value-type="float">
            <text:p>654.6066310746</text:p>
          </table:table-cell>
          <table:table-cell table:formula="of:=[.C57]-[.F57]" office:value-type="float" office:value="-93.182526575838" calcext:value-type="float">
            <text:p>-93.1825265758</text:p>
          </table:table-cell>
          <table:table-cell office:value-type="float" office:value="911191.660795" calcext:value-type="float">
            <text:p>911191.660795</text:p>
          </table:table-cell>
          <table:table-cell table:formula="of:=[.I57]-[.I56]" office:value-type="float" office:value="19212.6967430001" calcext:value-type="float">
            <text:p>19212.6967430001</text:p>
          </table:table-cell>
          <table:table-cell table:formula="of:=[.J57]-[.J56]" office:value-type="float" office:value="325.3166870001" calcext:value-type="float">
            <text:p>325.3166870001</text:p>
          </table:table-cell>
          <table:table-cell table:formula="of:=[.I57]-[.B57]" office:value-type="float" office:value="10503.506237" calcext:value-type="float">
            <text:p>10503.506237</text:p>
          </table:table-cell>
          <table:table-cell table:formula="of:=[.L57]-[.L56]" office:value-type="float" office:value="1651.61580300005" calcext:value-type="float">
            <text:p>1651.6158030001</text:p>
          </table:table-cell>
          <table:table-cell table:formula="of:=[.B57]+[.O57]" office:value-type="float" office:value="916914.42792395" calcext:value-type="float">
            <text:p>916914.42792395</text:p>
          </table:table-cell>
          <table:table-cell table:formula="of:=[.O56]+[.$O$15]" office:value-type="float" office:value="16226.27336595" calcext:value-type="float">
            <text:p>16226.27336595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8351.826006" calcext:value-type="float">
            <text:p>918351.826006</text:p>
          </table:table-cell>
          <table:table-cell table:formula="of:=[.B58]-[.B57]" office:value-type="float" office:value="17663.671448" calcext:value-type="float">
            <text:p>17663.671448</text:p>
          </table:table-cell>
          <table:table-cell table:formula="of:=[.C58]-[.C57]" office:value-type="float" office:value="102.590507999994" calcext:value-type="float">
            <text:p>102.590508</text:p>
          </table:table-cell>
          <table:table-cell table:formula="of:=[.E57]+[.F58]" office:value-type="float" office:value="917726.983985987" calcext:value-type="float">
            <text:p>917726.983985987</text:p>
          </table:table-cell>
          <table:table-cell table:formula="of:=[.F57]+[.$G$14]" office:value-type="float" office:value="17693.4360590617" calcext:value-type="float">
            <text:p>17693.4360590617</text:p>
          </table:table-cell>
          <table:table-cell table:formula="of:=[.B58]-[.E58]" office:value-type="float" office:value="624.842020012904" calcext:value-type="float">
            <text:p>624.8420200129</text:p>
          </table:table-cell>
          <table:table-cell table:formula="of:=[.C58]-[.F58]" office:value-type="float" office:value="-29.7646110617061" calcext:value-type="float">
            <text:p>-29.7646110617</text:p>
          </table:table-cell>
          <table:table-cell office:value-type="float" office:value="930537.128771" calcext:value-type="float">
            <text:p>930537.128771</text:p>
          </table:table-cell>
          <table:table-cell table:formula="of:=[.I58]-[.I57]" office:value-type="float" office:value="19345.4679759999" calcext:value-type="float">
            <text:p>19345.4679759999</text:p>
          </table:table-cell>
          <table:table-cell table:formula="of:=[.J58]-[.J57]" office:value-type="float" office:value="132.771232999861" calcext:value-type="float">
            <text:p>132.7712329999</text:p>
          </table:table-cell>
          <table:table-cell table:formula="of:=[.I58]-[.B58]" office:value-type="float" office:value="12185.3027649999" calcext:value-type="float">
            <text:p>12185.3027649999</text:p>
          </table:table-cell>
          <table:table-cell table:formula="of:=[.L58]-[.L57]" office:value-type="float" office:value="1681.79652799992" calcext:value-type="float">
            <text:p>1681.7965279999</text:p>
          </table:table-cell>
          <table:table-cell table:formula="of:=[.B58]+[.O58]" office:value-type="float" office:value="935209.594012406" calcext:value-type="float">
            <text:p>935209.594012406</text:p>
          </table:table-cell>
          <table:table-cell table:formula="of:=[.O57]+[.$O$15]" office:value-type="float" office:value="16857.7680064063" calcext:value-type="float">
            <text:p>16857.7680064063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5896.896546" calcext:value-type="float">
            <text:p>935896.896546</text:p>
          </table:table-cell>
          <table:table-cell table:formula="of:=[.B59]-[.B58]" office:value-type="float" office:value="17545.07054" calcext:value-type="float">
            <text:p>17545.07054</text:p>
          </table:table-cell>
          <table:table-cell table:formula="of:=[.C59]-[.C58]" office:value-type="float" office:value="-118.600908000022" calcext:value-type="float">
            <text:p>-118.600908</text:p>
          </table:table-cell>
          <table:table-cell table:formula="of:=[.E58]+[.F59]" office:value-type="float" office:value="935459.592637535" calcext:value-type="float">
            <text:p>935459.592637535</text:p>
          </table:table-cell>
          <table:table-cell table:formula="of:=[.F58]+[.$G$14]" office:value-type="float" office:value="17732.6086515476" calcext:value-type="float">
            <text:p>17732.6086515476</text:p>
          </table:table-cell>
          <table:table-cell table:formula="of:=[.B59]-[.E59]" office:value-type="float" office:value="437.303908465314" calcext:value-type="float">
            <text:p>437.3039084653</text:p>
          </table:table-cell>
          <table:table-cell table:formula="of:=[.C59]-[.F59]" office:value-type="float" office:value="-187.53811154759" calcext:value-type="float">
            <text:p>-187.5381115476</text:p>
          </table:table-cell>
          <table:table-cell office:value-type="float" office:value="950171.21273" calcext:value-type="float">
            <text:p>950171.21273</text:p>
          </table:table-cell>
          <table:table-cell table:formula="of:=[.I59]-[.I58]" office:value-type="float" office:value="19634.0839590001" calcext:value-type="float">
            <text:p>19634.0839590001</text:p>
          </table:table-cell>
          <table:table-cell table:formula="of:=[.J59]-[.J58]" office:value-type="float" office:value="288.615983000142" calcext:value-type="float">
            <text:p>288.6159830001</text:p>
          </table:table-cell>
          <table:table-cell table:formula="of:=[.I59]-[.B59]" office:value-type="float" office:value="14274.316184" calcext:value-type="float">
            <text:p>14274.316184</text:p>
          </table:table-cell>
          <table:table-cell table:formula="of:=[.L59]-[.L58]" office:value-type="float" office:value="2089.01341900008" calcext:value-type="float">
            <text:p>2089.0134190001</text:p>
          </table:table-cell>
          <table:table-cell table:formula="of:=[.B59]+[.O59]" office:value-type="float" office:value="953386.159192863" calcext:value-type="float">
            <text:p>953386.159192863</text:p>
          </table:table-cell>
          <table:table-cell table:formula="of:=[.O58]+[.$O$15]" office:value-type="float" office:value="17489.2626468625" calcext:value-type="float">
            <text:p>17489.2626468625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3467.964113" calcext:value-type="float">
            <text:p>953467.964113</text:p>
          </table:table-cell>
          <table:table-cell table:formula="of:=[.B60]-[.B59]" office:value-type="float" office:value="17571.0675669999" calcext:value-type="float">
            <text:p>17571.0675669999</text:p>
          </table:table-cell>
          <table:table-cell table:formula="of:=[.C60]-[.C59]" office:value-type="float" office:value="25.9970269999467" calcext:value-type="float">
            <text:p>25.9970269999</text:p>
          </table:table-cell>
          <table:table-cell table:formula="of:=[.E59]+[.F60]" office:value-type="float" office:value="953231.373881568" calcext:value-type="float">
            <text:p>953231.373881568</text:p>
          </table:table-cell>
          <table:table-cell table:formula="of:=[.F59]+[.$G$14]" office:value-type="float" office:value="17771.7812440334" calcext:value-type="float">
            <text:p>17771.7812440334</text:p>
          </table:table-cell>
          <table:table-cell table:formula="of:=[.B60]-[.E60]" office:value-type="float" office:value="236.590231431765" calcext:value-type="float">
            <text:p>236.5902314318</text:p>
          </table:table-cell>
          <table:table-cell table:formula="of:=[.C60]-[.F60]" office:value-type="float" office:value="-200.713677033506" calcext:value-type="float">
            <text:p>-200.7136770335</text:p>
          </table:table-cell>
          <table:table-cell office:value-type="float" office:value="972875.268155" calcext:value-type="float">
            <text:p>972875.268155</text:p>
          </table:table-cell>
          <table:table-cell table:formula="of:=[.I60]-[.I59]" office:value-type="float" office:value="22704.055425" calcext:value-type="float">
            <text:p>22704.055425</text:p>
          </table:table-cell>
          <table:table-cell table:formula="of:=[.J60]-[.J59]" office:value-type="float" office:value="3069.97146599996" calcext:value-type="float">
            <text:p>3069.971466</text:p>
          </table:table-cell>
          <table:table-cell table:formula="of:=[.I60]-[.B60]" office:value-type="float" office:value="19407.3040420001" calcext:value-type="float">
            <text:p>19407.3040420001</text:p>
          </table:table-cell>
          <table:table-cell table:formula="of:=[.L60]-[.L59]" office:value-type="float" office:value="5132.9878580001" calcext:value-type="float">
            <text:p>5132.9878580001</text:p>
          </table:table-cell>
          <table:table-cell table:formula="of:=[.B60]+[.O60]" office:value-type="float" office:value="971588.721400319" calcext:value-type="float">
            <text:p>971588.721400319</text:p>
          </table:table-cell>
          <table:table-cell table:formula="of:=[.O59]+[.$O$15]" office:value-type="float" office:value="18120.7572873188" calcext:value-type="float">
            <text:p>18120.7572873188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1078.875784" calcext:value-type="float">
            <text:p>971078.875784</text:p>
          </table:table-cell>
          <table:table-cell table:formula="of:=[.B61]-[.B60]" office:value-type="float" office:value="17610.9116710001" calcext:value-type="float">
            <text:p>17610.9116710001</text:p>
          </table:table-cell>
          <table:table-cell table:formula="of:=[.C61]-[.C60]" office:value-type="float" office:value="39.8441040001344" calcext:value-type="float">
            <text:p>39.8441040001</text:p>
          </table:table-cell>
          <table:table-cell table:formula="of:=[.E60]+[.F61]" office:value-type="float" office:value="971042.327718087" calcext:value-type="float">
            <text:p>971042.327718087</text:p>
          </table:table-cell>
          <table:table-cell table:formula="of:=[.F60]+[.$G$14]" office:value-type="float" office:value="17810.9538365193" calcext:value-type="float">
            <text:p>17810.9538365193</text:p>
          </table:table-cell>
          <table:table-cell table:formula="of:=[.B61]-[.E61]" office:value-type="float" office:value="36.5480659125606" calcext:value-type="float">
            <text:p>36.5480659126</text:p>
          </table:table-cell>
          <table:table-cell table:formula="of:=[.C61]-[.F61]" office:value-type="float" office:value="-200.042165519233" calcext:value-type="float">
            <text:p>-200.0421655192</text:p>
          </table:table-cell>
          <table:table-cell office:value-type="float" office:value="996218.743489" calcext:value-type="float">
            <text:p>996218.743489</text:p>
          </table:table-cell>
          <table:table-cell table:formula="of:=[.I61]-[.I60]" office:value-type="float" office:value="23343.475334" calcext:value-type="float">
            <text:p>23343.475334</text:p>
          </table:table-cell>
          <table:table-cell table:formula="of:=[.J61]-[.J60]" office:value-type="float" office:value="639.419908999931" calcext:value-type="float">
            <text:p>639.4199089999</text:p>
          </table:table-cell>
          <table:table-cell table:formula="of:=[.I61]-[.B61]" office:value-type="float" office:value="25139.867705" calcext:value-type="float">
            <text:p>25139.867705</text:p>
          </table:table-cell>
          <table:table-cell table:formula="of:=[.L61]-[.L60]" office:value-type="float" office:value="5732.56366299989" calcext:value-type="float">
            <text:p>5732.5636629999</text:p>
          </table:table-cell>
          <table:table-cell table:formula="of:=[.B61]+[.O61]" office:value-type="float" office:value="989831.127711775" calcext:value-type="float">
            <text:p>989831.127711775</text:p>
          </table:table-cell>
          <table:table-cell table:formula="of:=[.O60]+[.$O$15]" office:value-type="float" office:value="18752.251927775" calcext:value-type="float">
            <text:p>18752.251927775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8720.284866" calcext:value-type="float">
            <text:p>988720.284866</text:p>
          </table:table-cell>
          <table:table-cell table:formula="of:=[.B62]-[.B61]" office:value-type="float" office:value="17641.4090819999" calcext:value-type="float">
            <text:p>17641.4090819999</text:p>
          </table:table-cell>
          <table:table-cell table:formula="of:=[.C62]-[.C61]" office:value-type="float" office:value="30.4974109998439" calcext:value-type="float">
            <text:p>30.4974109998</text:p>
          </table:table-cell>
          <table:table-cell table:formula="of:=[.E61]+[.F62]" office:value-type="float" office:value="988892.454147093" calcext:value-type="float">
            <text:p>988892.454147093</text:p>
          </table:table-cell>
          <table:table-cell table:formula="of:=[.F61]+[.$G$14]" office:value-type="float" office:value="17850.1264290052" calcext:value-type="float">
            <text:p>17850.1264290052</text:p>
          </table:table-cell>
          <table:table-cell table:formula="of:=[.B62]-[.E62]" office:value-type="float" office:value="-172.169281092705" calcext:value-type="float">
            <text:p>-172.1692810927</text:p>
          </table:table-cell>
          <table:table-cell table:formula="of:=[.C62]-[.F62]" office:value-type="float" office:value="-208.717347005251" calcext:value-type="float">
            <text:p>-208.7173470053</text:p>
          </table:table-cell>
          <table:table-cell office:value-type="float" office:value="1019654.72499" calcext:value-type="float">
            <text:p>1019654.72499</text:p>
          </table:table-cell>
          <table:table-cell table:formula="of:=[.I62]-[.I61]" office:value-type="float" office:value="23435.981501" calcext:value-type="float">
            <text:p>23435.981501</text:p>
          </table:table-cell>
          <table:table-cell table:formula="of:=[.J62]-[.J61]" office:value-type="float" office:value="92.5061670000432" calcext:value-type="float">
            <text:p>92.506167</text:p>
          </table:table-cell>
          <table:table-cell table:formula="of:=[.I62]-[.B62]" office:value-type="float" office:value="30934.4401240001" calcext:value-type="float">
            <text:p>30934.4401240001</text:p>
          </table:table-cell>
          <table:table-cell table:formula="of:=[.L62]-[.L61]" office:value-type="float" office:value="5794.57241900009" calcext:value-type="float">
            <text:p>5794.5724190001</text:p>
          </table:table-cell>
          <table:table-cell table:formula="of:=[.B62]+[.O62]" office:value-type="float" office:value="1008104.03143423" calcext:value-type="float">
            <text:p>1008104.03143423</text:p>
          </table:table-cell>
          <table:table-cell table:formula="of:=[.O61]+[.$O$15]" office:value-type="float" office:value="19383.7465682313" calcext:value-type="float">
            <text:p>19383.746568231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6392.72503" calcext:value-type="float">
            <text:p>1006392.72503</text:p>
          </table:table-cell>
          <table:table-cell table:formula="of:=[.B63]-[.B62]" office:value-type="float" office:value="17672.440164" calcext:value-type="float">
            <text:p>17672.440164</text:p>
          </table:table-cell>
          <table:table-cell table:formula="of:=[.C63]-[.C62]" office:value-type="float" office:value="31.0310820001177" calcext:value-type="float">
            <text:p>31.0310820001</text:p>
          </table:table-cell>
          <table:table-cell table:formula="of:=[.E62]+[.F63]" office:value-type="float" office:value="1006781.75316858" calcext:value-type="float">
            <text:p>1006781.75316858</text:p>
          </table:table-cell>
          <table:table-cell table:formula="of:=[.F62]+[.$G$14]" office:value-type="float" office:value="17889.299021491" calcext:value-type="float">
            <text:p>17889.299021491</text:p>
          </table:table-cell>
          <table:table-cell table:formula="of:=[.B63]-[.E63]" office:value-type="float" office:value="-389.028138583642" calcext:value-type="float">
            <text:p>-389.0281385836</text:p>
          </table:table-cell>
          <table:table-cell table:formula="of:=[.C63]-[.F63]" office:value-type="float" office:value="-216.858857490995" calcext:value-type="float">
            <text:p>-216.858857491</text:p>
          </table:table-cell>
          <table:table-cell office:value-type="float" office:value="1043140.05647" calcext:value-type="float">
            <text:p>1043140.05647</text:p>
          </table:table-cell>
          <table:table-cell table:formula="of:=[.I63]-[.I62]" office:value-type="float" office:value="23485.3314799999" calcext:value-type="float">
            <text:p>23485.3314799999</text:p>
          </table:table-cell>
          <table:table-cell table:formula="of:=[.J63]-[.J62]" office:value-type="float" office:value="49.3499789999332" calcext:value-type="float">
            <text:p>49.3499789999</text:p>
          </table:table-cell>
          <table:table-cell table:formula="of:=[.I63]-[.B63]" office:value-type="float" office:value="36747.33144" calcext:value-type="float">
            <text:p>36747.33144</text:p>
          </table:table-cell>
          <table:table-cell table:formula="of:=[.L63]-[.L62]" office:value-type="float" office:value="5812.89131599991" calcext:value-type="float">
            <text:p>5812.8913159999</text:p>
          </table:table-cell>
          <table:table-cell table:formula="of:=[.B63]+[.O63]" office:value-type="float" office:value="1026407.96623869" calcext:value-type="float">
            <text:p>1026407.96623869</text:p>
          </table:table-cell>
          <table:table-cell table:formula="of:=[.O62]+[.$O$15]" office:value-type="float" office:value="20015.2412086875" calcext:value-type="float">
            <text:p>20015.2412086875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4078.10516" calcext:value-type="float">
            <text:p>1024078.10516</text:p>
          </table:table-cell>
          <table:table-cell table:formula="of:=[.B64]-[.B63]" office:value-type="float" office:value="17685.3801300001" calcext:value-type="float">
            <text:p>17685.3801300001</text:p>
          </table:table-cell>
          <table:table-cell table:formula="of:=[.C64]-[.C63]" office:value-type="float" office:value="12.9399660000345" calcext:value-type="float">
            <text:p>12.939966</text:p>
          </table:table-cell>
          <table:table-cell table:formula="of:=[.E63]+[.F64]" office:value-type="float" office:value="1024710.22478256" calcext:value-type="float">
            <text:p>1024710.22478256</text:p>
          </table:table-cell>
          <table:table-cell table:formula="of:=[.F63]+[.$G$14]" office:value-type="float" office:value="17928.4716139769" calcext:value-type="float">
            <text:p>17928.4716139769</text:p>
          </table:table-cell>
          <table:table-cell table:formula="of:=[.B64]-[.E64]" office:value-type="float" office:value="-632.119622560451" calcext:value-type="float">
            <text:p>-632.1196225605</text:p>
          </table:table-cell>
          <table:table-cell table:formula="of:=[.C64]-[.F64]" office:value-type="float" office:value="-243.091483976823" calcext:value-type="float">
            <text:p>-243.0914839768</text:p>
          </table:table-cell>
          <table:table-cell office:value-type="float" office:value="1066980.67333" calcext:value-type="float">
            <text:p>1066980.67333</text:p>
          </table:table-cell>
          <table:table-cell table:formula="of:=[.I64]-[.I63]" office:value-type="float" office:value="23840.6168599999" calcext:value-type="float">
            <text:p>23840.6168599999</text:p>
          </table:table-cell>
          <table:table-cell table:formula="of:=[.J64]-[.J63]" office:value-type="float" office:value="355.285380000016" calcext:value-type="float">
            <text:p>355.28538</text:p>
          </table:table-cell>
          <table:table-cell table:formula="of:=[.I64]-[.B64]" office:value-type="float" office:value="42902.5681699999" calcext:value-type="float">
            <text:p>42902.5681699999</text:p>
          </table:table-cell>
          <table:table-cell table:formula="of:=[.L64]-[.L63]" office:value-type="float" office:value="6155.23672999989" calcext:value-type="float">
            <text:p>6155.2367299999</text:p>
          </table:table-cell>
          <table:table-cell table:formula="of:=[.B64]+[.O64]" office:value-type="float" office:value="1044724.84100914" calcext:value-type="float">
            <text:p>1044724.84100914</text:p>
          </table:table-cell>
          <table:table-cell table:formula="of:=[.O63]+[.$O$15]" office:value-type="float" office:value="20646.7358491438" calcext:value-type="float">
            <text:p>20646.7358491438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41791.13508" calcext:value-type="float">
            <text:p>1041791.13508</text:p>
          </table:table-cell>
          <table:table-cell table:formula="of:=[.B65]-[.B64]" office:value-type="float" office:value="17713.02992" calcext:value-type="float">
            <text:p>17713.02992</text:p>
          </table:table-cell>
          <table:table-cell table:formula="of:=[.C65]-[.C64]" office:value-type="float" office:value="27.6497899999376" calcext:value-type="float">
            <text:p>27.6497899999</text:p>
          </table:table-cell>
          <table:table-cell table:formula="of:=[.E64]+[.F65]" office:value-type="float" office:value="1042677.86898902" calcext:value-type="float">
            <text:p>1042677.86898902</text:p>
          </table:table-cell>
          <table:table-cell table:formula="of:=[.F64]+[.$G$14]" office:value-type="float" office:value="17967.6442064627" calcext:value-type="float">
            <text:p>17967.6442064627</text:p>
          </table:table-cell>
          <table:table-cell table:formula="of:=[.B65]-[.E65]" office:value-type="float" office:value="-886.733909023227" calcext:value-type="float">
            <text:p>-886.7339090232</text:p>
          </table:table-cell>
          <table:table-cell table:formula="of:=[.C65]-[.F65]" office:value-type="float" office:value="-254.614286462747" calcext:value-type="float">
            <text:p>-254.6142864627</text:p>
          </table:table-cell>
          <table:table-cell office:value-type="float" office:value="1088115.94986" calcext:value-type="float">
            <text:p>1088115.94986</text:p>
          </table:table-cell>
          <table:table-cell table:formula="of:=[.I65]-[.I64]" office:value-type="float" office:value="21135.2765300001" calcext:value-type="float">
            <text:p>21135.2765300001</text:p>
          </table:table-cell>
          <table:table-cell table:formula="of:=[.J65]-[.J64]" office:value-type="float" office:value="-2705.3403299998" calcext:value-type="float">
            <text:p>-2705.3403299998</text:p>
          </table:table-cell>
          <table:table-cell table:formula="of:=[.I65]-[.B65]" office:value-type="float" office:value="46324.81478" calcext:value-type="float">
            <text:p>46324.81478</text:p>
          </table:table-cell>
          <table:table-cell table:formula="of:=[.L65]-[.L64]" office:value-type="float" office:value="3422.24661000015" calcext:value-type="float">
            <text:p>3422.2466100002</text:p>
          </table:table-cell>
          <table:table-cell table:formula="of:=[.B65]+[.O65]" office:value-type="float" office:value="1063069.3655696" calcext:value-type="float">
            <text:p>1063069.3655696</text:p>
          </table:table-cell>
          <table:table-cell table:formula="of:=[.O64]+[.$O$15]" office:value-type="float" office:value="21278.2304896" calcext:value-type="float">
            <text:p>21278.2304896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59467.89152" calcext:value-type="float">
            <text:p>1059467.89152</text:p>
          </table:table-cell>
          <table:table-cell table:formula="of:=[.B66]-[.B65]" office:value-type="float" office:value="17676.75644" calcext:value-type="float">
            <text:p>17676.75644</text:p>
          </table:table-cell>
          <table:table-cell table:formula="of:=[.C66]-[.C65]" office:value-type="float" office:value="-36.2734799999744" calcext:value-type="float">
            <text:p>-36.27348</text:p>
          </table:table-cell>
          <table:table-cell table:formula="of:=[.E65]+[.F66]" office:value-type="float" office:value="1060684.68578797" calcext:value-type="float">
            <text:p>1060684.68578797</text:p>
          </table:table-cell>
          <table:table-cell table:formula="of:=[.F65]+[.$G$14]" office:value-type="float" office:value="18006.8167989486" calcext:value-type="float">
            <text:p>18006.8167989486</text:p>
          </table:table-cell>
          <table:table-cell table:formula="of:=[.B66]-[.E66]" office:value-type="float" office:value="-1216.79426797177" calcext:value-type="float">
            <text:p>-1216.7942679718</text:p>
          </table:table-cell>
          <table:table-cell table:formula="of:=[.C66]-[.F66]" office:value-type="float" office:value="-330.060358948584" calcext:value-type="float">
            <text:p>-330.0603589486</text:p>
          </table:table-cell>
          <table:table-cell office:value-type="float" office:value="1107957.03582" calcext:value-type="float">
            <text:p>1107957.03582</text:p>
          </table:table-cell>
          <table:table-cell table:formula="of:=[.I66]-[.I65]" office:value-type="float" office:value="19841.0859600001" calcext:value-type="float">
            <text:p>19841.0859600001</text:p>
          </table:table-cell>
          <table:table-cell table:formula="of:=[.J66]-[.J65]" office:value-type="float" office:value="-1294.19057000009" calcext:value-type="float">
            <text:p>-1294.1905700001</text:p>
          </table:table-cell>
          <table:table-cell table:formula="of:=[.I66]-[.B66]" office:value-type="float" office:value="48489.1443" calcext:value-type="float">
            <text:p>48489.1443</text:p>
          </table:table-cell>
          <table:table-cell table:formula="of:=[.L66]-[.L65]" office:value-type="float" office:value="2164.32952000003" calcext:value-type="float">
            <text:p>2164.32952</text:p>
          </table:table-cell>
          <table:table-cell table:formula="of:=[.B66]+[.O66]" office:value-type="float" office:value="1081377.61665006" calcext:value-type="float">
            <text:p>1081377.61665006</text:p>
          </table:table-cell>
          <table:table-cell table:formula="of:=[.O65]+[.$O$15]" office:value-type="float" office:value="21909.7251300563" calcext:value-type="float">
            <text:p>21909.7251300563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7171.73317" calcext:value-type="float">
            <text:p>1077171.73317</text:p>
          </table:table-cell>
          <table:table-cell table:formula="of:=[.B67]-[.B66]" office:value-type="float" office:value="17703.8416499998" calcext:value-type="float">
            <text:p>17703.8416499998</text:p>
          </table:table-cell>
          <table:table-cell table:formula="of:=[.C67]-[.C66]" office:value-type="float" office:value="27.0852099998156" calcext:value-type="float">
            <text:p>27.0852099998</text:p>
          </table:table-cell>
          <table:table-cell table:formula="of:=[.E66]+[.F67]" office:value-type="float" office:value="1078730.67517941" calcext:value-type="float">
            <text:p>1078730.67517941</text:p>
          </table:table-cell>
          <table:table-cell table:formula="of:=[.F66]+[.$G$14]" office:value-type="float" office:value="18045.9893914345" calcext:value-type="float">
            <text:p>18045.9893914345</text:p>
          </table:table-cell>
          <table:table-cell table:formula="of:=[.B67]-[.E67]" office:value-type="float" office:value="-1558.9420094064" calcext:value-type="float">
            <text:p>-1558.9420094064</text:p>
          </table:table-cell>
          <table:table-cell table:formula="of:=[.C67]-[.F67]" office:value-type="float" office:value="-342.14774143463" calcext:value-type="float">
            <text:p>-342.1477414346</text:p>
          </table:table-cell>
          <table:table-cell office:value-type="float" office:value="1128869.16441" calcext:value-type="float">
            <text:p>1128869.16441</text:p>
          </table:table-cell>
          <table:table-cell table:formula="of:=[.I67]-[.I66]" office:value-type="float" office:value="20912.1285899999" calcext:value-type="float">
            <text:p>20912.1285899999</text:p>
          </table:table-cell>
          <table:table-cell table:formula="of:=[.J67]-[.J66]" office:value-type="float" office:value="1071.04262999981" calcext:value-type="float">
            <text:p>1071.0426299998</text:p>
          </table:table-cell>
          <table:table-cell table:formula="of:=[.I67]-[.B67]" office:value-type="float" office:value="51697.4312400001" calcext:value-type="float">
            <text:p>51697.4312400001</text:p>
          </table:table-cell>
          <table:table-cell table:formula="of:=[.L67]-[.L66]" office:value-type="float" office:value="3208.28694000002" calcext:value-type="float">
            <text:p>3208.28694</text:p>
          </table:table-cell>
          <table:table-cell table:formula="of:=[.B67]+[.O67]" office:value-type="float" office:value="1099712.95294051" calcext:value-type="float">
            <text:p>1099712.95294051</text:p>
          </table:table-cell>
          <table:table-cell table:formula="of:=[.O66]+[.$O$15]" office:value-type="float" office:value="22541.2197705125" calcext:value-type="float">
            <text:p>22541.2197705125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94901.51217" calcext:value-type="float">
            <text:p>1094901.51217</text:p>
          </table:table-cell>
          <table:table-cell table:formula="of:=[.B68]-[.B67]" office:value-type="float" office:value="17729.7790000001" calcext:value-type="float">
            <text:p>17729.7790000001</text:p>
          </table:table-cell>
          <table:table-cell table:formula="of:=[.C68]-[.C67]" office:value-type="float" office:value="25.9373500002548" calcext:value-type="float">
            <text:p>25.9373500003</text:p>
          </table:table-cell>
          <table:table-cell table:formula="of:=[.E67]+[.F68]" office:value-type="float" office:value="1096815.83716333" calcext:value-type="float">
            <text:p>1096815.83716333</text:p>
          </table:table-cell>
          <table:table-cell table:formula="of:=[.F67]+[.$G$14]" office:value-type="float" office:value="18085.1619839203" calcext:value-type="float">
            <text:p>18085.1619839203</text:p>
          </table:table-cell>
          <table:table-cell table:formula="of:=[.B68]-[.E68]" office:value-type="float" office:value="-1914.32499332656" calcext:value-type="float">
            <text:p>-1914.3249933266</text:p>
          </table:table-cell>
          <table:table-cell table:formula="of:=[.C68]-[.F68]" office:value-type="float" office:value="-355.382983920237" calcext:value-type="float">
            <text:p>-355.3829839202</text:p>
          </table:table-cell>
          <table:table-cell office:value-type="float" office:value="1152269.40139" calcext:value-type="float">
            <text:p>1152269.40139</text:p>
          </table:table-cell>
          <table:table-cell table:formula="of:=[.I68]-[.I67]" office:value-type="float" office:value="23400.23698" calcext:value-type="float">
            <text:p>23400.23698</text:p>
          </table:table-cell>
          <table:table-cell table:formula="of:=[.J68]-[.J67]" office:value-type="float" office:value="2488.10839000018" calcext:value-type="float">
            <text:p>2488.1083900002</text:p>
          </table:table-cell>
          <table:table-cell table:formula="of:=[.I68]-[.B68]" office:value-type="float" office:value="57367.88922" calcext:value-type="float">
            <text:p>57367.88922</text:p>
          </table:table-cell>
          <table:table-cell table:formula="of:=[.L68]-[.L67]" office:value-type="float" office:value="5670.45797999995" calcext:value-type="float">
            <text:p>5670.45798</text:p>
          </table:table-cell>
          <table:table-cell table:formula="of:=[.B68]+[.O68]" office:value-type="float" office:value="1118074.22658097" calcext:value-type="float">
            <text:p>1118074.22658097</text:p>
          </table:table-cell>
          <table:table-cell table:formula="of:=[.O67]+[.$O$15]" office:value-type="float" office:value="23172.7144109688" calcext:value-type="float">
            <text:p>23172.7144109688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2914.0713" calcext:value-type="float">
            <text:p>1112914.0713</text:p>
          </table:table-cell>
          <table:table-cell table:formula="of:=[.B69]-[.B68]" office:value-type="float" office:value="18012.55913" calcext:value-type="float">
            <text:p>18012.55913</text:p>
          </table:table-cell>
          <table:table-cell table:formula="of:=[.C69]-[.C68]" office:value-type="float" office:value="282.780129999854" calcext:value-type="float">
            <text:p>282.7801299999</text:p>
          </table:table-cell>
          <table:table-cell table:formula="of:=[.E68]+[.F69]" office:value-type="float" office:value="1114940.17173973" calcext:value-type="float">
            <text:p>1114940.17173973</text:p>
          </table:table-cell>
          <table:table-cell table:formula="of:=[.F68]+[.$G$14]" office:value-type="float" office:value="18124.3345764062" calcext:value-type="float">
            <text:p>18124.3345764062</text:p>
          </table:table-cell>
          <table:table-cell table:formula="of:=[.B69]-[.E69]" office:value-type="float" office:value="-2026.10043973289" calcext:value-type="float">
            <text:p>-2026.1004397329</text:p>
          </table:table-cell>
          <table:table-cell table:formula="of:=[.C69]-[.F69]" office:value-type="float" office:value="-111.775446406245" calcext:value-type="float">
            <text:p>-111.7754464062</text:p>
          </table:table-cell>
          <table:table-cell office:value-type="float" office:value="1172733.9378" calcext:value-type="float">
            <text:p>1172733.9378</text:p>
          </table:table-cell>
          <table:table-cell table:formula="of:=[.I69]-[.I68]" office:value-type="float" office:value="20464.5364099999" calcext:value-type="float">
            <text:p>20464.5364099999</text:p>
          </table:table-cell>
          <table:table-cell table:formula="of:=[.J69]-[.J68]" office:value-type="float" office:value="-2935.7005700001" calcext:value-type="float">
            <text:p>-2935.7005700001</text:p>
          </table:table-cell>
          <table:table-cell table:formula="of:=[.I69]-[.B69]" office:value-type="float" office:value="59819.8665" calcext:value-type="float">
            <text:p>59819.8665</text:p>
          </table:table-cell>
          <table:table-cell table:formula="of:=[.L69]-[.L68]" office:value-type="float" office:value="2451.97727999999" calcext:value-type="float">
            <text:p>2451.97728</text:p>
          </table:table-cell>
          <table:table-cell table:formula="of:=[.B69]+[.O69]" office:value-type="float" office:value="1136718.28035143" calcext:value-type="float">
            <text:p>1136718.28035143</text:p>
          </table:table-cell>
          <table:table-cell table:formula="of:=[.O68]+[.$O$15]" office:value-type="float" office:value="23804.209051425" calcext:value-type="float">
            <text:p>23804.209051425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0770.35593" calcext:value-type="float">
            <text:p>1130770.35593</text:p>
          </table:table-cell>
          <table:table-cell table:formula="of:=[.B70]-[.B69]" office:value-type="float" office:value="17856.2846300001" calcext:value-type="float">
            <text:p>17856.2846300001</text:p>
          </table:table-cell>
          <table:table-cell table:formula="of:=[.C70]-[.C69]" office:value-type="float" office:value="-156.274499999825" calcext:value-type="float">
            <text:p>-156.2744999998</text:p>
          </table:table-cell>
          <table:table-cell table:formula="of:=[.E69]+[.F70]" office:value-type="float" office:value="1133103.67890862" calcext:value-type="float">
            <text:p>1133103.67890862</text:p>
          </table:table-cell>
          <table:table-cell table:formula="of:=[.F69]+[.$G$14]" office:value-type="float" office:value="18163.5071688921" calcext:value-type="float">
            <text:p>18163.5071688921</text:p>
          </table:table-cell>
          <table:table-cell table:formula="of:=[.B70]-[.E70]" office:value-type="float" office:value="-2333.32297862484" calcext:value-type="float">
            <text:p>-2333.3229786249</text:p>
          </table:table-cell>
          <table:table-cell table:formula="of:=[.C70]-[.F70]" office:value-type="float" office:value="-307.222538891932" calcext:value-type="float">
            <text:p>-307.2225388919</text:p>
          </table:table-cell>
          <table:table-cell office:value-type="float" office:value="1192540.14947" calcext:value-type="float">
            <text:p>1192540.14947</text:p>
          </table:table-cell>
          <table:table-cell table:formula="of:=[.I70]-[.I69]" office:value-type="float" office:value="19806.2116700001" calcext:value-type="float">
            <text:p>19806.2116700001</text:p>
          </table:table-cell>
          <table:table-cell table:formula="of:=[.J70]-[.J69]" office:value-type="float" office:value="-658.324739999836" calcext:value-type="float">
            <text:p>-658.3247399998</text:p>
          </table:table-cell>
          <table:table-cell table:formula="of:=[.I70]-[.B70]" office:value-type="float" office:value="61769.79354" calcext:value-type="float">
            <text:p>61769.79354</text:p>
          </table:table-cell>
          <table:table-cell table:formula="of:=[.L70]-[.L69]" office:value-type="float" office:value="1949.92703999998" calcext:value-type="float">
            <text:p>1949.92704</text:p>
          </table:table-cell>
          <table:table-cell table:formula="of:=[.B70]+[.O70]" office:value-type="float" office:value="1155206.05962188" calcext:value-type="float">
            <text:p>1155206.05962188</text:p>
          </table:table-cell>
          <table:table-cell table:formula="of:=[.O69]+[.$O$15]" office:value-type="float" office:value="24435.7036918813" calcext:value-type="float">
            <text:p>24435.7036918813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48602.61424" calcext:value-type="float">
            <text:p>1148602.61424</text:p>
          </table:table-cell>
          <table:table-cell table:formula="of:=[.B71]-[.B70]" office:value-type="float" office:value="17832.2583099999" calcext:value-type="float">
            <text:p>17832.2583099999</text:p>
          </table:table-cell>
          <table:table-cell table:formula="of:=[.C71]-[.C70]" office:value-type="float" office:value="-24.0263200001791" calcext:value-type="float">
            <text:p>-24.0263200002</text:p>
          </table:table-cell>
          <table:table-cell table:formula="of:=[.E70]+[.F71]" office:value-type="float" office:value="1151306.35867" calcext:value-type="float">
            <text:p>1151306.35867</text:p>
          </table:table-cell>
          <table:table-cell table:formula="of:=[.F70]+[.$G$14]" office:value-type="float" office:value="18202.6797613779" calcext:value-type="float">
            <text:p>18202.6797613779</text:p>
          </table:table-cell>
          <table:table-cell table:formula="of:=[.B71]-[.E71]" office:value-type="float" office:value="-2703.74443000276" calcext:value-type="float">
            <text:p>-2703.7444300028</text:p>
          </table:table-cell>
          <table:table-cell table:formula="of:=[.C71]-[.F71]" office:value-type="float" office:value="-370.421451377973" calcext:value-type="float">
            <text:p>-370.421451378</text:p>
          </table:table-cell>
          <table:table-cell office:value-type="float" office:value="1210457.12725" calcext:value-type="float">
            <text:p>1210457.12725</text:p>
          </table:table-cell>
          <table:table-cell table:formula="of:=[.I71]-[.I70]" office:value-type="float" office:value="17916.9777799998" calcext:value-type="float">
            <text:p>17916.9777799998</text:p>
          </table:table-cell>
          <table:table-cell table:formula="of:=[.J71]-[.J70]" office:value-type="float" office:value="-1889.23389000027" calcext:value-type="float">
            <text:p>-1889.2338900003</text:p>
          </table:table-cell>
          <table:table-cell table:formula="of:=[.I71]-[.B71]" office:value-type="float" office:value="61854.5130099999" calcext:value-type="float">
            <text:p>61854.5130099999</text:p>
          </table:table-cell>
          <table:table-cell table:formula="of:=[.L71]-[.L70]" office:value-type="float" office:value="84.7194699998945" calcext:value-type="float">
            <text:p>84.7194699999</text:p>
          </table:table-cell>
          <table:table-cell table:formula="of:=[.B71]+[.O71]" office:value-type="float" office:value="1173669.81257234" calcext:value-type="float">
            <text:p>1173669.81257234</text:p>
          </table:table-cell>
          <table:table-cell table:formula="of:=[.O70]+[.$O$15]" office:value-type="float" office:value="25067.1983323375" calcext:value-type="float">
            <text:p>25067.1983323375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66470.48159" calcext:value-type="float">
            <text:p>1166470.48159</text:p>
          </table:table-cell>
          <table:table-cell table:formula="of:=[.B72]-[.B71]" office:value-type="float" office:value="17867.86735" calcext:value-type="float">
            <text:p>17867.86735</text:p>
          </table:table-cell>
          <table:table-cell table:formula="of:=[.C72]-[.C71]" office:value-type="float" office:value="35.6090400000103" calcext:value-type="float">
            <text:p>35.60904</text:p>
          </table:table-cell>
          <table:table-cell table:formula="of:=[.E71]+[.F72]" office:value-type="float" office:value="1169548.21102387" calcext:value-type="float">
            <text:p>1169548.21102387</text:p>
          </table:table-cell>
          <table:table-cell table:formula="of:=[.F71]+[.$G$14]" office:value-type="float" office:value="18241.8523538638" calcext:value-type="float">
            <text:p>18241.8523538638</text:p>
          </table:table-cell>
          <table:table-cell table:formula="of:=[.B72]-[.E72]" office:value-type="float" office:value="-3077.72943386668" calcext:value-type="float">
            <text:p>-3077.7294338667</text:p>
          </table:table-cell>
          <table:table-cell table:formula="of:=[.C72]-[.F72]" office:value-type="float" office:value="-373.985003863825" calcext:value-type="float">
            <text:p>-373.9850038638</text:p>
          </table:table-cell>
          <table:table-cell office:value-type="float" office:value="1228383.314" calcext:value-type="float">
            <text:p>1228383.314</text:p>
          </table:table-cell>
          <table:table-cell table:formula="of:=[.I72]-[.I71]" office:value-type="float" office:value="17926.1867500001" calcext:value-type="float">
            <text:p>17926.1867500001</text:p>
          </table:table-cell>
          <table:table-cell table:formula="of:=[.J72]-[.J71]" office:value-type="float" office:value="9.20897000026889" calcext:value-type="float">
            <text:p>9.2089700003</text:p>
          </table:table-cell>
          <table:table-cell table:formula="of:=[.I72]-[.B72]" office:value-type="float" office:value="61912.83241" calcext:value-type="float">
            <text:p>61912.83241</text:p>
          </table:table-cell>
          <table:table-cell table:formula="of:=[.L72]-[.L71]" office:value-type="float" office:value="58.3194000001531" calcext:value-type="float">
            <text:p>58.3194000002</text:p>
          </table:table-cell>
          <table:table-cell table:formula="of:=[.B72]+[.O72]" office:value-type="float" office:value="1192169.17456279" calcext:value-type="float">
            <text:p>1192169.17456279</text:p>
          </table:table-cell>
          <table:table-cell table:formula="of:=[.O71]+[.$O$15]" office:value-type="float" office:value="25698.6929727938" calcext:value-type="float">
            <text:p>25698.6929727938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84515.19875" calcext:value-type="float">
            <text:p>1184515.19875</text:p>
          </table:table-cell>
          <table:table-cell table:formula="of:=[.B73]-[.B72]" office:value-type="float" office:value="18044.71716" calcext:value-type="float">
            <text:p>18044.71716</text:p>
          </table:table-cell>
          <table:table-cell table:formula="of:=[.C73]-[.C72]" office:value-type="float" office:value="176.849810000043" calcext:value-type="float">
            <text:p>176.84981</text:p>
          </table:table-cell>
          <table:table-cell table:formula="of:=[.E72]+[.F73]" office:value-type="float" office:value="1187829.23597022" calcext:value-type="float">
            <text:p>1187829.23597022</text:p>
          </table:table-cell>
          <table:table-cell table:formula="of:=[.F72]+[.$G$14]" office:value-type="float" office:value="18281.0249463496" calcext:value-type="float">
            <text:p>18281.0249463496</text:p>
          </table:table-cell>
          <table:table-cell table:formula="of:=[.B73]-[.E73]" office:value-type="float" office:value="-3314.03722021636" calcext:value-type="float">
            <text:p>-3314.0372202164</text:p>
          </table:table-cell>
          <table:table-cell table:formula="of:=[.C73]-[.F73]" office:value-type="float" office:value="-236.307786349644" calcext:value-type="float">
            <text:p>-236.3077863496</text:p>
          </table:table-cell>
          <table:table-cell office:value-type="float" office:value="1246505.98286" calcext:value-type="float">
            <text:p>1246505.98286</text:p>
          </table:table-cell>
          <table:table-cell table:formula="of:=[.I73]-[.I72]" office:value-type="float" office:value="18122.6688600001" calcext:value-type="float">
            <text:p>18122.6688600001</text:p>
          </table:table-cell>
          <table:table-cell table:formula="of:=[.J73]-[.J72]" office:value-type="float" office:value="196.482109999983" calcext:value-type="float">
            <text:p>196.48211</text:p>
          </table:table-cell>
          <table:table-cell table:formula="of:=[.I73]-[.B73]" office:value-type="float" office:value="61990.7841100001" calcext:value-type="float">
            <text:p>61990.7841100001</text:p>
          </table:table-cell>
          <table:table-cell table:formula="of:=[.L73]-[.L72]" office:value-type="float" office:value="77.9517000000924" calcext:value-type="float">
            <text:p>77.9517000001</text:p>
          </table:table-cell>
          <table:table-cell table:formula="of:=[.B73]+[.O73]" office:value-type="float" office:value="1210845.38636325" calcext:value-type="float">
            <text:p>1210845.38636325</text:p>
          </table:table-cell>
          <table:table-cell table:formula="of:=[.O72]+[.$O$15]" office:value-type="float" office:value="26330.18761325" calcext:value-type="float">
            <text:p>26330.18761325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2915.97504" calcext:value-type="float">
            <text:p>1202915.97504</text:p>
          </table:table-cell>
          <table:table-cell table:formula="of:=[.B74]-[.B73]" office:value-type="float" office:value="18400.77629" calcext:value-type="float">
            <text:p>18400.77629</text:p>
          </table:table-cell>
          <table:table-cell table:formula="of:=[.C74]-[.C73]" office:value-type="float" office:value="356.059129999951" calcext:value-type="float">
            <text:p>356.05913</text:p>
          </table:table-cell>
          <table:table-cell table:formula="of:=[.E73]+[.F74]" office:value-type="float" office:value="1206149.43350905" calcext:value-type="float">
            <text:p>1206149.43350905</text:p>
          </table:table-cell>
          <table:table-cell table:formula="of:=[.F73]+[.$G$14]" office:value-type="float" office:value="18320.1975388355" calcext:value-type="float">
            <text:p>18320.1975388355</text:p>
          </table:table-cell>
          <table:table-cell table:formula="of:=[.B74]-[.E74]" office:value-type="float" office:value="-3233.45846905187" calcext:value-type="float">
            <text:p>-3233.4584690519</text:p>
          </table:table-cell>
          <table:table-cell table:formula="of:=[.C74]-[.F74]" office:value-type="float" office:value="80.5787511644448" calcext:value-type="float">
            <text:p>80.5787511644</text:p>
          </table:table-cell>
          <table:table-cell office:value-type="float" office:value="1264824.80165" calcext:value-type="float">
            <text:p>1264824.80165</text:p>
          </table:table-cell>
          <table:table-cell table:formula="of:=[.I74]-[.I73]" office:value-type="float" office:value="18318.8187899999" calcext:value-type="float">
            <text:p>18318.8187899999</text:p>
          </table:table-cell>
          <table:table-cell table:formula="of:=[.J74]-[.J73]" office:value-type="float" office:value="196.14992999984" calcext:value-type="float">
            <text:p>196.1499299998</text:p>
          </table:table-cell>
          <table:table-cell table:formula="of:=[.I74]-[.B74]" office:value-type="float" office:value="61908.8266100001" calcext:value-type="float">
            <text:p>61908.8266100001</text:p>
          </table:table-cell>
          <table:table-cell table:formula="of:=[.L74]-[.L73]" office:value-type="float" office:value="-81.9575000000186" calcext:value-type="float">
            <text:p>-81.9575</text:p>
          </table:table-cell>
          <table:table-cell table:formula="of:=[.B74]+[.O74]" office:value-type="float" office:value="1229877.65729371" calcext:value-type="float">
            <text:p>1229877.65729371</text:p>
          </table:table-cell>
          <table:table-cell table:formula="of:=[.O73]+[.$O$15]" office:value-type="float" office:value="26961.6822537063" calcext:value-type="float">
            <text:p>26961.6822537063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1044.38709" calcext:value-type="float">
            <text:p>1221044.38709</text:p>
          </table:table-cell>
          <table:table-cell table:formula="of:=[.B75]-[.B74]" office:value-type="float" office:value="18128.4120500002" calcext:value-type="float">
            <text:p>18128.4120500002</text:p>
          </table:table-cell>
          <table:table-cell table:formula="of:=[.C75]-[.C74]" office:value-type="float" office:value="-272.364239999792" calcext:value-type="float">
            <text:p>-272.3642399998</text:p>
          </table:table-cell>
          <table:table-cell table:formula="of:=[.E74]+[.F75]" office:value-type="float" office:value="1224508.80364037" calcext:value-type="float">
            <text:p>1224508.80364037</text:p>
          </table:table-cell>
          <table:table-cell table:formula="of:=[.F74]+[.$G$14]" office:value-type="float" office:value="18359.3701313214" calcext:value-type="float">
            <text:p>18359.3701313214</text:p>
          </table:table-cell>
          <table:table-cell table:formula="of:=[.B75]-[.E75]" office:value-type="float" office:value="-3464.41655037296" calcext:value-type="float">
            <text:p>-3464.416550373</text:p>
          </table:table-cell>
          <table:table-cell table:formula="of:=[.C75]-[.F75]" office:value-type="float" office:value="-230.958081321209" calcext:value-type="float">
            <text:p>-230.9580813212</text:p>
          </table:table-cell>
          <table:table-cell office:value-type="float" office:value="1283089.70496" calcext:value-type="float">
            <text:p>1283089.70496</text:p>
          </table:table-cell>
          <table:table-cell table:formula="of:=[.I75]-[.I74]" office:value-type="float" office:value="18264.90331" calcext:value-type="float">
            <text:p>18264.90331</text:p>
          </table:table-cell>
          <table:table-cell table:formula="of:=[.J75]-[.J74]" office:value-type="float" office:value="-53.9154799999669" calcext:value-type="float">
            <text:p>-53.91548</text:p>
          </table:table-cell>
          <table:table-cell table:formula="of:=[.I75]-[.B75]" office:value-type="float" office:value="62045.3178699999" calcext:value-type="float">
            <text:p>62045.3178699999</text:p>
          </table:table-cell>
          <table:table-cell table:formula="of:=[.L75]-[.L74]" office:value-type="float" office:value="136.491259999806" calcext:value-type="float">
            <text:p>136.4912599998</text:p>
          </table:table-cell>
          <table:table-cell table:formula="of:=[.B75]+[.O75]" office:value-type="float" office:value="1248637.56398416" calcext:value-type="float">
            <text:p>1248637.56398416</text:p>
          </table:table-cell>
          <table:table-cell table:formula="of:=[.O74]+[.$O$15]" office:value-type="float" office:value="27593.1768941625" calcext:value-type="float">
            <text:p>27593.1768941625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39132.38634" calcext:value-type="float">
            <text:p>1239132.38634</text:p>
          </table:table-cell>
          <table:table-cell table:formula="of:=[.B76]-[.B75]" office:value-type="float" office:value="18087.9992499999" calcext:value-type="float">
            <text:p>18087.9992499999</text:p>
          </table:table-cell>
          <table:table-cell table:formula="of:=[.C76]-[.C75]" office:value-type="float" office:value="-40.412800000282" calcext:value-type="float">
            <text:p>-40.4128000003</text:p>
          </table:table-cell>
          <table:table-cell table:formula="of:=[.E75]+[.F76]" office:value-type="float" office:value="1242907.34636418" calcext:value-type="float">
            <text:p>1242907.34636418</text:p>
          </table:table-cell>
          <table:table-cell table:formula="of:=[.F75]+[.$G$14]" office:value-type="float" office:value="18398.5427238072" calcext:value-type="float">
            <text:p>18398.5427238072</text:p>
          </table:table-cell>
          <table:table-cell table:formula="of:=[.B76]-[.E76]" office:value-type="float" office:value="-3774.96002418036" calcext:value-type="float">
            <text:p>-3774.9600241804</text:p>
          </table:table-cell>
          <table:table-cell table:formula="of:=[.C76]-[.F76]" office:value-type="float" office:value="-310.543473807353" calcext:value-type="float">
            <text:p>-310.5434738074</text:p>
          </table:table-cell>
          <table:table-cell office:value-type="float" office:value="1301161.04867" calcext:value-type="float">
            <text:p>1301161.04867</text:p>
          </table:table-cell>
          <table:table-cell table:formula="of:=[.I76]-[.I75]" office:value-type="float" office:value="18071.3437099999" calcext:value-type="float">
            <text:p>18071.3437099999</text:p>
          </table:table-cell>
          <table:table-cell table:formula="of:=[.J76]-[.J75]" office:value-type="float" office:value="-193.559600000037" calcext:value-type="float">
            <text:p>-193.5596</text:p>
          </table:table-cell>
          <table:table-cell table:formula="of:=[.I76]-[.B76]" office:value-type="float" office:value="62028.66233" calcext:value-type="float">
            <text:p>62028.66233</text:p>
          </table:table-cell>
          <table:table-cell table:formula="of:=[.L76]-[.L75]" office:value-type="float" office:value="-16.6555399999488" calcext:value-type="float">
            <text:p>-16.6555399999</text:p>
          </table:table-cell>
          <table:table-cell table:formula="of:=[.B76]+[.O76]" office:value-type="float" office:value="1267357.05787462" calcext:value-type="float">
            <text:p>1267357.05787462</text:p>
          </table:table-cell>
          <table:table-cell table:formula="of:=[.O75]+[.$O$15]" office:value-type="float" office:value="28224.6715346188" calcext:value-type="float">
            <text:p>28224.6715346188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7247.20523" calcext:value-type="float">
            <text:p>1257247.20523</text:p>
          </table:table-cell>
          <table:table-cell table:formula="of:=[.B77]-[.B76]" office:value-type="float" office:value="18114.81889" calcext:value-type="float">
            <text:p>18114.81889</text:p>
          </table:table-cell>
          <table:table-cell table:formula="of:=[.C77]-[.C76]" office:value-type="float" office:value="26.8196400001179" calcext:value-type="float">
            <text:p>26.8196400001</text:p>
          </table:table-cell>
          <table:table-cell table:formula="of:=[.E76]+[.F77]" office:value-type="float" office:value="1261345.06168047" calcext:value-type="float">
            <text:p>1261345.06168047</text:p>
          </table:table-cell>
          <table:table-cell table:formula="of:=[.F76]+[.$G$14]" office:value-type="float" office:value="18437.7153162931" calcext:value-type="float">
            <text:p>18437.7153162931</text:p>
          </table:table-cell>
          <table:table-cell table:formula="of:=[.B77]-[.E77]" office:value-type="float" office:value="-4097.85645047342" calcext:value-type="float">
            <text:p>-4097.8564504734</text:p>
          </table:table-cell>
          <table:table-cell table:formula="of:=[.C77]-[.F77]" office:value-type="float" office:value="-322.896426293097" calcext:value-type="float">
            <text:p>-322.8964262931</text:p>
          </table:table-cell>
          <table:table-cell office:value-type="float" office:value="1319228.2636" calcext:value-type="float">
            <text:p>1319228.2636</text:p>
          </table:table-cell>
          <table:table-cell table:formula="of:=[.I77]-[.I76]" office:value-type="float" office:value="18067.21493" calcext:value-type="float">
            <text:p>18067.21493</text:p>
          </table:table-cell>
          <table:table-cell table:formula="of:=[.J77]-[.J76]" office:value-type="float" office:value="-4.12877999991179" calcext:value-type="float">
            <text:p>-4.1287799999</text:p>
          </table:table-cell>
          <table:table-cell table:formula="of:=[.I77]-[.B77]" office:value-type="float" office:value="61981.05837" calcext:value-type="float">
            <text:p>61981.05837</text:p>
          </table:table-cell>
          <table:table-cell table:formula="of:=[.L77]-[.L76]" office:value-type="float" office:value="-47.6039599999785" calcext:value-type="float">
            <text:p>-47.60396</text:p>
          </table:table-cell>
          <table:table-cell table:formula="of:=[.B77]+[.O77]" office:value-type="float" office:value="1286103.37140508" calcext:value-type="float">
            <text:p>1286103.37140508</text:p>
          </table:table-cell>
          <table:table-cell table:formula="of:=[.O76]+[.$O$15]" office:value-type="float" office:value="28856.166175075" calcext:value-type="float">
            <text:p>28856.166175075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75386.00318" calcext:value-type="float">
            <text:p>1275386.00318</text:p>
          </table:table-cell>
          <table:table-cell table:formula="of:=[.B78]-[.B77]" office:value-type="float" office:value="18138.79795" calcext:value-type="float">
            <text:p>18138.79795</text:p>
          </table:table-cell>
          <table:table-cell table:formula="of:=[.C78]-[.C77]" office:value-type="float" office:value="23.9790600000415" calcext:value-type="float">
            <text:p>23.97906</text:p>
          </table:table-cell>
          <table:table-cell table:formula="of:=[.E77]+[.F78]" office:value-type="float" office:value="1279821.94958925" calcext:value-type="float">
            <text:p>1279821.94958925</text:p>
          </table:table-cell>
          <table:table-cell table:formula="of:=[.F77]+[.$G$14]" office:value-type="float" office:value="18476.887908779" calcext:value-type="float">
            <text:p>18476.887908779</text:p>
          </table:table-cell>
          <table:table-cell table:formula="of:=[.B78]-[.E78]" office:value-type="float" office:value="-4435.94640925224" calcext:value-type="float">
            <text:p>-4435.9464092522</text:p>
          </table:table-cell>
          <table:table-cell table:formula="of:=[.C78]-[.F78]" office:value-type="float" office:value="-338.089958778917" calcext:value-type="float">
            <text:p>-338.0899587789</text:p>
          </table:table-cell>
          <table:table-cell office:value-type="float" office:value="1337319.70411" calcext:value-type="float">
            <text:p>1337319.70411</text:p>
          </table:table-cell>
          <table:table-cell table:formula="of:=[.I78]-[.I77]" office:value-type="float" office:value="18091.4405100001" calcext:value-type="float">
            <text:p>18091.4405100001</text:p>
          </table:table-cell>
          <table:table-cell table:formula="of:=[.J78]-[.J77]" office:value-type="float" office:value="24.2255800000858" calcext:value-type="float">
            <text:p>24.2255800001</text:p>
          </table:table-cell>
          <table:table-cell table:formula="of:=[.I78]-[.B78]" office:value-type="float" office:value="61933.7009300001" calcext:value-type="float">
            <text:p>61933.7009300001</text:p>
          </table:table-cell>
          <table:table-cell table:formula="of:=[.L78]-[.L77]" office:value-type="float" office:value="-47.3574399999343" calcext:value-type="float">
            <text:p>-47.3574399999</text:p>
          </table:table-cell>
          <table:table-cell table:formula="of:=[.B78]+[.O78]" office:value-type="float" office:value="1304873.66399553" calcext:value-type="float">
            <text:p>1304873.66399553</text:p>
          </table:table-cell>
          <table:table-cell table:formula="of:=[.O77]+[.$O$15]" office:value-type="float" office:value="29487.6608155313" calcext:value-type="float">
            <text:p>29487.6608155313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3550.92605" calcext:value-type="float">
            <text:p>1293550.92605</text:p>
          </table:table-cell>
          <table:table-cell table:formula="of:=[.B79]-[.B78]" office:value-type="float" office:value="18164.9228699999" calcext:value-type="float">
            <text:p>18164.9228699999</text:p>
          </table:table-cell>
          <table:table-cell table:formula="of:=[.C79]-[.C78]" office:value-type="float" office:value="26.1249199998565" calcext:value-type="float">
            <text:p>26.1249199999</text:p>
          </table:table-cell>
          <table:table-cell table:formula="of:=[.E78]+[.F79]" office:value-type="float" office:value="1298338.01009052" calcext:value-type="float">
            <text:p>1298338.01009052</text:p>
          </table:table-cell>
          <table:table-cell table:formula="of:=[.F78]+[.$G$14]" office:value-type="float" office:value="18516.0605012648" calcext:value-type="float">
            <text:p>18516.0605012648</text:p>
          </table:table-cell>
          <table:table-cell table:formula="of:=[.B79]-[.E79]" office:value-type="float" office:value="-4787.08404051722" calcext:value-type="float">
            <text:p>-4787.0840405172</text:p>
          </table:table-cell>
          <table:table-cell table:formula="of:=[.C79]-[.F79]" office:value-type="float" office:value="-351.137631264923" calcext:value-type="float">
            <text:p>-351.1376312649</text:p>
          </table:table-cell>
          <table:table-cell office:value-type="float" office:value="1355831.89404" calcext:value-type="float">
            <text:p>1355831.89404</text:p>
          </table:table-cell>
          <table:table-cell table:formula="of:=[.I79]-[.I78]" office:value-type="float" office:value="18512.1899299999" calcext:value-type="float">
            <text:p>18512.1899299999</text:p>
          </table:table-cell>
          <table:table-cell table:formula="of:=[.J79]-[.J78]" office:value-type="float" office:value="420.749419999775" calcext:value-type="float">
            <text:p>420.7494199998</text:p>
          </table:table-cell>
          <table:table-cell table:formula="of:=[.I79]-[.B79]" office:value-type="float" office:value="62280.96799" calcext:value-type="float">
            <text:p>62280.96799</text:p>
          </table:table-cell>
          <table:table-cell table:formula="of:=[.L79]-[.L78]" office:value-type="float" office:value="347.267059999984" calcext:value-type="float">
            <text:p>347.26706</text:p>
          </table:table-cell>
          <table:table-cell table:formula="of:=[.B79]+[.O79]" office:value-type="float" office:value="1323670.08150599" calcext:value-type="float">
            <text:p>1323670.08150599</text:p>
          </table:table-cell>
          <table:table-cell table:formula="of:=[.O78]+[.$O$15]" office:value-type="float" office:value="30119.1554559875" calcext:value-type="float">
            <text:p>30119.1554559875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1750.74419" calcext:value-type="float">
            <text:p>1311750.74419</text:p>
          </table:table-cell>
          <table:table-cell table:formula="of:=[.B80]-[.B79]" office:value-type="float" office:value="18199.8181400001" calcext:value-type="float">
            <text:p>18199.8181400001</text:p>
          </table:table-cell>
          <table:table-cell table:formula="of:=[.C80]-[.C79]" office:value-type="float" office:value="34.8952700002119" calcext:value-type="float">
            <text:p>34.8952700002</text:p>
          </table:table-cell>
          <table:table-cell table:formula="of:=[.E79]+[.F80]" office:value-type="float" office:value="1316893.24318427" calcext:value-type="float">
            <text:p>1316893.24318427</text:p>
          </table:table-cell>
          <table:table-cell table:formula="of:=[.F79]+[.$G$14]" office:value-type="float" office:value="18555.2330937507" calcext:value-type="float">
            <text:p>18555.2330937507</text:p>
          </table:table-cell>
          <table:table-cell table:formula="of:=[.B80]-[.E80]" office:value-type="float" office:value="-5142.49899426778" calcext:value-type="float">
            <text:p>-5142.4989942678</text:p>
          </table:table-cell>
          <table:table-cell table:formula="of:=[.C80]-[.F80]" office:value-type="float" office:value="-355.414953750573" calcext:value-type="float">
            <text:p>-355.4149537506</text:p>
          </table:table-cell>
          <table:table-cell office:value-type="float" office:value="1374379.22138" calcext:value-type="float">
            <text:p>1374379.22138</text:p>
          </table:table-cell>
          <table:table-cell table:formula="of:=[.I80]-[.I79]" office:value-type="float" office:value="18547.3273400001" calcext:value-type="float">
            <text:p>18547.3273400001</text:p>
          </table:table-cell>
          <table:table-cell table:formula="of:=[.J80]-[.J79]" office:value-type="float" office:value="35.1374100001995" calcext:value-type="float">
            <text:p>35.1374100002</text:p>
          </table:table-cell>
          <table:table-cell table:formula="of:=[.I80]-[.B80]" office:value-type="float" office:value="62628.47719" calcext:value-type="float">
            <text:p>62628.47719</text:p>
          </table:table-cell>
          <table:table-cell table:formula="of:=[.L80]-[.L79]" office:value-type="float" office:value="347.509199999971" calcext:value-type="float">
            <text:p>347.5092</text:p>
          </table:table-cell>
          <table:table-cell table:formula="of:=[.B80]+[.O80]" office:value-type="float" office:value="1342501.39428644" calcext:value-type="float">
            <text:p>1342501.39428644</text:p>
          </table:table-cell>
          <table:table-cell table:formula="of:=[.O79]+[.$O$15]" office:value-type="float" office:value="30750.6500964438" calcext:value-type="float">
            <text:p>30750.6500964438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30458.96335" calcext:value-type="float">
            <text:p>1330458.96335</text:p>
          </table:table-cell>
          <table:table-cell table:formula="of:=[.B81]-[.B80]" office:value-type="float" office:value="18708.2191600001" calcext:value-type="float">
            <text:p>18708.2191600001</text:p>
          </table:table-cell>
          <table:table-cell table:formula="of:=[.C81]-[.C80]" office:value-type="float" office:value="508.40101999999" calcext:value-type="float">
            <text:p>508.40102</text:p>
          </table:table-cell>
          <table:table-cell table:formula="of:=[.E80]+[.F81]" office:value-type="float" office:value="1335487.6488705" calcext:value-type="float">
            <text:p>1335487.6488705</text:p>
          </table:table-cell>
          <table:table-cell table:formula="of:=[.F80]+[.$G$14]" office:value-type="float" office:value="18594.4056862365" calcext:value-type="float">
            <text:p>18594.4056862365</text:p>
          </table:table-cell>
          <table:table-cell table:formula="of:=[.B81]-[.E81]" office:value-type="float" office:value="-5028.68552050414" calcext:value-type="float">
            <text:p>-5028.6855205041</text:p>
          </table:table-cell>
          <table:table-cell table:formula="of:=[.C81]-[.F81]" office:value-type="float" office:value="113.813473763556" calcext:value-type="float">
            <text:p>113.8134737636</text:p>
          </table:table-cell>
          <table:table-cell office:value-type="float" office:value="1392928.33127" calcext:value-type="float">
            <text:p>1392928.33127</text:p>
          </table:table-cell>
          <table:table-cell table:formula="of:=[.I81]-[.I80]" office:value-type="float" office:value="18549.10989" calcext:value-type="float">
            <text:p>18549.10989</text:p>
          </table:table-cell>
          <table:table-cell table:formula="of:=[.J81]-[.J80]" office:value-type="float" office:value="1.78254999988712" calcext:value-type="float">
            <text:p>1.7825499999</text:p>
          </table:table-cell>
          <table:table-cell table:formula="of:=[.I81]-[.B81]" office:value-type="float" office:value="62469.3679199999" calcext:value-type="float">
            <text:p>62469.3679199999</text:p>
          </table:table-cell>
          <table:table-cell table:formula="of:=[.L81]-[.L80]" office:value-type="float" office:value="-159.109270000132" calcext:value-type="float">
            <text:p>-159.1092700001</text:p>
          </table:table-cell>
          <table:table-cell table:formula="of:=[.B81]+[.O81]" office:value-type="float" office:value="1361841.1080869" calcext:value-type="float">
            <text:p>1361841.1080869</text:p>
          </table:table-cell>
          <table:table-cell table:formula="of:=[.O80]+[.$O$15]" office:value-type="float" office:value="31382.1447369" calcext:value-type="float">
            <text:p>31382.1447369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50428.17489" calcext:value-type="float">
            <text:p>1350428.17489</text:p>
          </table:table-cell>
          <table:table-cell table:formula="of:=[.B82]-[.B81]" office:value-type="float" office:value="19969.2115399998" calcext:value-type="float">
            <text:p>19969.2115399998</text:p>
          </table:table-cell>
          <table:table-cell table:formula="of:=[.C82]-[.C81]" office:value-type="float" office:value="1260.99237999972" calcext:value-type="float">
            <text:p>1260.9923799997</text:p>
          </table:table-cell>
          <table:table-cell table:formula="of:=[.E81]+[.F82]" office:value-type="float" office:value="1354121.22714923" calcext:value-type="float">
            <text:p>1354121.22714923</text:p>
          </table:table-cell>
          <table:table-cell table:formula="of:=[.F81]+[.$G$14]" office:value-type="float" office:value="18633.5782787224" calcext:value-type="float">
            <text:p>18633.5782787224</text:p>
          </table:table-cell>
          <table:table-cell table:formula="of:=[.B82]-[.E82]" office:value-type="float" office:value="-3693.0522592268" calcext:value-type="float">
            <text:p>-3693.0522592268</text:p>
          </table:table-cell>
          <table:table-cell table:formula="of:=[.C82]-[.F82]" office:value-type="float" office:value="1335.63326127741" calcext:value-type="float">
            <text:p>1335.6332612774</text:p>
          </table:table-cell>
          <table:table-cell office:value-type="float" office:value="1411548.8248" calcext:value-type="float">
            <text:p>1411548.8248</text:p>
          </table:table-cell>
          <table:table-cell table:formula="of:=[.I82]-[.I81]" office:value-type="float" office:value="18620.4935300001" calcext:value-type="float">
            <text:p>18620.4935300001</text:p>
          </table:table-cell>
          <table:table-cell table:formula="of:=[.J82]-[.J81]" office:value-type="float" office:value="71.383640000131" calcext:value-type="float">
            <text:p>71.3836400001</text:p>
          </table:table-cell>
          <table:table-cell table:formula="of:=[.I82]-[.B82]" office:value-type="float" office:value="61120.6499100002" calcext:value-type="float">
            <text:p>61120.6499100002</text:p>
          </table:table-cell>
          <table:table-cell table:formula="of:=[.L82]-[.L81]" office:value-type="float" office:value="-1348.71800999972" calcext:value-type="float">
            <text:p>-1348.7180099997</text:p>
          </table:table-cell>
          <table:table-cell table:formula="of:=[.B82]+[.O82]" office:value-type="float" office:value="1382441.81426736" calcext:value-type="float">
            <text:p>1382441.81426736</text:p>
          </table:table-cell>
          <table:table-cell table:formula="of:=[.O81]+[.$O$15]" office:value-type="float" office:value="32013.6393773563" calcext:value-type="float">
            <text:p>32013.6393773563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8881.9469" calcext:value-type="float">
            <text:p>1368881.9469</text:p>
          </table:table-cell>
          <table:table-cell table:formula="of:=[.B83]-[.B82]" office:value-type="float" office:value="18453.7720100002" calcext:value-type="float">
            <text:p>18453.7720100002</text:p>
          </table:table-cell>
          <table:table-cell table:formula="of:=[.C83]-[.C82]" office:value-type="float" office:value="-1515.43952999962" calcext:value-type="float">
            <text:p>-1515.4395299996</text:p>
          </table:table-cell>
          <table:table-cell table:formula="of:=[.E82]+[.F83]" office:value-type="float" office:value="1372793.97802044" calcext:value-type="float">
            <text:p>1372793.97802044</text:p>
          </table:table-cell>
          <table:table-cell table:formula="of:=[.F82]+[.$G$14]" office:value-type="float" office:value="18672.7508712083" calcext:value-type="float">
            <text:p>18672.7508712083</text:p>
          </table:table-cell>
          <table:table-cell table:formula="of:=[.B83]-[.E83]" office:value-type="float" office:value="-3912.03112043487" calcext:value-type="float">
            <text:p>-3912.0311204349</text:p>
          </table:table-cell>
          <table:table-cell table:formula="of:=[.C83]-[.F83]" office:value-type="float" office:value="-218.978861208074" calcext:value-type="float">
            <text:p>-218.9788612081</text:p>
          </table:table-cell>
          <table:table-cell office:value-type="float" office:value="1430517.19542" calcext:value-type="float">
            <text:p>1430517.19542</text:p>
          </table:table-cell>
          <table:table-cell table:formula="of:=[.I83]-[.I82]" office:value-type="float" office:value="18968.3706199999" calcext:value-type="float">
            <text:p>18968.3706199999</text:p>
          </table:table-cell>
          <table:table-cell table:formula="of:=[.J83]-[.J82]" office:value-type="float" office:value="347.877089999849" calcext:value-type="float">
            <text:p>347.8770899998</text:p>
          </table:table-cell>
          <table:table-cell table:formula="of:=[.I83]-[.B83]" office:value-type="float" office:value="61635.2485199999" calcext:value-type="float">
            <text:p>61635.2485199999</text:p>
          </table:table-cell>
          <table:table-cell table:formula="of:=[.L83]-[.L82]" office:value-type="float" office:value="514.598609999754" calcext:value-type="float">
            <text:p>514.5986099998</text:p>
          </table:table-cell>
          <table:table-cell table:formula="of:=[.B83]+[.O83]" office:value-type="float" office:value="1401527.08091781" calcext:value-type="float">
            <text:p>1401527.08091781</text:p>
          </table:table-cell>
          <table:table-cell table:formula="of:=[.O82]+[.$O$15]" office:value-type="float" office:value="32645.1340178125" calcext:value-type="float">
            <text:p>32645.134017812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87318.81353" calcext:value-type="float">
            <text:p>1387318.81353</text:p>
          </table:table-cell>
          <table:table-cell table:formula="of:=[.B84]-[.B83]" office:value-type="float" office:value="18436.8666299998" calcext:value-type="float">
            <text:p>18436.8666299998</text:p>
          </table:table-cell>
          <table:table-cell table:formula="of:=[.C84]-[.C83]" office:value-type="float" office:value="-16.9053800003603" calcext:value-type="float">
            <text:p>-16.9053800004</text:p>
          </table:table-cell>
          <table:table-cell table:formula="of:=[.E83]+[.F84]" office:value-type="float" office:value="1391505.90148413" calcext:value-type="float">
            <text:p>1391505.90148413</text:p>
          </table:table-cell>
          <table:table-cell table:formula="of:=[.F83]+[.$G$14]" office:value-type="float" office:value="18711.9234636941" calcext:value-type="float">
            <text:p>18711.9234636941</text:p>
          </table:table-cell>
          <table:table-cell table:formula="of:=[.B84]-[.E84]" office:value-type="float" office:value="-4187.08795412909" calcext:value-type="float">
            <text:p>-4187.0879541291</text:p>
          </table:table-cell>
          <table:table-cell table:formula="of:=[.C84]-[.F84]" office:value-type="float" office:value="-275.056833694296" calcext:value-type="float">
            <text:p>-275.0568336943</text:p>
          </table:table-cell>
          <table:table-cell office:value-type="float" office:value="1449055.34972" calcext:value-type="float">
            <text:p>1449055.34972</text:p>
          </table:table-cell>
          <table:table-cell table:formula="of:=[.I84]-[.I83]" office:value-type="float" office:value="18538.1543000001" calcext:value-type="float">
            <text:p>18538.1543000001</text:p>
          </table:table-cell>
          <table:table-cell table:formula="of:=[.J84]-[.J83]" office:value-type="float" office:value="-430.21631999989" calcext:value-type="float">
            <text:p>-430.2163199999</text:p>
          </table:table-cell>
          <table:table-cell table:formula="of:=[.I84]-[.B84]" office:value-type="float" office:value="61736.5361900001" calcext:value-type="float">
            <text:p>61736.5361900001</text:p>
          </table:table-cell>
          <table:table-cell table:formula="of:=[.L84]-[.L83]" office:value-type="float" office:value="101.287670000223" calcext:value-type="float">
            <text:p>101.2876700002</text:p>
          </table:table-cell>
          <table:table-cell table:formula="of:=[.B84]+[.O84]" office:value-type="float" office:value="1420595.44218827" calcext:value-type="float">
            <text:p>1420595.44218827</text:p>
          </table:table-cell>
          <table:table-cell table:formula="of:=[.O83]+[.$O$15]" office:value-type="float" office:value="33276.6286582688" calcext:value-type="float">
            <text:p>33276.6286582688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05580.02768" calcext:value-type="float">
            <text:p>1405580.02768</text:p>
          </table:table-cell>
          <table:table-cell table:formula="of:=[.B85]-[.B84]" office:value-type="float" office:value="18261.2141500001" calcext:value-type="float">
            <text:p>18261.2141500001</text:p>
          </table:table-cell>
          <table:table-cell table:formula="of:=[.C85]-[.C84]" office:value-type="float" office:value="-175.652479999699" calcext:value-type="float">
            <text:p>-175.6524799997</text:p>
          </table:table-cell>
          <table:table-cell table:formula="of:=[.E84]+[.F85]" office:value-type="float" office:value="1410256.99754031" calcext:value-type="float">
            <text:p>1410256.99754031</text:p>
          </table:table-cell>
          <table:table-cell table:formula="of:=[.F84]+[.$G$14]" office:value-type="float" office:value="18751.09605618" calcext:value-type="float">
            <text:p>18751.09605618</text:p>
          </table:table-cell>
          <table:table-cell table:formula="of:=[.B85]-[.E85]" office:value-type="float" office:value="-4676.96986030904" calcext:value-type="float">
            <text:p>-4676.969860309</text:p>
          </table:table-cell>
          <table:table-cell table:formula="of:=[.C85]-[.F85]" office:value-type="float" office:value="-489.881906179857" calcext:value-type="float">
            <text:p>-489.8819061799</text:p>
          </table:table-cell>
          <table:table-cell office:value-type="float" office:value="1467427.95077" calcext:value-type="float">
            <text:p>1467427.95077</text:p>
          </table:table-cell>
          <table:table-cell table:formula="of:=[.I85]-[.I84]" office:value-type="float" office:value="18372.6010499999" calcext:value-type="float">
            <text:p>18372.6010499999</text:p>
          </table:table-cell>
          <table:table-cell table:formula="of:=[.J85]-[.J84]" office:value-type="float" office:value="-165.553250000114" calcext:value-type="float">
            <text:p>-165.5532500001</text:p>
          </table:table-cell>
          <table:table-cell table:formula="of:=[.I85]-[.B85]" office:value-type="float" office:value="61847.9230899999" calcext:value-type="float">
            <text:p>61847.9230899999</text:p>
          </table:table-cell>
          <table:table-cell table:formula="of:=[.L85]-[.L84]" office:value-type="float" office:value="111.386899999809" calcext:value-type="float">
            <text:p>111.3868999998</text:p>
          </table:table-cell>
          <table:table-cell table:formula="of:=[.B85]+[.O85]" office:value-type="float" office:value="1439488.15097873" calcext:value-type="float">
            <text:p>1439488.15097873</text:p>
          </table:table-cell>
          <table:table-cell table:formula="of:=[.O84]+[.$O$15]" office:value-type="float" office:value="33908.123298725" calcext:value-type="float">
            <text:p>33908.12329872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23870.65661" calcext:value-type="float">
            <text:p>1423870.65661</text:p>
          </table:table-cell>
          <table:table-cell table:formula="of:=[.B86]-[.B85]" office:value-type="float" office:value="18290.6289299999" calcext:value-type="float">
            <text:p>18290.6289299999</text:p>
          </table:table-cell>
          <table:table-cell table:formula="of:=[.C86]-[.C85]" office:value-type="float" office:value="29.414779999759" calcext:value-type="float">
            <text:p>29.4147799998</text:p>
          </table:table-cell>
          <table:table-cell table:formula="of:=[.E85]+[.F86]" office:value-type="float" office:value="1429047.26618898" calcext:value-type="float">
            <text:p>1429047.26618898</text:p>
          </table:table-cell>
          <table:table-cell table:formula="of:=[.F85]+[.$G$14]" office:value-type="float" office:value="18790.2686486659" calcext:value-type="float">
            <text:p>18790.2686486659</text:p>
          </table:table-cell>
          <table:table-cell table:formula="of:=[.B86]-[.E86]" office:value-type="float" office:value="-5176.60957897501" calcext:value-type="float">
            <text:p>-5176.609578975</text:p>
          </table:table-cell>
          <table:table-cell table:formula="of:=[.C86]-[.F86]" office:value-type="float" office:value="-499.63971866596" calcext:value-type="float">
            <text:p>-499.639718666</text:p>
          </table:table-cell>
          <table:table-cell office:value-type="float" office:value="1485824.52175" calcext:value-type="float">
            <text:p>1485824.52175</text:p>
          </table:table-cell>
          <table:table-cell table:formula="of:=[.I86]-[.I85]" office:value-type="float" office:value="18396.5709800001" calcext:value-type="float">
            <text:p>18396.5709800001</text:p>
          </table:table-cell>
          <table:table-cell table:formula="of:=[.J86]-[.J85]" office:value-type="float" office:value="23.9699300001375" calcext:value-type="float">
            <text:p>23.9699300001</text:p>
          </table:table-cell>
          <table:table-cell table:formula="of:=[.I86]-[.B86]" office:value-type="float" office:value="61953.8651400001" calcext:value-type="float">
            <text:p>61953.8651400001</text:p>
          </table:table-cell>
          <table:table-cell table:formula="of:=[.L86]-[.L85]" office:value-type="float" office:value="105.942050000187" calcext:value-type="float">
            <text:p>105.9420500002</text:p>
          </table:table-cell>
          <table:table-cell table:formula="of:=[.B86]+[.O86]" office:value-type="float" office:value="1458410.27454918" calcext:value-type="float">
            <text:p>1458410.27454918</text:p>
          </table:table-cell>
          <table:table-cell table:formula="of:=[.O85]+[.$O$15]" office:value-type="float" office:value="34539.6179391813" calcext:value-type="float">
            <text:p>34539.6179391813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197.05539" calcext:value-type="float">
            <text:p>1442197.05539</text:p>
          </table:table-cell>
          <table:table-cell table:formula="of:=[.B87]-[.B86]" office:value-type="float" office:value="18326.3987800002" calcext:value-type="float">
            <text:p>18326.3987800002</text:p>
          </table:table-cell>
          <table:table-cell table:formula="of:=[.C87]-[.C86]" office:value-type="float" office:value="35.7698500002734" calcext:value-type="float">
            <text:p>35.7698500003</text:p>
          </table:table-cell>
          <table:table-cell table:formula="of:=[.E86]+[.F87]" office:value-type="float" office:value="1447876.70743013" calcext:value-type="float">
            <text:p>1447876.70743013</text:p>
          </table:table-cell>
          <table:table-cell table:formula="of:=[.F86]+[.$G$14]" office:value-type="float" office:value="18829.4412411517" calcext:value-type="float">
            <text:p>18829.4412411517</text:p>
          </table:table-cell>
          <table:table-cell table:formula="of:=[.B87]-[.E87]" office:value-type="float" office:value="-5679.6520401265" calcext:value-type="float">
            <text:p>-5679.6520401265</text:p>
          </table:table-cell>
          <table:table-cell table:formula="of:=[.C87]-[.F87]" office:value-type="float" office:value="-503.042461151548" calcext:value-type="float">
            <text:p>-503.0424611515</text:p>
          </table:table-cell>
          <table:table-cell office:value-type="float" office:value="1504242.01267" calcext:value-type="float">
            <text:p>1504242.01267</text:p>
          </table:table-cell>
          <table:table-cell table:formula="of:=[.I87]-[.I86]" office:value-type="float" office:value="18417.49092" calcext:value-type="float">
            <text:p>18417.49092</text:p>
          </table:table-cell>
          <table:table-cell table:formula="of:=[.J87]-[.J86]" office:value-type="float" office:value="20.9199399999343" calcext:value-type="float">
            <text:p>20.9199399999</text:p>
          </table:table-cell>
          <table:table-cell table:formula="of:=[.I87]-[.B87]" office:value-type="float" office:value="62044.95728" calcext:value-type="float">
            <text:p>62044.95728</text:p>
          </table:table-cell>
          <table:table-cell table:formula="of:=[.L87]-[.L86]" office:value-type="float" office:value="91.0921399998479" calcext:value-type="float">
            <text:p>91.0921399998</text:p>
          </table:table-cell>
          <table:table-cell table:formula="of:=[.B87]+[.O87]" office:value-type="float" office:value="1477368.16796964" calcext:value-type="float">
            <text:p>1477368.16796964</text:p>
          </table:table-cell>
          <table:table-cell table:formula="of:=[.O86]+[.$O$15]" office:value-type="float" office:value="35171.1125796375" calcext:value-type="float">
            <text:p>35171.112579637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60550.58088" calcext:value-type="float">
            <text:p>1460550.58088</text:p>
          </table:table-cell>
          <table:table-cell table:formula="of:=[.B88]-[.B87]" office:value-type="float" office:value="18353.5254899999" calcext:value-type="float">
            <text:p>18353.5254899999</text:p>
          </table:table-cell>
          <table:table-cell table:formula="of:=[.C88]-[.C87]" office:value-type="float" office:value="27.1267099997494" calcext:value-type="float">
            <text:p>27.1267099997</text:p>
          </table:table-cell>
          <table:table-cell table:formula="of:=[.E87]+[.F88]" office:value-type="float" office:value="1466745.32126376" calcext:value-type="float">
            <text:p>1466745.32126376</text:p>
          </table:table-cell>
          <table:table-cell table:formula="of:=[.F87]+[.$G$14]" office:value-type="float" office:value="18868.6138336376" calcext:value-type="float">
            <text:p>18868.6138336376</text:p>
          </table:table-cell>
          <table:table-cell table:formula="of:=[.B88]-[.E88]" office:value-type="float" office:value="-6194.74038376426" calcext:value-type="float">
            <text:p>-6194.7403837643</text:p>
          </table:table-cell>
          <table:table-cell table:formula="of:=[.C88]-[.F88]" office:value-type="float" office:value="-515.088343637661" calcext:value-type="float">
            <text:p>-515.0883436377</text:p>
          </table:table-cell>
          <table:table-cell office:value-type="float" office:value="1522684.72031" calcext:value-type="float">
            <text:p>1522684.72031</text:p>
          </table:table-cell>
          <table:table-cell table:formula="of:=[.I88]-[.I87]" office:value-type="float" office:value="18442.7076399999" calcext:value-type="float">
            <text:p>18442.7076399999</text:p>
          </table:table-cell>
          <table:table-cell table:formula="of:=[.J88]-[.J87]" office:value-type="float" office:value="25.2167199999094" calcext:value-type="float">
            <text:p>25.2167199999</text:p>
          </table:table-cell>
          <table:table-cell table:formula="of:=[.I88]-[.B88]" office:value-type="float" office:value="62134.13943" calcext:value-type="float">
            <text:p>62134.13943</text:p>
          </table:table-cell>
          <table:table-cell table:formula="of:=[.L88]-[.L87]" office:value-type="float" office:value="89.1821500000078" calcext:value-type="float">
            <text:p>89.18215</text:p>
          </table:table-cell>
          <table:table-cell table:formula="of:=[.B88]+[.O88]" office:value-type="float" office:value="1496353.18810009" calcext:value-type="float">
            <text:p>1496353.18810009</text:p>
          </table:table-cell>
          <table:table-cell table:formula="of:=[.O87]+[.$O$15]" office:value-type="float" office:value="35802.6072200938" calcext:value-type="float">
            <text:p>35802.6072200938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78923.92184" calcext:value-type="float">
            <text:p>1478923.92184</text:p>
          </table:table-cell>
          <table:table-cell table:formula="of:=[.B89]-[.B88]" office:value-type="float" office:value="18373.3409599999" calcext:value-type="float">
            <text:p>18373.3409599999</text:p>
          </table:table-cell>
          <table:table-cell table:formula="of:=[.C89]-[.C88]" office:value-type="float" office:value="19.8154700000305" calcext:value-type="float">
            <text:p>19.81547</text:p>
          </table:table-cell>
          <table:table-cell table:formula="of:=[.E88]+[.F89]" office:value-type="float" office:value="1485653.10768989" calcext:value-type="float">
            <text:p>1485653.10768989</text:p>
          </table:table-cell>
          <table:table-cell table:formula="of:=[.F88]+[.$G$14]" office:value-type="float" office:value="18907.7864261234" calcext:value-type="float">
            <text:p>18907.7864261234</text:p>
          </table:table-cell>
          <table:table-cell table:formula="of:=[.B89]-[.E89]" office:value-type="float" office:value="-6729.18584988778" calcext:value-type="float">
            <text:p>-6729.1858498878</text:p>
          </table:table-cell>
          <table:table-cell table:formula="of:=[.C89]-[.F89]" office:value-type="float" office:value="-534.445466123492" calcext:value-type="float">
            <text:p>-534.4454661235</text:p>
          </table:table-cell>
          <table:table-cell office:value-type="float" office:value="1541169.79821" calcext:value-type="float">
            <text:p>1541169.79821</text:p>
          </table:table-cell>
          <table:table-cell table:formula="of:=[.I89]-[.I88]" office:value-type="float" office:value="18485.0778999999" calcext:value-type="float">
            <text:p>18485.0778999999</text:p>
          </table:table-cell>
          <table:table-cell table:formula="of:=[.J89]-[.J88]" office:value-type="float" office:value="42.3702599999961" calcext:value-type="float">
            <text:p>42.37026</text:p>
          </table:table-cell>
          <table:table-cell table:formula="of:=[.I89]-[.B89]" office:value-type="float" office:value="62245.87637" calcext:value-type="float">
            <text:p>62245.87637</text:p>
          </table:table-cell>
          <table:table-cell table:formula="of:=[.L89]-[.L88]" office:value-type="float" office:value="111.736939999973" calcext:value-type="float">
            <text:p>111.73694</text:p>
          </table:table-cell>
          <table:table-cell table:formula="of:=[.B89]+[.O89]" office:value-type="float" office:value="1515358.02370055" calcext:value-type="float">
            <text:p>1515358.02370055</text:p>
          </table:table-cell>
          <table:table-cell table:formula="of:=[.O88]+[.$O$15]" office:value-type="float" office:value="36434.10186055" calcext:value-type="float">
            <text:p>36434.1018605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97332.47786" calcext:value-type="float">
            <text:p>1497332.47786</text:p>
          </table:table-cell>
          <table:table-cell table:formula="of:=[.B90]-[.B89]" office:value-type="float" office:value="18408.55602" calcext:value-type="float">
            <text:p>18408.55602</text:p>
          </table:table-cell>
          <table:table-cell table:formula="of:=[.C90]-[.C89]" office:value-type="float" office:value="35.215060000075" calcext:value-type="float">
            <text:p>35.2150600001</text:p>
          </table:table-cell>
          <table:table-cell table:formula="of:=[.E89]+[.F90]" office:value-type="float" office:value="1504600.0667085" calcext:value-type="float">
            <text:p>1504600.0667085</text:p>
          </table:table-cell>
          <table:table-cell table:formula="of:=[.F89]+[.$G$14]" office:value-type="float" office:value="18946.9590186093" calcext:value-type="float">
            <text:p>18946.9590186093</text:p>
          </table:table-cell>
          <table:table-cell table:formula="of:=[.B90]-[.E90]" office:value-type="float" office:value="-7267.58884849702" calcext:value-type="float">
            <text:p>-7267.588848497</text:p>
          </table:table-cell>
          <table:table-cell table:formula="of:=[.C90]-[.F90]" office:value-type="float" office:value="-538.402998609279" calcext:value-type="float">
            <text:p>-538.4029986093</text:p>
          </table:table-cell>
          <table:table-cell office:value-type="float" office:value="1559680.99102" calcext:value-type="float">
            <text:p>1559680.99102</text:p>
          </table:table-cell>
          <table:table-cell table:formula="of:=[.I90]-[.I89]" office:value-type="float" office:value="18511.1928100002" calcext:value-type="float">
            <text:p>18511.1928100002</text:p>
          </table:table-cell>
          <table:table-cell table:formula="of:=[.J90]-[.J89]" office:value-type="float" office:value="26.1149100002367" calcext:value-type="float">
            <text:p>26.1149100002</text:p>
          </table:table-cell>
          <table:table-cell table:formula="of:=[.I90]-[.B90]" office:value-type="float" office:value="62348.5131600001" calcext:value-type="float">
            <text:p>62348.5131600001</text:p>
          </table:table-cell>
          <table:table-cell table:formula="of:=[.L90]-[.L89]" office:value-type="float" office:value="102.636790000135" calcext:value-type="float">
            <text:p>102.6367900001</text:p>
          </table:table-cell>
          <table:table-cell table:formula="of:=[.B90]+[.O90]" office:value-type="float" office:value="1534398.07436101" calcext:value-type="float">
            <text:p>1534398.07436101</text:p>
          </table:table-cell>
          <table:table-cell table:formula="of:=[.O89]+[.$O$15]" office:value-type="float" office:value="37065.5965010063" calcext:value-type="float">
            <text:p>37065.5965010063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15778.58617" calcext:value-type="float">
            <text:p>1515778.58617</text:p>
          </table:table-cell>
          <table:table-cell table:formula="of:=[.B91]-[.B90]" office:value-type="float" office:value="18446.10831" calcext:value-type="float">
            <text:p>18446.10831</text:p>
          </table:table-cell>
          <table:table-cell table:formula="of:=[.C91]-[.C90]" office:value-type="float" office:value="37.5522900000215" calcext:value-type="float">
            <text:p>37.55229</text:p>
          </table:table-cell>
          <table:table-cell table:formula="of:=[.E90]+[.F91]" office:value-type="float" office:value="1523586.19831959" calcext:value-type="float">
            <text:p>1523586.19831959</text:p>
          </table:table-cell>
          <table:table-cell table:formula="of:=[.F90]+[.$G$14]" office:value-type="float" office:value="18986.1316110952" calcext:value-type="float">
            <text:p>18986.1316110952</text:p>
          </table:table-cell>
          <table:table-cell table:formula="of:=[.B91]-[.E91]" office:value-type="float" office:value="-7807.61214959202" calcext:value-type="float">
            <text:p>-7807.612149592</text:p>
          </table:table-cell>
          <table:table-cell table:formula="of:=[.C91]-[.F91]" office:value-type="float" office:value="-540.02330109512" calcext:value-type="float">
            <text:p>-540.0233010951</text:p>
          </table:table-cell>
          <table:table-cell office:value-type="float" office:value="1578219.36664" calcext:value-type="float">
            <text:p>1578219.36664</text:p>
          </table:table-cell>
          <table:table-cell table:formula="of:=[.I91]-[.I90]" office:value-type="float" office:value="18538.3756199998" calcext:value-type="float">
            <text:p>18538.3756199998</text:p>
          </table:table-cell>
          <table:table-cell table:formula="of:=[.J91]-[.J90]" office:value-type="float" office:value="27.1828099996783" calcext:value-type="float">
            <text:p>27.1828099997</text:p>
          </table:table-cell>
          <table:table-cell table:formula="of:=[.I91]-[.B91]" office:value-type="float" office:value="62440.7804699999" calcext:value-type="float">
            <text:p>62440.7804699999</text:p>
          </table:table-cell>
          <table:table-cell table:formula="of:=[.L91]-[.L90]" office:value-type="float" office:value="92.2673099997919" calcext:value-type="float">
            <text:p>92.2673099998</text:p>
          </table:table-cell>
          <table:table-cell table:formula="of:=[.B91]+[.O91]" office:value-type="float" office:value="1553475.67731146" calcext:value-type="float">
            <text:p>1553475.67731146</text:p>
          </table:table-cell>
          <table:table-cell table:formula="of:=[.O90]+[.$O$15]" office:value-type="float" office:value="37697.0911414625" calcext:value-type="float">
            <text:p>37697.091141462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34353.54071" calcext:value-type="float">
            <text:p>1534353.54071</text:p>
          </table:table-cell>
          <table:table-cell table:formula="of:=[.B92]-[.B91]" office:value-type="float" office:value="18574.9545400001" calcext:value-type="float">
            <text:p>18574.9545400001</text:p>
          </table:table-cell>
          <table:table-cell table:formula="of:=[.C92]-[.C91]" office:value-type="float" office:value="128.846230000025" calcext:value-type="float">
            <text:p>128.84623</text:p>
          </table:table-cell>
          <table:table-cell table:formula="of:=[.E91]+[.F92]" office:value-type="float" office:value="1542611.50252317" calcext:value-type="float">
            <text:p>1542611.50252317</text:p>
          </table:table-cell>
          <table:table-cell table:formula="of:=[.F91]+[.$G$14]" office:value-type="float" office:value="19025.304203581" calcext:value-type="float">
            <text:p>19025.304203581</text:p>
          </table:table-cell>
          <table:table-cell table:formula="of:=[.B92]-[.E92]" office:value-type="float" office:value="-8257.96181317302" calcext:value-type="float">
            <text:p>-8257.961813173</text:p>
          </table:table-cell>
          <table:table-cell table:formula="of:=[.C92]-[.F92]" office:value-type="float" office:value="-450.349663580957" calcext:value-type="float">
            <text:p>-450.349663581</text:p>
          </table:table-cell>
          <table:table-cell office:value-type="float" office:value="1596790.72472" calcext:value-type="float">
            <text:p>1596790.72472</text:p>
          </table:table-cell>
          <table:table-cell table:formula="of:=[.I92]-[.I91]" office:value-type="float" office:value="18571.3580800002" calcext:value-type="float">
            <text:p>18571.3580800002</text:p>
          </table:table-cell>
          <table:table-cell table:formula="of:=[.J92]-[.J91]" office:value-type="float" office:value="32.9824600003194" calcext:value-type="float">
            <text:p>32.9824600003</text:p>
          </table:table-cell>
          <table:table-cell table:formula="of:=[.I92]-[.B92]" office:value-type="float" office:value="62437.18401" calcext:value-type="float">
            <text:p>62437.18401</text:p>
          </table:table-cell>
          <table:table-cell table:formula="of:=[.L92]-[.L91]" office:value-type="float" office:value="-3.59645999991335" calcext:value-type="float">
            <text:p>-3.5964599999</text:p>
          </table:table-cell>
          <table:table-cell table:formula="of:=[.B92]+[.O92]" office:value-type="float" office:value="1572682.12649192" calcext:value-type="float">
            <text:p>1572682.12649192</text:p>
          </table:table-cell>
          <table:table-cell table:formula="of:=[.O91]+[.$O$15]" office:value-type="float" office:value="38328.5857819188" calcext:value-type="float">
            <text:p>38328.5857819188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52974.51751" calcext:value-type="float">
            <text:p>1552974.51751</text:p>
          </table:table-cell>
          <table:table-cell table:formula="of:=[.B93]-[.B92]" office:value-type="float" office:value="18620.9767999998" calcext:value-type="float">
            <text:p>18620.9767999998</text:p>
          </table:table-cell>
          <table:table-cell table:formula="of:=[.C93]-[.C92]" office:value-type="float" office:value="46.0222599997651" calcext:value-type="float">
            <text:p>46.0222599998</text:p>
          </table:table-cell>
          <table:table-cell table:formula="of:=[.E92]+[.F93]" office:value-type="float" office:value="1561675.97931924" calcext:value-type="float">
            <text:p>1561675.97931924</text:p>
          </table:table-cell>
          <table:table-cell table:formula="of:=[.F92]+[.$G$14]" office:value-type="float" office:value="19064.4767960669" calcext:value-type="float">
            <text:p>19064.4767960669</text:p>
          </table:table-cell>
          <table:table-cell table:formula="of:=[.B93]-[.E93]" office:value-type="float" office:value="-8701.46180924005" calcext:value-type="float">
            <text:p>-8701.4618092401</text:p>
          </table:table-cell>
          <table:table-cell table:formula="of:=[.C93]-[.F93]" office:value-type="float" office:value="-443.499996067054" calcext:value-type="float">
            <text:p>-443.4999960671</text:p>
          </table:table-cell>
          <table:table-cell office:value-type="float" office:value="1615389.01281" calcext:value-type="float">
            <text:p>1615389.01281</text:p>
          </table:table-cell>
          <table:table-cell table:formula="of:=[.I93]-[.I92]" office:value-type="float" office:value="18598.2880899999" calcext:value-type="float">
            <text:p>18598.2880899999</text:p>
          </table:table-cell>
          <table:table-cell table:formula="of:=[.J93]-[.J92]" office:value-type="float" office:value="26.9300099997781" calcext:value-type="float">
            <text:p>26.9300099998</text:p>
          </table:table-cell>
          <table:table-cell table:formula="of:=[.I93]-[.B93]" office:value-type="float" office:value="62414.4953000001" calcext:value-type="float">
            <text:p>62414.4953000001</text:p>
          </table:table-cell>
          <table:table-cell table:formula="of:=[.L93]-[.L92]" office:value-type="float" office:value="-22.6887099999003" calcext:value-type="float">
            <text:p>-22.6887099999</text:p>
          </table:table-cell>
          <table:table-cell table:formula="of:=[.B93]+[.O93]" office:value-type="float" office:value="1591934.59793238" calcext:value-type="float">
            <text:p>1591934.59793238</text:p>
          </table:table-cell>
          <table:table-cell table:formula="of:=[.O92]+[.$O$15]" office:value-type="float" office:value="38960.080422375" calcext:value-type="float">
            <text:p>38960.080422375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71873.71276" calcext:value-type="float">
            <text:p>1571873.71276</text:p>
          </table:table-cell>
          <table:table-cell table:formula="of:=[.B94]-[.B93]" office:value-type="float" office:value="18899.1952500001" calcext:value-type="float">
            <text:p>18899.1952500001</text:p>
          </table:table-cell>
          <table:table-cell table:formula="of:=[.C94]-[.C93]" office:value-type="float" office:value="278.218450000277" calcext:value-type="float">
            <text:p>278.2184500003</text:p>
          </table:table-cell>
          <table:table-cell table:formula="of:=[.E93]+[.F94]" office:value-type="float" office:value="1580779.62870779" calcext:value-type="float">
            <text:p>1580779.62870779</text:p>
          </table:table-cell>
          <table:table-cell table:formula="of:=[.F93]+[.$G$14]" office:value-type="float" office:value="19103.6493885527" calcext:value-type="float">
            <text:p>19103.6493885527</text:p>
          </table:table-cell>
          <table:table-cell table:formula="of:=[.B94]-[.E94]" office:value-type="float" office:value="-8905.91594779259" calcext:value-type="float">
            <text:p>-8905.9159477926</text:p>
          </table:table-cell>
          <table:table-cell table:formula="of:=[.C94]-[.F94]" office:value-type="float" office:value="-204.454138552639" calcext:value-type="float">
            <text:p>-204.4541385526</text:p>
          </table:table-cell>
          <table:table-cell office:value-type="float" office:value="1634021.13855" calcext:value-type="float">
            <text:p>1634021.13855</text:p>
          </table:table-cell>
          <table:table-cell table:formula="of:=[.I94]-[.I93]" office:value-type="float" office:value="18632.12574" calcext:value-type="float">
            <text:p>18632.12574</text:p>
          </table:table-cell>
          <table:table-cell table:formula="of:=[.J94]-[.J93]" office:value-type="float" office:value="33.8376500001177" calcext:value-type="float">
            <text:p>33.8376500001</text:p>
          </table:table-cell>
          <table:table-cell table:formula="of:=[.I94]-[.B94]" office:value-type="float" office:value="62147.42579" calcext:value-type="float">
            <text:p>62147.42579</text:p>
          </table:table-cell>
          <table:table-cell table:formula="of:=[.L94]-[.L93]" office:value-type="float" office:value="-267.069510000059" calcext:value-type="float">
            <text:p>-267.0695100001</text:p>
          </table:table-cell>
          <table:table-cell table:formula="of:=[.B94]+[.O94]" office:value-type="float" office:value="1611465.28782283" calcext:value-type="float">
            <text:p>1611465.28782283</text:p>
          </table:table-cell>
          <table:table-cell table:formula="of:=[.O93]+[.$O$15]" office:value-type="float" office:value="39591.5750628313" calcext:value-type="float">
            <text:p>39591.5750628313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90918.52635" calcext:value-type="float">
            <text:p>1590918.52635</text:p>
          </table:table-cell>
          <table:table-cell table:formula="of:=[.B95]-[.B94]" office:value-type="float" office:value="19044.8135899999" calcext:value-type="float">
            <text:p>19044.8135899999</text:p>
          </table:table-cell>
          <table:table-cell table:formula="of:=[.C95]-[.C94]" office:value-type="float" office:value="145.618339999812" calcext:value-type="float">
            <text:p>145.6183399998</text:p>
          </table:table-cell>
          <table:table-cell table:formula="of:=[.E94]+[.F95]" office:value-type="float" office:value="1599922.45068883" calcext:value-type="float">
            <text:p>1599922.45068883</text:p>
          </table:table-cell>
          <table:table-cell table:formula="of:=[.F94]+[.$G$14]" office:value-type="float" office:value="19142.8219810386" calcext:value-type="float">
            <text:p>19142.8219810386</text:p>
          </table:table-cell>
          <table:table-cell table:formula="of:=[.B95]-[.E95]" office:value-type="float" office:value="-9003.92433883133" calcext:value-type="float">
            <text:p>-9003.9243388313</text:p>
          </table:table-cell>
          <table:table-cell table:formula="of:=[.C95]-[.F95]" office:value-type="float" office:value="-98.0083910386893" calcext:value-type="float">
            <text:p>-98.0083910387</text:p>
          </table:table-cell>
          <table:table-cell office:value-type="float" office:value="1652686.82852" calcext:value-type="float">
            <text:p>1652686.82852</text:p>
          </table:table-cell>
          <table:table-cell table:formula="of:=[.I95]-[.I94]" office:value-type="float" office:value="18665.6899699999" calcext:value-type="float">
            <text:p>18665.6899699999</text:p>
          </table:table-cell>
          <table:table-cell table:formula="of:=[.J95]-[.J94]" office:value-type="float" office:value="33.5642299999017" calcext:value-type="float">
            <text:p>33.5642299999</text:p>
          </table:table-cell>
          <table:table-cell table:formula="of:=[.I95]-[.B95]" office:value-type="float" office:value="61768.30217" calcext:value-type="float">
            <text:p>61768.30217</text:p>
          </table:table-cell>
          <table:table-cell table:formula="of:=[.L95]-[.L94]" office:value-type="float" office:value="-379.123619999969" calcext:value-type="float">
            <text:p>-379.12362</text:p>
          </table:table-cell>
          <table:table-cell table:formula="of:=[.B95]+[.O95]" office:value-type="float" office:value="1631141.59605329" calcext:value-type="float">
            <text:p>1631141.59605329</text:p>
          </table:table-cell>
          <table:table-cell table:formula="of:=[.O94]+[.$O$15]" office:value-type="float" office:value="40223.0697032875" calcext:value-type="float">
            <text:p>40223.069703287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Percent:</text:p>
          </table:table-cell>
          <table:table-cell office:value-type="float" office:value="1690150.45912" calcext:value-type="float">
            <text:p>1690150.45912</text:p>
          </table:table-cell>
          <table:table-cell office:value-type="string" calcext:value-type="string">
            <text:p>seconds</text:p>
          </table:table-cell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09991.15506" calcext:value-type="float">
            <text:p>1609991.15506</text:p>
          </table:table-cell>
          <table:table-cell table:formula="of:=[.B96]-[.B95]" office:value-type="float" office:value="19072.6287100001" calcext:value-type="float">
            <text:p>19072.6287100001</text:p>
          </table:table-cell>
          <table:table-cell table:formula="of:=[.C96]-[.C95]" office:value-type="float" office:value="27.8151200001594" calcext:value-type="float">
            <text:p>27.8151200002</text:p>
          </table:table-cell>
          <table:table-cell table:formula="of:=[.E95]+[.F96]" office:value-type="float" office:value="1619104.44526236" calcext:value-type="float">
            <text:p>1619104.44526236</text:p>
          </table:table-cell>
          <table:table-cell table:formula="of:=[.F95]+[.$G$14]" office:value-type="float" office:value="19181.9945735245" calcext:value-type="float">
            <text:p>19181.9945735245</text:p>
          </table:table-cell>
          <table:table-cell table:formula="of:=[.B96]-[.E96]" office:value-type="float" office:value="-9113.29020235571" calcext:value-type="float">
            <text:p>-9113.2902023557</text:p>
          </table:table-cell>
          <table:table-cell table:formula="of:=[.C96]-[.F96]" office:value-type="float" office:value="-109.365863524392" calcext:value-type="float">
            <text:p>-109.3658635244</text:p>
          </table:table-cell>
          <table:table-cell office:value-type="float" office:value="1671372.90351" calcext:value-type="float">
            <text:p>1671372.90351</text:p>
          </table:table-cell>
          <table:table-cell table:formula="of:=[.I96]-[.I95]" office:value-type="float" office:value="18686.0749900001" calcext:value-type="float">
            <text:p>18686.0749900001</text:p>
          </table:table-cell>
          <table:table-cell table:formula="of:=[.J96]-[.J95]" office:value-type="float" office:value="20.3850200001616" calcext:value-type="float">
            <text:p>20.3850200002</text:p>
          </table:table-cell>
          <table:table-cell table:formula="of:=[.I96]-[.B96]" office:value-type="float" office:value="61381.7484500001" calcext:value-type="float">
            <text:p>61381.7484500001</text:p>
          </table:table-cell>
          <table:table-cell table:formula="of:=[.L96]-[.L95]" office:value-type="float" office:value="-386.553719999967" calcext:value-type="float">
            <text:p>-386.55372</text:p>
          </table:table-cell>
          <table:table-cell table:formula="of:=[.B96]+[.O96]" office:value-type="float" office:value="1650845.71940374" calcext:value-type="float">
            <text:p>1650845.71940374</text:p>
          </table:table-cell>
          <table:table-cell table:formula="of:=[.O95]+[.$O$15]" office:value-type="float" office:value="40854.5643437438" calcext:value-type="float">
            <text:p>40854.56434374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Percent:</text:p>
          </table:table-cell>
          <table:table-cell office:value-type="float" office:value="1709302.95869" calcext:value-type="float">
            <text:p>1709302.95869</text:p>
          </table:table-cell>
          <table:table-cell office:value-type="string" calcext:value-type="string">
            <text:p>seconds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29130.35872" calcext:value-type="float">
            <text:p>1629130.35872</text:p>
          </table:table-cell>
          <table:table-cell table:formula="of:=[.B97]-[.B96]" office:value-type="float" office:value="19139.2036599999" calcext:value-type="float">
            <text:p>19139.2036599999</text:p>
          </table:table-cell>
          <table:table-cell table:formula="of:=[.C97]-[.C96]" office:value-type="float" office:value="66.5749499998055" calcext:value-type="float">
            <text:p>66.5749499998</text:p>
          </table:table-cell>
          <table:table-cell table:formula="of:=[.E96]+[.F97]" office:value-type="float" office:value="1638325.61242837" calcext:value-type="float">
            <text:p>1638325.61242837</text:p>
          </table:table-cell>
          <table:table-cell table:formula="of:=[.F96]+[.$G$14]" office:value-type="float" office:value="19221.1671660103" calcext:value-type="float">
            <text:p>19221.1671660103</text:p>
          </table:table-cell>
          <table:table-cell table:formula="of:=[.B97]-[.E97]" office:value-type="float" office:value="-9195.25370836607" calcext:value-type="float">
            <text:p>-9195.2537083661</text:p>
          </table:table-cell>
          <table:table-cell table:formula="of:=[.C97]-[.F97]" office:value-type="float" office:value="-81.9635060104483" calcext:value-type="float">
            <text:p>-81.9635060104</text:p>
          </table:table-cell>
          <table:table-cell office:value-type="float" office:value="1690150.45912" calcext:value-type="float">
            <text:p>1690150.45912</text:p>
          </table:table-cell>
          <table:table-cell table:formula="of:=[.I97]-[.I96]" office:value-type="float" office:value="18777.5556099999" calcext:value-type="float">
            <text:p>18777.5556099999</text:p>
          </table:table-cell>
          <table:table-cell table:formula="of:=[.J97]-[.J96]" office:value-type="float" office:value="91.4806199998129" calcext:value-type="float">
            <text:p>91.4806199998</text:p>
          </table:table-cell>
          <table:table-cell table:formula="of:=[.I97]-[.B97]" office:value-type="float" office:value="61020.1004000001" calcext:value-type="float">
            <text:p>61020.1004000001</text:p>
          </table:table-cell>
          <table:table-cell table:formula="of:=[.L97]-[.L96]" office:value-type="float" office:value="-361.64804999996" calcext:value-type="float">
            <text:p>-361.64805</text:p>
          </table:table-cell>
          <table:table-cell table:formula="of:=[.B97]+[.O97]" office:value-type="float" office:value="1670616.4177042" calcext:value-type="float">
            <text:p>1670616.4177042</text:p>
          </table:table-cell>
          <table:table-cell table:formula="of:=[.O96]+[.$O$15]" office:value-type="float" office:value="41486.0589842" calcext:value-type="float">
            <text:p>41486.058984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Percent:</text:p>
          </table:table-cell>
          <table:table-cell office:value-type="float" office:value="1728100.64333" calcext:value-type="float">
            <text:p>1728100.64333</text:p>
          </table:table-cell>
          <table:table-cell office:value-type="string" calcext:value-type="string">
            <text:p>seconds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48079.66545" calcext:value-type="float">
            <text:p>1648079.66545</text:p>
          </table:table-cell>
          <table:table-cell table:formula="of:=[.B98]-[.B97]" office:value-type="float" office:value="18949.3067300001" calcext:value-type="float">
            <text:p>18949.3067300001</text:p>
          </table:table-cell>
          <table:table-cell table:formula="of:=[.C98]-[.C97]" office:value-type="float" office:value="-189.896929999813" calcext:value-type="float">
            <text:p>-189.8969299998</text:p>
          </table:table-cell>
          <table:table-cell table:formula="of:=[.E97]+[.F98]" office:value-type="float" office:value="1657585.95218686" calcext:value-type="float">
            <text:p>1657585.95218686</text:p>
          </table:table-cell>
          <table:table-cell table:formula="of:=[.F97]+[.$G$14]" office:value-type="float" office:value="19260.3397584962" calcext:value-type="float">
            <text:p>19260.3397584962</text:p>
          </table:table-cell>
          <table:table-cell table:formula="of:=[.B98]-[.E98]" office:value-type="float" office:value="-9506.28673686227" calcext:value-type="float">
            <text:p>-9506.2867368623</text:p>
          </table:table-cell>
          <table:table-cell table:formula="of:=[.C98]-[.F98]" office:value-type="float" office:value="-311.033028496124" calcext:value-type="float">
            <text:p>-311.0330284961</text:p>
          </table:table-cell>
          <table:table-cell office:value-type="float" office:value="1709302.95869" calcext:value-type="float">
            <text:p>1709302.95869</text:p>
          </table:table-cell>
          <table:table-cell table:formula="of:=[.I98]-[.I97]" office:value-type="float" office:value="19152.49957" calcext:value-type="float">
            <text:p>19152.49957</text:p>
          </table:table-cell>
          <table:table-cell table:formula="of:=[.J98]-[.J97]" office:value-type="float" office:value="374.943960000062" calcext:value-type="float">
            <text:p>374.9439600001</text:p>
          </table:table-cell>
          <table:table-cell table:formula="of:=[.I98]-[.B98]" office:value-type="float" office:value="61223.29324" calcext:value-type="float">
            <text:p>61223.29324</text:p>
          </table:table-cell>
          <table:table-cell table:formula="of:=[.L98]-[.L97]" office:value-type="float" office:value="203.192839999916" calcext:value-type="float">
            <text:p>203.1928399999</text:p>
          </table:table-cell>
          <table:table-cell table:formula="of:=[.B98]+[.O98]" office:value-type="float" office:value="1690197.21907466" calcext:value-type="float">
            <text:p>1690197.21907466</text:p>
          </table:table-cell>
          <table:table-cell table:formula="of:=[.O97]+[.$O$15]" office:value-type="float" office:value="42117.5536246563" calcext:value-type="float">
            <text:p>42117.553624656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Percent:</text:p>
          </table:table-cell>
          <table:table-cell office:value-type="float" office:value="1746964.25567" calcext:value-type="float">
            <text:p>1746964.25567</text:p>
          </table:table-cell>
          <table:table-cell office:value-type="string" calcext:value-type="string">
            <text:p>seconds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67041.01336" calcext:value-type="float">
            <text:p>1667041.01336</text:p>
          </table:table-cell>
          <table:table-cell table:formula="of:=[.B99]-[.B98]" office:value-type="float" office:value="18961.34791" calcext:value-type="float">
            <text:p>18961.34791</text:p>
          </table:table-cell>
          <table:table-cell table:formula="of:=[.C99]-[.C98]" office:value-type="float" office:value="12.041179999942" calcext:value-type="float">
            <text:p>12.0411799999</text:p>
          </table:table-cell>
          <table:table-cell table:formula="of:=[.E98]+[.F99]" office:value-type="float" office:value="1676885.46453784" calcext:value-type="float">
            <text:p>1676885.46453784</text:p>
          </table:table-cell>
          <table:table-cell table:formula="of:=[.F98]+[.$G$14]" office:value-type="float" office:value="19299.5123509821" calcext:value-type="float">
            <text:p>19299.5123509821</text:p>
          </table:table-cell>
          <table:table-cell table:formula="of:=[.B99]-[.E99]" office:value-type="float" office:value="-9844.45117784431" calcext:value-type="float">
            <text:p>-9844.4511778443</text:p>
          </table:table-cell>
          <table:table-cell table:formula="of:=[.C99]-[.F99]" office:value-type="float" office:value="-338.164440982044" calcext:value-type="float">
            <text:p>-338.164440982</text:p>
          </table:table-cell>
          <table:table-cell office:value-type="float" office:value="1728100.64333" calcext:value-type="float">
            <text:p>1728100.64333</text:p>
          </table:table-cell>
          <table:table-cell table:formula="of:=[.I99]-[.I98]" office:value-type="float" office:value="18797.6846400001" calcext:value-type="float">
            <text:p>18797.6846400001</text:p>
          </table:table-cell>
          <table:table-cell table:formula="of:=[.J99]-[.J98]" office:value-type="float" office:value="-354.814929999877" calcext:value-type="float">
            <text:p>-354.8149299999</text:p>
          </table:table-cell>
          <table:table-cell table:formula="of:=[.I99]-[.B99]" office:value-type="float" office:value="61059.6299700001" calcext:value-type="float">
            <text:p>61059.6299700001</text:p>
          </table:table-cell>
          <table:table-cell table:formula="of:=[.L99]-[.L98]" office:value-type="float" office:value="-163.663269999903" calcext:value-type="float">
            <text:p>-163.6632699999</text:p>
          </table:table-cell>
          <table:table-cell table:formula="of:=[.B99]+[.O99]" office:value-type="float" office:value="1709790.06162511" calcext:value-type="float">
            <text:p>1709790.06162511</text:p>
          </table:table-cell>
          <table:table-cell table:formula="of:=[.O98]+[.$O$15]" office:value-type="float" office:value="42749.0482651125" calcext:value-type="float">
            <text:p>42749.0482651125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86132.45832" calcext:value-type="float">
            <text:p>1686132.45832</text:p>
          </table:table-cell>
          <table:table-cell table:formula="of:=[.B100]-[.B99]" office:value-type="float" office:value="19091.44496" calcext:value-type="float">
            <text:p>19091.44496</text:p>
          </table:table-cell>
          <table:table-cell table:formula="of:=[.C100]-[.C99]" office:value-type="float" office:value="130.097049999982" calcext:value-type="float">
            <text:p>130.09705</text:p>
          </table:table-cell>
          <table:table-cell table:formula="of:=[.E99]+[.F100]" office:value-type="float" office:value="1696224.14948131" calcext:value-type="float">
            <text:p>1696224.14948131</text:p>
          </table:table-cell>
          <table:table-cell table:formula="of:=[.F99]+[.$G$14]" office:value-type="float" office:value="19338.6849434679" calcext:value-type="float">
            <text:p>19338.6849434679</text:p>
          </table:table-cell>
          <table:table-cell table:formula="of:=[.B100]-[.E100]" office:value-type="float" office:value="-10091.6911613122" calcext:value-type="float">
            <text:p>-10091.6911613122</text:p>
          </table:table-cell>
          <table:table-cell table:formula="of:=[.C100]-[.F100]" office:value-type="float" office:value="-247.239983467924" calcext:value-type="float">
            <text:p>-247.2399834679</text:p>
          </table:table-cell>
          <table:table-cell office:value-type="float" office:value="1746964.25567" calcext:value-type="float">
            <text:p>1746964.25567</text:p>
          </table:table-cell>
          <table:table-cell table:formula="of:=[.I100]-[.I99]" office:value-type="float" office:value="18863.61234" calcext:value-type="float">
            <text:p>18863.61234</text:p>
          </table:table-cell>
          <table:table-cell table:formula="of:=[.J100]-[.J99]" office:value-type="float" office:value="65.9276999998838" calcext:value-type="float">
            <text:p>65.9276999999</text:p>
          </table:table-cell>
          <table:table-cell table:formula="of:=[.I100]-[.B100]" office:value-type="float" office:value="60831.7973500001" calcext:value-type="float">
            <text:p>60831.7973500001</text:p>
          </table:table-cell>
          <table:table-cell table:formula="of:=[.L100]-[.L99]" office:value-type="float" office:value="-227.832620000001" calcext:value-type="float">
            <text:p>-227.83262</text:p>
          </table:table-cell>
          <table:table-cell table:formula="of:=[.B100]+[.O100]" office:value-type="float" office:value="1729513.00122557" calcext:value-type="float">
            <text:p>1729513.00122557</text:p>
          </table:table-cell>
          <table:table-cell table:formula="of:=[.O99]+[.$O$15]" office:value-type="float" office:value="43380.5429055688" calcext:value-type="float">
            <text:p>43380.5429055688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05514.92949" calcext:value-type="float">
            <text:p>1705514.92949</text:p>
          </table:table-cell>
          <table:table-cell table:formula="of:=[.B101]-[.B100]" office:value-type="float" office:value="19382.47117" calcext:value-type="float">
            <text:p>19382.47117</text:p>
          </table:table-cell>
          <table:table-cell table:formula="of:=[.C101]-[.C100]" office:value-type="float" office:value="291.02621000004" calcext:value-type="float">
            <text:p>291.02621</text:p>
          </table:table-cell>
          <table:table-cell table:formula="of:=[.E100]+[.F101]" office:value-type="float" office:value="1715602.00701727" calcext:value-type="float">
            <text:p>1715602.00701727</text:p>
          </table:table-cell>
          <table:table-cell table:formula="of:=[.F100]+[.$G$14]" office:value-type="float" office:value="19377.8575359538" calcext:value-type="float">
            <text:p>19377.8575359538</text:p>
          </table:table-cell>
          <table:table-cell table:formula="of:=[.B101]-[.E101]" office:value-type="float" office:value="-10087.077527266" calcext:value-type="float">
            <text:p>-10087.077527266</text:p>
          </table:table-cell>
          <table:table-cell table:formula="of:=[.C101]-[.F101]" office:value-type="float" office:value="4.61363404625445" calcext:value-type="float">
            <text:p>4.6136340463</text:p>
          </table:table-cell>
          <table:table-cell table:number-columns-repeated="5"/>
          <table:table-cell table:formula="of:=[.B101]+[.O101]" office:value-type="float" office:value="1749526.96703603" calcext:value-type="float">
            <text:p>1749526.96703603</text:p>
          </table:table-cell>
          <table:table-cell table:formula="of:=[.O100]+[.$O$15]" office:value-type="float" office:value="44012.0375460251" calcext:value-type="float">
            <text:p>44012.0375460251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24927.88789" calcext:value-type="float">
            <text:p>1724927.88789</text:p>
          </table:table-cell>
          <table:table-cell table:formula="of:=[.B102]-[.B101]" office:value-type="float" office:value="19412.9583999999" calcext:value-type="float">
            <text:p>19412.9583999999</text:p>
          </table:table-cell>
          <table:table-cell table:formula="of:=[.C102]-[.C101]" office:value-type="float" office:value="30.4872299998533" calcext:value-type="float">
            <text:p>30.4872299999</text:p>
          </table:table-cell>
          <table:table-cell table:formula="of:=[.E101]+[.F102]" office:value-type="float" office:value="1735019.03714571" calcext:value-type="float">
            <text:p>1735019.03714571</text:p>
          </table:table-cell>
          <table:table-cell table:formula="of:=[.F101]+[.$G$14]" office:value-type="float" office:value="19417.0301284396" calcext:value-type="float">
            <text:p>19417.0301284396</text:p>
          </table:table-cell>
          <table:table-cell table:formula="of:=[.B102]-[.E102]" office:value-type="float" office:value="-10091.1492557058" calcext:value-type="float">
            <text:p>-10091.1492557058</text:p>
          </table:table-cell>
          <table:table-cell table:formula="of:=[.C102]-[.F102]" office:value-type="float" office:value="-4.07172843975422" calcext:value-type="float">
            <text:p>-4.0717284398</text:p>
          </table:table-cell>
          <table:table-cell table:number-columns-repeated="5"/>
          <table:table-cell table:formula="of:=[.B102]+[.O102]" office:value-type="float" office:value="1769571.42007648" calcext:value-type="float">
            <text:p>1769571.42007648</text:p>
          </table:table-cell>
          <table:table-cell table:formula="of:=[.O101]+[.$O$15]" office:value-type="float" office:value="44643.5321864813" calcext:value-type="float">
            <text:p>44643.5321864813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44471.10853" calcext:value-type="float">
            <text:p>1744471.10853</text:p>
          </table:table-cell>
          <table:table-cell table:formula="of:=[.B103]-[.B102]" office:value-type="float" office:value="19543.2206400002" calcext:value-type="float">
            <text:p>19543.2206400002</text:p>
          </table:table-cell>
          <table:table-cell table:formula="of:=[.C103]-[.C102]" office:value-type="float" office:value="130.262240000302" calcext:value-type="float">
            <text:p>130.2622400003</text:p>
          </table:table-cell>
          <table:table-cell table:formula="of:=[.E102]+[.F103]" office:value-type="float" office:value="1754475.23986663" calcext:value-type="float">
            <text:p>1754475.23986663</text:p>
          </table:table-cell>
          <table:table-cell table:formula="of:=[.F102]+[.$G$14]" office:value-type="float" office:value="19456.2027209255" calcext:value-type="float">
            <text:p>19456.2027209255</text:p>
          </table:table-cell>
          <table:table-cell table:formula="of:=[.B103]-[.E103]" office:value-type="float" office:value="-10004.131336631" calcext:value-type="float">
            <text:p>-10004.131336631</text:p>
          </table:table-cell>
          <table:table-cell table:formula="of:=[.C103]-[.F103]" office:value-type="float" office:value="87.0179190746858" calcext:value-type="float">
            <text:p>87.0179190747</text:p>
          </table:table-cell>
          <table:table-cell table:number-columns-repeated="4"/>
          <table:table-cell table:style-name="Default"/>
          <table:table-cell table:formula="of:=[.B103]+[.O103]" office:value-type="float" office:value="1789746.13535694" calcext:value-type="float">
            <text:p>1789746.13535694</text:p>
          </table:table-cell>
          <table:table-cell table:formula="of:=[.O102]+[.$O$15]" office:value-type="float" office:value="45275.0268269375" calcext:value-type="float">
            <text:p>45275.0268269375</text:p>
          </table:table-cell>
          <table:table-cell table:number-columns-repeated="1009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0:26:22.13231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0:14.673358337</meta:creation-date>
    <dc:date>2016-04-26T10:27:57.408404538</dc:date>
    <meta:editing-duration>PT22S</meta:editing-duration>
    <meta:editing-cycles>13</meta:editing-cycles>
    <meta:generator>LibreOffice/4.2.8.2$Linux_X86_64 LibreOffice_project/420m0$Build-2</meta:generator>
    <meta:document-statistic meta:table-count="1" meta:cell-count="1374" meta:object-count="0"/>
  </office:meta>
</office:document-meta>
</file>